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2819in"/>
    </style:style>
    <style:style style:name="co8" style:family="table-column">
      <style:table-column-properties fo:break-before="auto" style:column-width="8.8575in"/>
    </style:style>
    <style:style style:name="co9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911in"/>
    </style:style>
    <style:style style:name="co19" style:family="table-column">
      <style:table-column-properties fo:break-before="auto" style:column-width="1.4299in"/>
    </style:style>
    <style:style style:name="co20" style:family="table-column">
      <style:table-column-properties fo:break-before="auto" style:column-width="1.2398in"/>
    </style:style>
    <style:style style:name="co21" style:family="table-column">
      <style:table-column-properties fo:break-before="auto" style:column-width="1.4516in"/>
    </style:style>
    <style:style style:name="co22" style:family="table-column">
      <style:table-column-properties fo:break-before="auto" style:column-width="2.0236in"/>
    </style:style>
    <style:style style:name="co23" style:family="table-column">
      <style:table-column-properties fo:break-before="auto" style:column-width="2.0339in"/>
    </style:style>
    <style:style style:name="co24" style:family="table-column">
      <style:table-column-properties fo:break-before="auto" style:column-width="2.1291in"/>
    </style:style>
    <style:style style:name="co25" style:family="table-column">
      <style:table-column-properties fo:break-before="auto" style:column-width="2.0764in"/>
    </style:style>
    <style:style style:name="co10" style:family="table-column">
      <style:table-column-properties fo:break-before="auto" style:column-width="0.8047in"/>
    </style:style>
    <style:style style:name="co26" style:family="table-column">
      <style:table-column-properties fo:break-before="auto" style:column-width="0.5827in"/>
    </style:style>
    <style:style style:name="co27" style:family="table-column">
      <style:table-column-properties fo:break-before="auto" style:column-width="0.752in"/>
    </style:style>
    <style:style style:name="co28" style:family="table-column">
      <style:table-column-properties fo:break-before="auto" style:column-width="1.1756in"/>
    </style:style>
    <style:style style:name="co29" style:family="table-column">
      <style:table-column-properties fo:break-before="auto" style:column-width="0.9217in"/>
    </style:style>
    <style:style style:name="co30" style:family="table-column">
      <style:table-column-properties fo:break-before="auto" style:column-width="1.6311in"/>
    </style:style>
    <style:style style:name="co31" style:family="table-column">
      <style:table-column-properties fo:break-before="auto" style:column-width="1.7799in"/>
    </style:style>
    <style:style style:name="co32" style:family="table-column">
      <style:table-column-properties fo:break-before="auto" style:column-width="2.0445in"/>
    </style:style>
    <style:style style:name="co33" style:family="table-column">
      <style:table-column-properties fo:break-before="auto" style:column-width="1.8965in"/>
    </style:style>
    <style:style style:name="co34" style:family="table-column">
      <style:table-column-properties fo:break-before="auto" style:column-width="2.0866in"/>
    </style:style>
    <style:style style:name="co35" style:family="table-column">
      <style:table-column-properties fo:break-before="auto" style:column-width="0.8898in"/>
    </style:style>
    <style:style style:name="co36" style:family="table-column">
      <style:table-column-properties fo:break-before="auto" style:column-width="0.5929in"/>
    </style:style>
    <style:style style:name="co37" style:family="table-column">
      <style:table-column-properties fo:break-before="auto" style:column-width="0.8689in"/>
    </style:style>
    <style:style style:name="co38" style:family="table-column">
      <style:table-column-properties fo:break-before="auto" style:column-width="1.5681in"/>
    </style:style>
    <style:style style:name="co39" style:family="table-column">
      <style:table-column-properties fo:break-before="auto" style:column-width="1.748in"/>
    </style:style>
    <style:style style:name="co40" style:family="table-column">
      <style:table-column-properties fo:break-before="auto" style:column-width="1.6209in"/>
    </style:style>
    <style:style style:name="co41" style:family="table-column">
      <style:table-column-properties fo:break-before="auto" style:column-width="2.4472in"/>
    </style:style>
    <style:style style:name="co42" style:family="table-column">
      <style:table-column-properties fo:break-before="auto" style:column-width="2.3307in"/>
    </style:style>
    <style:style style:name="co43" style:family="table-column">
      <style:table-column-properties fo:break-before="auto" style:column-width="0.7839in"/>
    </style:style>
    <style:style style:name="co44" style:family="table-column">
      <style:table-column-properties fo:break-before="auto" style:column-width="0.6882in"/>
    </style:style>
    <style:style style:name="co45" style:family="table-column">
      <style:table-column-properties fo:break-before="auto" style:column-width="0.6673in"/>
    </style:style>
    <style:style style:name="co46" style:family="table-column">
      <style:table-column-properties fo:break-before="auto" style:column-width="0.7307in"/>
    </style:style>
    <style:style style:name="co47" style:family="table-column">
      <style:table-column-properties fo:break-before="auto" style:column-width="0.7201in"/>
    </style:style>
    <style:style style:name="co48" style:family="table-column">
      <style:table-column-properties fo:break-before="auto" style:column-width="1.2709in"/>
    </style:style>
    <style:style style:name="co49" style:family="table-column">
      <style:table-column-properties fo:break-before="auto" style:column-width="0.8264in"/>
    </style:style>
    <style:style style:name="co50" style:family="table-column">
      <style:table-column-properties fo:break-before="auto" style:column-width="1.3453in"/>
    </style:style>
    <style:style style:name="co51" style:family="table-column">
      <style:table-column-properties fo:break-before="auto" style:column-width="1.8327in"/>
    </style:style>
    <style:style style:name="co52" style:family="table-column">
      <style:table-column-properties fo:break-before="auto" style:column-width="1.8646in"/>
    </style:style>
    <style:style style:name="co53" style:family="table-column">
      <style:table-column-properties fo:break-before="auto" style:column-width="2.1083in"/>
    </style:style>
    <style:style style:name="co54" style:family="table-column">
      <style:table-column-properties fo:break-before="auto" style:column-width="1.9709in"/>
    </style:style>
    <style:style style:name="co55" style:family="table-column">
      <style:table-column-properties fo:break-before="auto" style:column-width="1.0165in"/>
    </style:style>
    <style:style style:name="co56" style:family="table-column">
      <style:table-column-properties fo:break-before="auto" style:column-width="1.1016in"/>
    </style:style>
    <style:style style:name="co57" style:family="table-column">
      <style:table-column-properties fo:break-before="auto" style:column-width="0.9319in"/>
    </style:style>
    <style:style style:name="co58" style:family="table-column">
      <style:table-column-properties fo:break-before="auto" style:column-width="1.3874in"/>
    </style:style>
    <style:style style:name="co59" style:family="table-column">
      <style:table-column-properties fo:break-before="auto" style:column-width="1.9283in"/>
    </style:style>
    <style:style style:name="co60" style:family="table-column">
      <style:table-column-properties fo:break-before="auto" style:column-width="2.2673in"/>
    </style:style>
    <style:style style:name="co61" style:family="table-column">
      <style:table-column-properties fo:break-before="auto" style:column-width="0.5717in"/>
    </style:style>
    <style:style style:name="co62" style:family="table-column">
      <style:table-column-properties fo:break-before="auto" style:column-width="0.7126in"/>
    </style:style>
    <style:style style:name="co63" style:family="table-column">
      <style:table-column-properties fo:break-before="auto" style:column-width="2.7126in"/>
    </style:style>
    <style:style style:name="co64" style:family="table-column">
      <style:table-column-properties fo:break-before="auto" style:column-width="2.8283in"/>
    </style:style>
    <style:style style:name="co65" style:family="table-column">
      <style:table-column-properties fo:break-before="auto" style:column-width="1.0854in"/>
    </style:style>
    <style:style style:name="co66" style:family="table-column">
      <style:table-column-properties fo:break-before="auto" style:column-width="2.1146in"/>
    </style:style>
    <style:style style:name="co67" style:family="table-column">
      <style:table-column-properties fo:break-before="auto" style:column-width="1.2283in"/>
    </style:style>
    <style:style style:name="co68" style:family="table-column">
      <style:table-column-properties fo:break-before="auto" style:column-width="1.8752in"/>
    </style:style>
    <style:style style:name="co69" style:family="table-column">
      <style:table-column-properties fo:break-before="auto" style:column-width="1.7902in"/>
    </style:style>
    <style:style style:name="co70" style:family="table-column">
      <style:table-column-properties fo:break-before="auto" style:column-width="2.5154in"/>
    </style:style>
    <style:style style:name="co71" style:family="table-column">
      <style:table-column-properties fo:break-before="auto" style:column-width="2.5425in"/>
    </style:style>
    <style:style style:name="co72" style:family="table-column">
      <style:table-column-properties fo:break-before="auto" style:column-width="2.7228in"/>
    </style:style>
    <style:style style:name="co73" style:family="table-column">
      <style:table-column-properties fo:break-before="auto" style:column-width="0.9744in"/>
    </style:style>
    <style:style style:name="co74" style:family="table-column">
      <style:table-column-properties fo:break-before="auto" style:column-width="1.0429in"/>
    </style:style>
    <style:style style:name="co75" style:family="table-column">
      <style:table-column-properties fo:break-before="auto" style:column-width="1.1335in"/>
    </style:style>
    <style:style style:name="co76" style:family="table-column">
      <style:table-column-properties fo:break-before="auto" style:column-width="1.3563in"/>
    </style:style>
    <style:style style:name="co77" style:family="table-column">
      <style:table-column-properties fo:break-before="auto" style:column-width="2.8709in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1862in" fo:break-before="auto" style:use-optimal-row-height="false"/>
    </style:style>
    <style:style style:name="ro1" style:family="table-row">
      <style:table-row-properties style:row-height="0.1846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0.4146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22" style:family="table-row">
      <style:table-row-properties style:row-height="0.6319in" fo:break-before="auto" style:use-optimal-row-height="false"/>
    </style:style>
    <style:style style:name="ro23" style:family="table-row">
      <style:table-row-properties style:row-height="0.8807in" fo:break-before="auto" style:use-optimal-row-height="false"/>
    </style:style>
    <style:style style:name="ro24" style:family="table-row">
      <style:table-row-properties style:row-height="1.0465in" fo:break-before="auto" style:use-optimal-row-height="false"/>
    </style:style>
    <style:style style:name="ro25" style:family="table-row">
      <style:table-row-properties style:row-height="2.5598in" fo:break-before="auto" style:use-optimal-row-height="false"/>
    </style:style>
    <style:style style:name="ro7" style:family="table-row">
      <style:table-row-properties style:row-height="0.539in" fo:break-before="auto" style:use-optimal-row-height="false"/>
    </style:style>
    <style:style style:name="ro26" style:family="table-row">
      <style:table-row-properties style:row-height="0.6425in" fo:break-before="auto" style:use-optimal-row-height="false"/>
    </style:style>
    <style:style style:name="ro27" style:family="table-row">
      <style:table-row-properties style:row-height="0.798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29" style:family="table-row">
      <style:table-row-properties style:row-height="0.5181in" fo:break-before="auto" style:use-optimal-row-height="false"/>
    </style:style>
    <style:style style:name="ro30" style:family="table-row">
      <style:table-row-properties style:row-height="0.7874in" fo:break-before="auto" style:use-optimal-row-height="false"/>
    </style:style>
    <style:style style:name="ro31" style:family="table-row">
      <style:table-row-properties style:row-height="0.8909in" fo:break-before="auto" style:use-optimal-row-height="false"/>
    </style:style>
    <style:style style:name="ro32" style:family="table-row">
      <style:table-row-properties style:row-height="0.5902in" fo:break-before="auto" style:use-optimal-row-height="false"/>
    </style:style>
    <style:style style:name="ro33" style:family="table-row">
      <style:table-row-properties style:row-height="0.611in" fo:break-before="auto" style:use-optimal-row-height="false"/>
    </style:style>
    <style:style style:name="ro34" style:family="table-row">
      <style:table-row-properties style:row-height="0.5283in" fo:break-before="auto" style:use-optimal-row-height="false"/>
    </style:style>
    <style:style style:name="ro35" style:family="table-row">
      <style:table-row-properties style:row-height="0.8701in" fo:break-before="auto" style:use-optimal-row-height="false"/>
    </style:style>
    <style:style style:name="ro36" style:family="table-row">
      <style:table-row-properties style:row-height="0.6217in" fo:break-before="auto" style:use-optimal-row-height="false"/>
    </style:style>
    <style:style style:name="ro37" style:family="table-row">
      <style:table-row-properties style:row-height="0.4764in" fo:break-before="auto" style:use-optimal-row-height="false"/>
    </style:style>
    <style:style style:name="ro17" style:family="table-row">
      <style:table-row-properties style:row-height="0.6634in" fo:break-before="auto" style:use-optimal-row-height="false"/>
    </style:style>
    <style:style style:name="ro38" style:family="table-row">
      <style:table-row-properties style:row-height="0.5693in" fo:break-before="auto" style:use-optimal-row-height="false"/>
    </style:style>
    <style:style style:name="ro5" style:family="table-row">
      <style:table-row-properties style:row-height="0.5075in" fo:break-before="auto" style:use-optimal-row-height="false"/>
    </style:style>
    <style:style style:name="ro39" style:family="table-row">
      <style:table-row-properties style:row-height="1.2228in" fo:break-before="auto" style:use-optimal-row-height="false"/>
    </style:style>
    <style:style style:name="ro40" style:family="table-row">
      <style:table-row-properties style:row-height="1.3681in" fo:break-before="auto" style:use-optimal-row-height="false"/>
    </style:style>
    <style:style style:name="ro41" style:family="table-row">
      <style:table-row-properties style:row-height="0.5492in" fo:break-before="auto" style:use-optimal-row-height="false"/>
    </style:style>
    <style:style style:name="ro42" style:family="table-row">
      <style:table-row-properties style:row-height="1.0256in" fo:break-before="auto" style:use-optimal-row-height="false"/>
    </style:style>
    <style:style style:name="ro43" style:family="table-row">
      <style:table-row-properties style:row-height="1.078in" fo:break-before="auto" style:use-optimal-row-height="false"/>
    </style:style>
    <style:style style:name="ro44" style:family="table-row">
      <style:table-row-properties style:row-height="1.3161in" fo:break-before="auto" style:use-optimal-row-height="false"/>
    </style:style>
    <style:style style:name="ro45" style:family="table-row">
      <style:table-row-properties style:row-height="0.9118in" fo:break-before="auto" style:use-optimal-row-height="false"/>
    </style:style>
    <style:style style:name="ro46" style:family="table-row">
      <style:table-row-properties style:row-height="0.9535in" fo:break-before="auto" style:use-optimal-row-height="false"/>
    </style:style>
    <style:style style:name="ro47" style:family="table-row">
      <style:table-row-properties style:row-height="0.7354in" fo:break-before="auto" style:use-optimal-row-height="false"/>
    </style:style>
    <style:style style:name="ro48" style:family="table-row">
      <style:table-row-properties style:row-height="0.6839in" fo:break-before="auto" style:use-optimal-row-height="false"/>
    </style:style>
    <style:style style:name="ro49" style:family="table-row">
      <style:table-row-properties style:row-height="1.202in" fo:break-before="auto" style:use-optimal-row-height="false"/>
    </style:style>
    <style:style style:name="ro50" style:family="table-row">
      <style:table-row-properties style:row-height="1.1811in" fo:break-before="auto" style:use-optimal-row-height="false"/>
    </style:style>
    <style:style style:name="ro16" style:family="table-row">
      <style:table-row-properties style:row-height="1.1602in" fo:break-before="auto" style:use-optimal-row-height="false"/>
    </style:style>
    <style:style style:name="ro51" style:family="table-row">
      <style:table-row-properties style:row-height="1.0571in" fo:break-before="auto" style:use-optimal-row-height="false"/>
    </style:style>
    <style:style style:name="ro52" style:family="table-row">
      <style:table-row-properties style:row-height="1.2744in" fo:break-before="auto" style:use-optimal-row-height="false"/>
    </style:style>
    <style:style style:name="ro53" style:family="table-row">
      <style:table-row-properties style:row-height="0.6528in" fo:break-before="auto" style:use-optimal-row-height="false"/>
    </style:style>
    <style:style style:name="ro54" style:family="table-row">
      <style:table-row-properties style:row-height="0.8189in" fo:break-before="auto" style:use-optimal-row-height="false"/>
    </style:style>
    <style:style style:name="ro55" style:family="table-row">
      <style:table-row-properties style:row-height="1.2437in" fo:break-before="auto" style:use-optimal-row-height="false"/>
    </style:style>
    <style:style style:name="ro56" style:family="table-row">
      <style:table-row-properties style:row-height="0.2484in" fo:break-before="auto" style:use-optimal-row-height="false"/>
    </style:style>
    <style:style style:name="ro57" style:family="table-row">
      <style:table-row-properties style:row-height="0.2071in" fo:break-before="auto" style:use-optimal-row-height="true"/>
    </style:style>
    <style:style style:name="ro58" style:family="table-row">
      <style:table-row-properties style:row-height="1.9791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9" style:family="table-row">
      <style:table-row-properties style:row-height="0.7146in" fo:break-before="auto" style:use-optimal-row-height="false"/>
    </style:style>
    <style:style style:name="ro60" style:family="table-row">
      <style:table-row-properties style:row-height="1.6681in" fo:break-before="auto" style:use-optimal-row-height="false"/>
    </style:style>
    <style:style style:name="ro61" style:family="table-row">
      <style:table-row-properties style:row-height="1.0154in" fo:break-before="auto" style:use-optimal-row-height="false"/>
    </style:style>
    <style:style style:name="ro62" style:family="table-row">
      <style:table-row-properties style:row-height="0.9327in" fo:break-before="auto" style:use-optimal-row-height="false"/>
    </style:style>
    <style:style style:name="ro63" style:family="table-row">
      <style:table-row-properties style:row-height="1.0984in" fo:break-before="auto" style:use-optimal-row-height="false"/>
    </style:style>
    <style:style style:name="ro64" style:family="table-row">
      <style:table-row-properties style:row-height="1.0673in" fo:break-before="auto" style:use-optimal-row-height="false"/>
    </style:style>
    <style:style style:name="ro65" style:family="table-row">
      <style:table-row-properties style:row-height="0.7457in" fo:break-before="auto" style:use-optimal-row-height="false"/>
    </style:style>
    <style:style style:name="ro66" style:family="table-row">
      <style:table-row-properties style:row-height="1.1709in" fo:break-before="auto" style:use-optimal-row-height="false"/>
    </style:style>
    <style:style style:name="ro71" style:family="table-row">
      <style:table-row-properties style:row-height="0.3016in" fo:break-before="auto" style:use-optimal-row-height="true"/>
    </style:style>
    <style:style style:name="ro72" style:family="table-row">
      <style:table-row-properties style:row-height="0.352in" fo:break-before="auto" style:use-optimal-row-height="false"/>
    </style:style>
    <style:style style:name="ro73" style:family="table-row">
      <style:table-row-properties style:row-height="0.5591in" fo:break-before="auto" style:use-optimal-row-height="false"/>
    </style:style>
    <style:style style:name="ro74" style:family="table-row">
      <style:table-row-properties style:row-height="0.3728in" fo:break-before="auto" style:use-optimal-row-height="false"/>
    </style:style>
    <style:style style:name="ro75" style:family="table-row">
      <style:table-row-properties style:row-height="0.1953in" fo:break-before="auto" style:use-optimal-row-height="true"/>
    </style:style>
    <style:style style:name="ro76" style:family="table-row">
      <style:table-row-properties style:row-height="0.2382in" fo:break-before="auto" style:use-optimal-row-height="false"/>
    </style:style>
    <style:style style:name="ro77" style:family="table-row">
      <style:table-row-properties style:row-height="0.4953in" fo:break-before="auto" style:use-optimal-row-height="true"/>
    </style:style>
    <style:style style:name="ro78" style:family="table-row">
      <style:table-row-properties style:row-height="0.9555in" fo:break-before="auto" style:use-optimal-row-height="true"/>
    </style:style>
    <style:style style:name="ro79" style:family="table-row">
      <style:table-row-properties style:row-height="0.6445in" fo:break-before="auto" style:use-optimal-row-height="true"/>
    </style:style>
    <style:style style:name="ro80" style:family="table-row">
      <style:table-row-properties style:row-height="1.2665in" fo:break-before="auto" style:use-optimal-row-height="true"/>
    </style:style>
    <style:style style:name="ro81" style:family="table-row">
      <style:table-row-properties style:row-height="0.8055in" fo:break-before="auto" style:use-optimal-row-height="true"/>
    </style:style>
    <style:style style:name="ro82" style:family="table-row">
      <style:table-row-properties style:row-height="1.428in" fo:break-before="auto" style:use-optimal-row-height="true"/>
    </style:style>
    <style:style style:name="ro83" style:family="table-row">
      <style:table-row-properties style:row-height="0.3335in" fo:break-before="auto" style:use-optimal-row-height="true"/>
    </style:style>
    <style:style style:name="ro84" style:family="table-row">
      <style:table-row-properties style:row-height="0.6425in" fo:break-before="auto" style:use-optimal-row-height="true"/>
    </style:style>
    <style:style style:name="ro85" style:family="table-row">
      <style:table-row-properties style:row-height="0.4866in" fo:break-before="auto" style:use-optimal-row-height="true"/>
    </style:style>
    <style:style style:name="ro86" style:family="table-row">
      <style:table-row-properties style:row-height="0.4453in" fo:break-before="auto" style:use-optimal-row-height="false"/>
    </style:style>
    <style:style style:name="ro87" style:family="table-row">
      <style:table-row-properties style:row-height="2.3217in" fo:break-before="auto" style:use-optimal-row-height="false"/>
    </style:style>
    <style:style style:name="ro88" style:family="table-row">
      <style:table-row-properties style:row-height="1.3472in" fo:break-before="auto" style:use-optimal-row-height="false"/>
    </style:style>
    <style:style style:name="ro89" style:family="table-row">
      <style:table-row-properties style:row-height="0.4866in" fo:break-before="auto" style:use-optimal-row-height="false"/>
    </style:style>
    <style:style style:name="ro90" style:family="table-row">
      <style:table-row-properties style:row-height="0.725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fo:background-color="#999999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51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7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10" style:family="table-cell" style:parent-style-name="Default">
      <style:table-cell-properties style:vertical-align="top"/>
      <style:text-properties style:font-name="Arial3" fo:font-size="10pt" fo:font-weight="bold"/>
    </style:style>
    <style:style style:name="ce111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112" style:family="table-cell" style:parent-style-name="Default">
      <style:table-cell-properties style:vertical-align="top"/>
      <style:text-properties fo:font-weight="bold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127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rgration_Features.C197"/>
    </style:style>
    <style:style style:name="ce128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rgration_Features.C197"/>
    </style:style>
    <style:style style:name="ce12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13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138" style:family="table-cell" style:parent-style-name="Default">
      <style:text-properties fo:font-size="10pt"/>
    </style:style>
    <style:style style:name="ce139" style:family="table-cell" style:parent-style-name="Default">
      <style:text-properties style:font-name="Arial3" fo:font-size="10pt" fo:font-weight="normal" style:font-name-asian="Arial" style:font-size-asian="10pt"/>
    </style:style>
    <style:style style:name="ce5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ext-properties style:font-name="Arial3" fo:font-size="10pt" fo:font-weight="normal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ext-properties style:font-name="Arial3" fo:font-size="10pt" fo:font-weight="bold" style:font-name-asian="Arial" style:font-size-asian="10pt"/>
    </style:style>
    <style:style style:name="ce109" style:family="table-cell" style:parent-style-name="Default">
      <style:text-properties fo:font-weight="bold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41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rgration_Features.C197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4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1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47" style:family="table-cell" style:parent-style-name="Default">
      <style:table-cell-properties style:vertical-align="top"/>
      <style:text-properties style:font-name="Arial3" fo:font-size="10pt" fo:font-weight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true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true"/>
    </style:style>
    <style:style style:name="ce1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vertical-align="top"/>
    </style:style>
    <style:style style:name="ce151" style:family="table-cell" style:parent-style-name="Default">
      <style:text-properties style:font-name="Arial3" fo:font-size="10pt" fo:font-weight="bold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0" style:family="table-cell" style:parent-style-name="Default">
      <style:table-cell-properties fo:wrap-option="wrap"/>
      <style:text-properties fo:hyphenate="false"/>
    </style:style>
    <style:style style:name="ce1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6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6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6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7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7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2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8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8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85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86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18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95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7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8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9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3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4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5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6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7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2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2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2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2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43" style:family="table-cell" style:parent-style-name="Default" style:data-style-name="N167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2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2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2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2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251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rgration_Features.C197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5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9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26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61" style:family="table-cell" style:parent-style-name="Default">
      <style:table-cell-properties fo:wrap-option="wrap" style:vertical-align="top"/>
      <style:text-properties fo:font-size="10pt"/>
    </style:style>
    <style:style style:name="ce262" style:family="table-cell" style:parent-style-name="Default">
      <style:table-cell-properties fo:wrap-option="wrap"/>
    </style:style>
    <style:style style:name="ce2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4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65" style:family="table-cell" style:parent-style-name="Default">
      <style:table-cell-properties fo:wrap-option="wrap"/>
      <style:text-properties fo:font-size="10pt"/>
    </style:style>
    <style:style style:name="ce26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67" style:family="table-cell" style:parent-style-name="Default">
      <style:table-cell-properties fo:background-color="#e6e6ff" fo:wrap-option="wrap" fo:border="0.0008in solid #000000"/>
    </style:style>
    <style:style style:name="ce26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69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7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71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5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  <style:style style:name="T6" style:family="text">
      <style:text-properties fo:font-weight="bold"/>
    </style:style>
    <style:style style:name="T7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62" table:default-cell-style-name="ce189"/>
        <table:table-column table:style-name="co63" table:default-cell-style-name="ce189"/>
        <table:table-column table:style-name="co62" table:default-cell-style-name="ce209"/>
        <table:table-column table:style-name="co64" table:default-cell-style-name="ce213"/>
        <table:table-column table:style-name="co65" table:number-columns-repeated="2" table:default-cell-style-name="ce189"/>
        <table:table-column table:style-name="co66" table:default-cell-style-name="ce189"/>
        <table:table-column table:style-name="co62" table:number-columns-repeated="248" table:default-cell-style-name="ce189"/>
        <table:table-column table:style-name="co62" table:default-cell-style-name="Default"/>
        <table:table-row table:style-name="ro1">
          <table:table-cell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0768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193"/>
          <table:table-cell table:style-name="ce200"/>
          <table:table-cell table:number-columns-repeated="253"/>
        </table:table-row>
        <table:table-row table:style-name="ro1" table:number-rows-repeated="4">
          <table:table-cell table:style-name="ce190"/>
          <table:table-cell table:style-name="Default" table:number-columns-repeated="2"/>
          <table:table-cell table:style-name="ce214"/>
          <table:table-cell table:style-name="ce190" table:number-columns-repeated="2"/>
          <table:table-cell table:number-columns-repeated="250"/>
        </table:table-row>
        <table:table-row table:style-name="ro71">
          <table:table-cell table:style-name="ce190"/>
          <table:table-cell table:style-name="ce194" office:value-type="string">
            <text:p>PLF 3.0 User Stories</text:p>
          </table:table-cell>
          <table:table-cell table:style-name="ce201"/>
          <table:table-cell table:style-name="ce214"/>
          <table:table-cell table:style-name="ce190" table:number-columns-repeated="2"/>
          <table:table-cell table:number-columns-repeated="250"/>
        </table:table-row>
        <table:table-row table:style-name="ro1">
          <table:table-cell table:style-name="ce190"/>
          <table:table-cell table:style-name="ce195" office:value-type="string">
            <text:p>Version:</text:p>
          </table:table-cell>
          <table:table-cell table:style-name="ce202" office:value-type="string">
            <text:p>3.0</text:p>
          </table:table-cell>
          <table:table-cell table:style-name="ce214"/>
          <table:table-cell table:style-name="ce190" table:number-columns-repeated="2"/>
          <table:table-cell table:number-columns-repeated="250"/>
        </table:table-row>
        <table:table-row table:style-name="ro1">
          <table:table-cell table:style-name="ce190"/>
          <table:table-cell table:style-name="ce195" office:value-type="string">
            <text:p>Issue date:</text:p>
          </table:table-cell>
          <table:table-cell table:style-name="ce203"/>
          <table:table-cell table:style-name="ce214"/>
          <table:table-cell table:style-name="ce190" table:number-columns-repeated="2"/>
          <table:table-cell table:number-columns-repeated="250"/>
        </table:table-row>
        <table:table-row table:style-name="ro1">
          <table:table-cell table:style-name="ce190"/>
          <table:table-cell table:style-name="ce195" office:value-type="string">
            <text:p>Project Name:</text:p>
          </table:table-cell>
          <table:table-cell table:style-name="ce204" office:value-type="string" table:number-columns-spanned="2" table:number-rows-spanned="1">
            <text:p>Platform 3.0</text:p>
          </table:table-cell>
          <table:covered-table-cell table:style-name="ce214"/>
          <table:table-cell table:style-name="ce190" table:number-columns-repeated="2"/>
          <table:table-cell table:number-columns-repeated="250"/>
        </table:table-row>
        <table:table-row table:style-name="ro1">
          <table:table-cell table:style-name="ce190"/>
          <table:table-cell table:style-name="ce195" office:value-type="string">
            <text:p>Project Code:</text:p>
          </table:table-cell>
          <table:table-cell table:style-name="ce205" office:value-type="string">
            <text:p>PLF</text:p>
          </table:table-cell>
          <table:table-cell table:style-name="ce214"/>
          <table:table-cell table:style-name="ce190" table:number-columns-repeated="2"/>
          <table:table-cell table:number-columns-repeated="250"/>
        </table:table-row>
        <table:table-row table:style-name="ro1">
          <table:table-cell table:style-name="ce190"/>
          <table:table-cell table:style-name="ce195" office:value-type="string">
            <text:p>Total Cases:</text:p>
          </table:table-cell>
          <table:table-cell table:style-name="ce206" table:formula="of:=[Summary_Report.F6]" office:value-type="float" office:value="0">
            <text:p>#REF!</text:p>
          </table:table-cell>
          <table:table-cell table:style-name="ce214"/>
          <table:table-cell table:style-name="ce190" table:number-columns-repeated="2"/>
          <table:table-cell table:number-columns-repeated="250"/>
        </table:table-row>
        <table:table-row table:style-name="ro1">
          <table:table-cell table:style-name="ce190"/>
          <table:table-cell table:style-name="ce195" office:value-type="string">
            <text:p>Test Status</text:p>
          </table:table-cell>
          <table:table-cell table:style-name="ce207" office:value-type="string">
            <text:p>Passed</text:p>
          </table:table-cell>
          <table:table-cell table:style-name="ce215" office:value-type="string" table:number-columns-spanned="2" table:number-rows-spanned="1">
            <text:p><text:s/>Test is OK</text:p>
          </table:table-cell>
          <table:covered-table-cell table:style-name="ce190"/>
          <table:table-cell table:style-name="ce190"/>
          <table:table-cell table:number-columns-repeated="250"/>
        </table:table-row>
        <table:table-row table:style-name="ro1">
          <table:table-cell table:style-name="ce190"/>
          <table:table-cell table:style-name="ce195"/>
          <table:table-cell table:style-name="ce207" office:value-type="string">
            <text:p>Blocked</text:p>
          </table:table-cell>
          <table:table-cell table:style-name="ce216" office:value-type="string" table:number-columns-spanned="2" table:number-rows-spanned="1">
            <text:p>Could not run the test (another bug is blocking)</text:p>
          </table:table-cell>
          <table:covered-table-cell table:style-name="ce190"/>
          <table:table-cell table:style-name="ce190"/>
          <table:table-cell table:number-columns-repeated="250"/>
        </table:table-row>
        <table:table-row table:style-name="ro1">
          <table:table-cell table:style-name="ce190"/>
          <table:table-cell table:style-name="ce195"/>
          <table:table-cell table:style-name="ce207" office:value-type="string">
            <text:p>Failed</text:p>
          </table:table-cell>
          <table:table-cell table:style-name="ce217" office:value-type="string" table:number-columns-spanned="2" table:number-rows-spanned="1">
            <text:p>Test failed, a bug is entered on it (please add the bug ID)</text:p>
          </table:table-cell>
          <table:covered-table-cell table:style-name="ce190"/>
          <table:table-cell table:style-name="ce190"/>
          <table:table-cell table:number-columns-repeated="250"/>
        </table:table-row>
        <table:table-row table:style-name="ro1">
          <table:table-cell table:style-name="ce191"/>
          <table:table-cell table:style-name="ce195"/>
          <table:table-cell table:style-name="ce207" office:value-type="string">
            <text:p>N/A</text:p>
          </table:table-cell>
          <table:table-cell table:style-name="ce217" office:value-type="string">
            <text:p>Test is not possible to run on this version </text:p>
          </table:table-cell>
          <table:table-cell table:style-name="Default" table:number-columns-repeated="4"/>
          <table:table-cell table:style-name="ce191" table:number-columns-repeated="247"/>
          <table:table-cell/>
        </table:table-row>
        <table:table-row table:style-name="ro1" table:number-rows-repeated="2">
          <table:table-cell table:style-name="ce191"/>
          <table:table-cell table:style-name="Default"/>
          <table:table-cell table:style-name="ce208"/>
          <table:table-cell table:style-name="ce30"/>
          <table:table-cell table:style-name="Default" table:number-columns-repeated="4"/>
          <table:table-cell table:style-name="ce191" table:number-columns-repeated="247"/>
          <table:table-cell/>
        </table:table-row>
        <table:table-row table:style-name="ro1">
          <table:table-cell table:style-name="ce191"/>
          <table:table-cell table:style-name="ce196" office:value-type="string">
            <text:p>Record of change:</text:p>
          </table:table-cell>
          <table:table-cell table:number-columns-repeated="5"/>
          <table:table-cell table:style-name="Default"/>
          <table:table-cell table:style-name="ce191" table:number-columns-repeated="247"/>
          <table:table-cell/>
        </table:table-row>
        <table:table-row table:style-name="ro72">
          <table:table-cell table:style-name="ce192"/>
          <table:table-cell table:style-name="ce197" office:value-type="string">
            <text:p>Effective Date</text:p>
          </table:table-cell>
          <table:table-cell table:style-name="ce210" office:value-type="string">
            <text:p>Version</text:p>
          </table:table-cell>
          <table:table-cell table:style-name="ce218" office:value-type="string">
            <text:p>Change description</text:p>
          </table:table-cell>
          <table:table-cell table:style-name="ce210" office:value-type="string">
            <text:p>Originator</text:p>
          </table:table-cell>
          <table:table-cell table:style-name="ce229" office:value-type="string">
            <text:p>Reviewer/</text:p>
            <text:p>Approver</text:p>
          </table:table-cell>
          <table:table-cell table:style-name="ce230" office:value-type="string">
            <text:p>Reference</text:p>
          </table:table-cell>
          <table:table-cell table:style-name="Default"/>
          <table:table-cell table:style-name="ce192" table:number-columns-repeated="247"/>
          <table:table-cell/>
        </table:table-row>
        <table:table-row table:style-name="ro4">
          <table:table-cell table:style-name="ce192"/>
          <table:table-cell table:style-name="ce198" office:value-type="string">
            <text:p>12/Aug/2010</text:p>
          </table:table-cell>
          <table:table-cell table:style-name="ce211"/>
          <table:table-cell table:style-name="ce219" office:value-type="string">
            <text:p>INT_IDE_01</text:p>
            <text:p>INT_IDE_02</text:p>
            <text:p>INT_IDE_03</text:p>
            <text:p>INT_SOC_01</text:p>
            <text:p>INT_COL_MAL_01</text:p>
            <text:p>INT_COL_CAL_01</text:p>
            <text:p>INT_COL_CAL_02</text:p>
            <text:p>INT_KS_FOR_01</text:p>
            <text:p>INT_KS_FOR_02</text:p>
          </table:table-cell>
          <table:table-cell table:style-name="ce226"/>
          <table:table-cell table:style-name="ce227"/>
          <table:table-cell table:style-name="ce231"/>
          <table:table-cell table:style-name="Default"/>
          <table:table-cell table:style-name="ce192" table:number-columns-repeated="247"/>
          <table:table-cell/>
        </table:table-row>
        <table:table-row table:style-name="ro1">
          <table:table-cell table:style-name="ce192"/>
          <table:table-cell table:style-name="ce199"/>
          <table:table-cell table:style-name="ce211"/>
          <table:table-cell table:style-name="ce220"/>
          <table:table-cell table:style-name="ce227" table:number-columns-repeated="2"/>
          <table:table-cell table:style-name="ce231"/>
          <table:table-cell/>
          <table:table-cell table:style-name="ce192" table:number-columns-repeated="247"/>
          <table:table-cell/>
        </table:table-row>
        <table:table-row table:style-name="ro1">
          <table:table-cell table:style-name="ce191"/>
          <table:table-cell table:style-name="ce198"/>
          <table:table-cell table:style-name="ce211"/>
          <table:table-cell table:style-name="ce221"/>
          <table:table-cell table:style-name="ce227" table:number-columns-repeated="2"/>
          <table:table-cell table:style-name="ce231"/>
          <table:table-cell table:style-name="ce191" table:number-columns-repeated="248"/>
          <table:table-cell/>
        </table:table-row>
        <table:table-row table:style-name="ro1">
          <table:table-cell table:style-name="ce191"/>
          <table:table-cell table:style-name="ce198"/>
          <table:table-cell table:style-name="ce211"/>
          <table:table-cell table:style-name="ce222"/>
          <table:table-cell table:style-name="ce227" table:number-columns-repeated="2"/>
          <table:table-cell table:style-name="ce232"/>
          <table:table-cell table:style-name="ce191" table:number-columns-repeated="248"/>
          <table:table-cell/>
        </table:table-row>
        <table:table-row table:style-name="ro1" table:number-rows-repeated="2">
          <table:table-cell table:style-name="ce191"/>
          <table:table-cell table:style-name="ce198"/>
          <table:table-cell table:style-name="ce211"/>
          <table:table-cell table:style-name="ce223"/>
          <table:table-cell table:style-name="ce227" table:number-columns-repeated="2"/>
          <table:table-cell table:style-name="ce232"/>
          <table:table-cell table:style-name="ce191" table:number-columns-repeated="248"/>
          <table:table-cell/>
        </table:table-row>
        <table:table-row table:style-name="ro1">
          <table:table-cell table:style-name="ce191"/>
          <table:table-cell table:style-name="ce198"/>
          <table:table-cell table:style-name="ce211"/>
          <table:table-cell table:style-name="ce223"/>
          <table:table-cell table:style-name="ce227" table:number-columns-repeated="2"/>
          <table:table-cell table:style-name="ce233"/>
          <table:table-cell table:style-name="ce192"/>
          <table:table-cell table:style-name="ce191" table:number-columns-repeated="247"/>
          <table:table-cell/>
        </table:table-row>
        <table:table-row table:style-name="ro1">
          <table:table-cell table:style-name="ce191"/>
          <table:table-cell table:style-name="ce198"/>
          <table:table-cell table:style-name="ce211"/>
          <table:table-cell table:style-name="ce222"/>
          <table:table-cell table:style-name="ce227" table:number-columns-repeated="2"/>
          <table:table-cell table:style-name="ce232"/>
          <table:table-cell table:style-name="ce192"/>
          <table:table-cell table:style-name="ce191" table:number-columns-repeated="247"/>
          <table:table-cell/>
        </table:table-row>
        <table:table-row table:style-name="ro1">
          <table:table-cell table:style-name="ce191"/>
          <table:table-cell table:style-name="ce198"/>
          <table:table-cell table:style-name="ce211"/>
          <table:table-cell table:style-name="ce222"/>
          <table:table-cell table:style-name="ce226" table:number-columns-repeated="2"/>
          <table:table-cell table:style-name="ce232"/>
          <table:table-cell table:style-name="ce191" table:number-columns-repeated="248"/>
          <table:table-cell/>
        </table:table-row>
        <table:table-row table:style-name="ro1" table:number-rows-repeated="2">
          <table:table-cell/>
          <table:table-cell table:style-name="ce198"/>
          <table:table-cell table:style-name="ce211"/>
          <table:table-cell table:style-name="ce222"/>
          <table:table-cell table:style-name="ce226" table:number-columns-repeated="2"/>
          <table:table-cell table:style-name="ce232"/>
          <table:table-cell table:style-name="ce191"/>
          <table:table-cell table:number-columns-repeated="248"/>
        </table:table-row>
        <table:table-row table:style-name="ro1">
          <table:table-cell/>
          <table:table-cell table:style-name="ce198"/>
          <table:table-cell table:style-name="ce211"/>
          <table:table-cell table:style-name="ce223"/>
          <table:table-cell table:style-name="ce226" table:number-columns-repeated="2"/>
          <table:table-cell table:style-name="ce232"/>
          <table:table-cell table:style-name="ce191"/>
          <table:table-cell table:number-columns-repeated="248"/>
        </table:table-row>
        <table:table-row table:style-name="ro1" table:number-rows-repeated="2">
          <table:table-cell/>
          <table:table-cell table:style-name="ce198"/>
          <table:table-cell table:style-name="ce212"/>
          <table:table-cell table:style-name="ce224"/>
          <table:table-cell table:style-name="ce228" table:number-columns-repeated="2"/>
          <table:table-cell table:style-name="ce234"/>
          <table:table-cell table:style-name="ce191"/>
          <table:table-cell table:number-columns-repeated="248"/>
        </table:table-row>
        <table:table-row table:style-name="ro1" table:number-rows-repeated="3">
          <table:table-cell/>
          <table:table-cell table:style-name="ce198"/>
          <table:table-cell table:style-name="ce212"/>
          <table:table-cell table:style-name="ce224"/>
          <table:table-cell table:style-name="ce228"/>
          <table:table-cell table:style-name="ce227"/>
          <table:table-cell table:style-name="ce234"/>
          <table:table-cell table:style-name="ce191"/>
          <table:table-cell table:number-columns-repeated="248"/>
        </table:table-row>
        <table:table-row table:style-name="ro1">
          <table:table-cell/>
          <table:table-cell table:style-name="ce198"/>
          <table:table-cell table:style-name="ce212"/>
          <table:table-cell table:style-name="ce225"/>
          <table:table-cell table:style-name="ce228"/>
          <table:table-cell table:style-name="ce227"/>
          <table:table-cell table:style-name="ce234"/>
          <table:table-cell table:style-name="ce191"/>
          <table:table-cell table:number-columns-repeated="248"/>
        </table:table-row>
        <table:table-row table:style-name="ro1" table:number-rows-repeated="2">
          <table:table-cell/>
          <table:table-cell table:style-name="ce198"/>
          <table:table-cell table:style-name="ce212"/>
          <table:table-cell table:style-name="ce224"/>
          <table:table-cell table:style-name="ce228"/>
          <table:table-cell table:style-name="ce227"/>
          <table:table-cell table:style-name="ce234"/>
          <table:table-cell table:style-name="Default"/>
          <table:table-cell table:number-columns-repeated="248"/>
        </table:table-row>
        <table:table-row table:style-name="ro5">
          <table:table-cell/>
          <table:table-cell table:style-name="ce198"/>
          <table:table-cell table:style-name="ce212"/>
          <table:table-cell table:style-name="ce224"/>
          <table:table-cell table:style-name="ce228"/>
          <table:table-cell table:style-name="ce227"/>
          <table:table-cell table:style-name="ce234"/>
          <table:table-cell table:style-name="ce191"/>
          <table:table-cell table:number-columns-repeated="248"/>
        </table:table-row>
        <table:table-row table:style-name="ro73">
          <table:table-cell/>
          <table:table-cell table:style-name="ce198"/>
          <table:table-cell table:style-name="ce212"/>
          <table:table-cell table:style-name="ce225"/>
          <table:table-cell table:style-name="ce228"/>
          <table:table-cell table:style-name="ce227"/>
          <table:table-cell table:style-name="ce234"/>
          <table:table-cell table:style-name="ce191"/>
          <table:table-cell table:number-columns-repeated="248"/>
        </table:table-row>
        <table:table-row table:style-name="ro1" table:number-rows-repeated="2">
          <table:table-cell/>
          <table:table-cell table:style-name="ce198"/>
          <table:table-cell table:style-name="ce212"/>
          <table:table-cell table:style-name="ce225"/>
          <table:table-cell table:style-name="ce228"/>
          <table:table-cell table:style-name="ce227"/>
          <table:table-cell table:style-name="ce234"/>
          <table:table-cell table:number-columns-repeated="249"/>
        </table:table-row>
        <table:table-row table:style-name="ro7">
          <table:table-cell/>
          <table:table-cell table:style-name="ce198"/>
          <table:table-cell table:style-name="ce212"/>
          <table:table-cell table:style-name="ce225"/>
          <table:table-cell table:style-name="ce228"/>
          <table:table-cell table:style-name="ce227"/>
          <table:table-cell table:style-name="ce234"/>
          <table:table-cell table:number-columns-repeated="249"/>
        </table:table-row>
        <table:table-row table:style-name="ro74">
          <table:table-cell/>
          <table:table-cell table:style-name="ce198"/>
          <table:table-cell table:style-name="ce212"/>
          <table:table-cell table:style-name="ce225"/>
          <table:table-cell table:style-name="ce228"/>
          <table:table-cell table:style-name="ce227"/>
          <table:table-cell table:style-name="ce234"/>
          <table:table-cell table:number-columns-repeated="249"/>
        </table:table-row>
        <table:table-row table:style-name="ro1">
          <table:table-cell/>
          <table:table-cell table:style-name="ce198"/>
          <table:table-cell table:style-name="ce212"/>
          <table:table-cell table:style-name="ce225"/>
          <table:table-cell table:style-name="ce228"/>
          <table:table-cell table:style-name="ce227"/>
          <table:table-cell table:style-name="ce234"/>
          <table:table-cell table:number-columns-repeated="249"/>
        </table:table-row>
        <table:table-row table:style-name="ro1" table:number-rows-repeated="6548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9">
          <table:table-cell table:style-name="ce47" office:value-type="string" table:number-columns-spanned="2" table:number-rows-spanned="1">
            <text:p><text:span text:style-name="T1">PL</text:span><text:span text:style-name="T1">F </text:span><text:span text:style-name="T1">Us</text:span><text:span text:style-name="T1">er </text:span><text:span text:style-name="T1">Sto</text:span><text:span text:style-name="T1">rie</text:span><text:span text:style-name="T1">s </text:span><text:span text:style-name="T1">Ch</text:span><text:span text:style-name="T1">eck </text:span><text:span text:style-name="T1">Lis</text:span><text:span text:style-name="T1">t</text:span></text:p>
            <text:p><text:span text:style-name="T2">Base</text:span><text:span text:style-name="T2">d on </text:span><text:span text:style-name="T2">Prod</text:span><text:span text:style-name="T2">uct </text:span><text:span text:style-name="T2">built </text:span><text:span text:style-name="T2">versi</text:span><text:span text:style-name="T2">on: </text:span><text:span text:style-name="T2">PLF </text:span><text:span text:style-name="T2">3.0b2</text:span></text:p>
          </table:table-cell>
          <table:covered-table-cell table:style-name="ce52"/>
          <table:table-cell table:style-name="ce52" table:number-columns-repeated="2"/>
        </table:table-row>
        <table:table-row table:style-name="ro10">
          <table:table-cell table:style-name="ce48" office:value-type="string">
            <text:p>Id</text:p>
          </table:table-cell>
          <table:table-cell table:style-name="ce52" office:value-type="string">
            <text:p>Main cases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Affect</text:p>
          </table:table-cell>
        </table:table-row>
        <table:table-row table:style-name="ro11">
          <table:table-cell table:style-name="ce49" table:number-columns-spanned="2" table:number-rows-spanned="1"/>
          <table:covered-table-cell table:style-name="ce52"/>
          <table:table-cell table:style-name="ce57"/>
          <table:table-cell/>
        </table:table-row>
        <table:table-row table:style-name="ro12">
          <table:table-cell table:style-name="ce50"/>
          <table:table-cell table:style-name="ce53"/>
          <table:table-cell table:style-name="ce57"/>
          <table:table-cell/>
        </table:table-row>
        <table:table-row table:style-name="ro12">
          <table:table-cell table:style-name="ce51"/>
          <table:table-cell table:style-name="ce54"/>
          <table:table-cell table:style-name="ce57"/>
          <table:table-cell/>
        </table:table-row>
        <table:table-row table:style-name="ro12">
          <table:table-cell table:style-name="ce51"/>
          <table:table-cell table:style-name="ce53"/>
          <table:table-cell table:style-name="ce57"/>
          <table:table-cell/>
        </table:table-row>
        <table:table-row table:style-name="ro1">
          <table:table-cell table:style-name="ce51"/>
          <table:table-cell table:style-name="ce54"/>
          <table:table-cell table:style-name="ce57"/>
          <table:table-cell/>
        </table:table-row>
        <table:table-row table:style-name="ro1" table:number-rows-repeated="5">
          <table:table-cell table:style-name="ce51"/>
          <table:table-cell table:style-name="ce55"/>
          <table:table-cell table:style-name="ce57"/>
          <table:table-cell/>
        </table:table-row>
        <table:table-row table:style-name="ro1">
          <table:table-cell table:style-name="ce51"/>
          <table:table-cell table:style-name="ce53"/>
          <table:table-cell table:style-name="ce57"/>
          <table:table-cell/>
        </table:table-row>
        <table:table-row table:style-name="ro1" table:number-rows-repeated="6552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nter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67" table:number-columns-repeated="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ce99"/>
        <table:table-column table:style-name="co6" table:default-cell-style-name="ce99"/>
        <table:table-column table:style-name="co6" table:default-cell-style-name="Default"/>
        <table:table-column table:style-name="co74" table:default-cell-style-name="Default"/>
        <table:table-column table:style-name="co6" table:number-columns-repeated="197" table:default-cell-style-name="Default"/>
        <table:table-row table:style-name="ro75">
          <table:table-cell/>
          <table:table-cell table:style-name="ce61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03" office:value-type="string">
            <text:p>Passed</text:p>
          </table:table-cell>
          <table:table-cell table:style-name="ce103" table:formula="of:=COUNTIF([.K$7:.K$1044];[.$J1])" office:value-type="float" office:value="46">
            <text:p>46</text:p>
          </table:table-cell>
          <table:table-cell table:style-name="ce103" table:number-columns-repeated="3"/>
          <table:table-cell/>
          <table:table-cell table:style-name="ce107" table:number-columns-repeated="192"/>
          <table:table-cell table:number-columns-repeated="2"/>
        </table:table-row>
        <table:table-row table:style-name="ro75">
          <table:table-cell/>
          <table:table-cell table:style-name="ce62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03" office:value-type="string">
            <text:p>Failed</text:p>
          </table:table-cell>
          <table:table-cell table:style-name="ce103" table:formula="of:=COUNTIF([.K$7:.K$1044];[.$J2])" office:value-type="float" office:value="3">
            <text:p>3</text:p>
          </table:table-cell>
          <table:table-cell table:style-name="ce103" table:number-columns-repeated="3"/>
          <table:table-cell/>
          <table:table-cell table:style-name="ce103" table:number-columns-repeated="3"/>
          <table:table-cell table:style-name="ce107" table:number-columns-repeated="189"/>
          <table:table-cell table:number-columns-repeated="2"/>
        </table:table-row>
        <table:table-row table:style-name="ro76">
          <table:table-cell/>
          <table:table-cell table:style-name="ce63" office:value-type="string">
            <text:p>Function List<text:span text:style-name="T3">:</text:span></text:p>
          </table:table-cell>
          <table:table-cell table:style-name="ce71" table:number-columns-spanned="3" table:number-rows-spanned="1"/>
          <table:covered-table-cell table:number-columns-repeated="2"/>
          <table:table-cell table:number-columns-repeated="2"/>
          <table:table-cell table:style-name="ce94"/>
          <table:table-cell/>
          <table:table-cell table:style-name="ce103" office:value-type="string">
            <text:p>Blocked</text:p>
          </table:table-cell>
          <table:table-cell table:style-name="ce103" table:formula="of:=COUNTIF([.K$7:.K$1044];[.$J3])" office:value-type="float" office:value="0">
            <text:p>0</text:p>
          </table:table-cell>
          <table:table-cell table:style-name="ce103" table:number-columns-repeated="3"/>
          <table:table-cell/>
          <table:table-cell table:style-name="ce103" table:number-columns-repeated="3"/>
          <table:table-cell table:style-name="ce107" table:number-columns-repeated="189"/>
          <table:table-cell table:number-columns-repeated="2"/>
        </table:table-row>
        <table:table-row table:style-name="ro15">
          <table:table-cell/>
          <table:table-cell table:style-name="ce63" office:value-type="string">
            <text:p>Total main cases</text:p>
          </table:table-cell>
          <table:table-cell table:style-name="ce71" table:formula="of:=MAX([.A7:.A1089])" office:value-type="float" office:value="0" table:number-columns-spanned="3" table:number-rows-spanned="1">
            <text:p>#REF!</text:p>
          </table:table-cell>
          <table:covered-table-cell table:style-name="ce77"/>
          <table:covered-table-cell table:style-name="ce71"/>
          <table:table-cell table:number-columns-repeated="2"/>
          <table:table-cell table:style-name="ce94"/>
          <table:table-cell/>
          <table:table-cell table:style-name="ce104" office:value-type="string">
            <text:p>Untested</text:p>
          </table:table-cell>
          <table:table-cell table:style-name="ce103" table:formula="of:=COUNTIF([.K$7:.K$1044];[.$J4])" office:value-type="float" office:value="4">
            <text:p>4</text:p>
          </table:table-cell>
          <table:table-cell table:style-name="ce103" table:number-columns-repeated="3"/>
          <table:table-cell/>
          <table:table-cell table:style-name="ce103" table:number-columns-repeated="3"/>
          <table:table-cell table:style-name="ce107" table:number-columns-repeated="189"/>
          <table:table-cell table:number-columns-repeated="2"/>
        </table:table-row>
        <table:table-row table:style-name="ro75">
          <table:table-cell/>
          <table:table-cell table:style-name="ce235"/>
          <table:table-cell table:style-name="ce72" table:number-columns-repeated="6"/>
          <table:table-cell table:style-name="ce100"/>
          <table:table-cell table:style-name="Default" office:value-type="string">
            <text:p>N/A</text:p>
          </table:table-cell>
          <table:table-cell table:style-name="ce103" table:formula="of:=COUNTIF([.K$7:.K$1044];[.$J5])" office:value-type="float" office:value="0">
            <text:p>0</text:p>
          </table:table-cell>
          <table:table-cell table:style-name="ce103" table:number-columns-repeated="3"/>
          <table:table-cell/>
          <table:table-cell table:style-name="ce103" table:number-columns-repeated="3"/>
          <table:table-cell table:style-name="ce72" table:number-columns-repeated="189"/>
          <table:table-cell table:number-columns-repeated="2"/>
        </table:table-row>
        <table:table-row table:style-name="ro1">
          <table:table-cell table:style-name="ce58" office:value-type="string">
            <text:p>Case No</text:p>
          </table:table-cell>
          <table:table-cell table:style-name="ce236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office:value-type="string">
            <text:p>Status</text:p>
          </table:table-cell>
          <table:table-cell table:style-name="ce73" office:value-type="string">
            <text:p>Bug/Comment</text:p>
          </table:table-cell>
          <table:table-cell table:style-name="ce73" table:number-columns-repeated="8"/>
          <table:table-cell table:style-name="ce108" table:number-columns-repeated="188"/>
          <table:table-cell table:style-name="ce109"/>
        </table:table-row>
        <table:table-row table:style-name="ro77">
          <table:table-cell table:style-name="ce59" office:value-type="float" office:value="1">
            <text:p>001</text:p>
          </table:table-cell>
          <table:table-cell table:style-name="ce237" office:value-type="string">
            <text:p>INT_IDE_01</text:p>
          </table:table-cell>
          <table:table-cell table:style-name="ce74" office:value-type="float" office:value="1">
            <text:p>001</text:p>
          </table:table-cell>
          <table:table-cell table:style-name="ce79" office:value-type="string">
            <text:p>Integration Features\IDE\Develop WCM Templates</text:p>
          </table:table-cell>
          <table:table-cell table:style-name="ce53" office:value-type="string">
            <text:p>Edit and save a WCM template</text:p>
          </table:table-cell>
          <table:table-cell table:style-name="ce78" office:value-type="string">
            <text:p>Step 1: Login</text:p>
          </table:table-cell>
          <table:table-cell table:style-name="ce250" office:value-type="string">
            <text:p>- Login to the acme website as a user with developer role</text:p>
          </table:table-cell>
          <table:table-cell table:style-name="ce81" office:value-type="string">
            <text:p>Login successfully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8">
          <table:table-cell table:style-name="ce59"/>
          <table:table-cell table:style-name="ce237" office:value-type="string">
            <text:p>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Integration Features\IDE\Develop WCM Templates</text:p>
          </table:table-cell>
          <table:table-cell table:style-name="ce83" office:value-type="string">
            <text:p>Edit and save a WCM template</text:p>
          </table:table-cell>
          <table:table-cell table:style-name="ce78" office:value-type="string">
            <text:p>Step 2: Create new page with IDE gadget</text:p>
          </table:table-cell>
          <table:table-cell table:style-name="ce250" office:value-type="string">
            <text:p>- Go to Group --&gt; Developer's page &amp; select 1 page</text:p>
            <text:p>- Go to Group Editor → Add New Page</text:p>
            <text:p>- Input Name &amp; go to step 2 then step 3</text:p>
            <text:p>- Drag &amp; drop IDE portlet into page</text:p>
            <text:p>- Save</text:p>
          </table:table-cell>
          <table:table-cell table:style-name="ce81" office:value-type="string">
            <text:p>New page is add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59"/>
          <table:table-cell table:style-name="ce237" office:value-type="string">
            <text:p>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Integration Features\IDE\Develop WCM Templates</text:p>
          </table:table-cell>
          <table:table-cell table:style-name="ce83" office:value-type="string">
            <text:p>Edit and save a WCM template</text:p>
          </table:table-cell>
          <table:table-cell table:style-name="ce78" office:value-type="string">
            <text:p>Step 3: Select workspace</text:p>
          </table:table-cell>
          <table:table-cell table:style-name="ce250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81" office:value-type="string">
            <text:p>Dms-system workspace &amp; its nodes are listed in left pane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59"/>
          <table:table-cell table:style-name="ce237" office:value-type="string">
            <text:p>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Integration Features\IDE\Develop WCM Templates</text:p>
          </table:table-cell>
          <table:table-cell table:style-name="ce83" office:value-type="string">
            <text:p>Edit and save a WCM template</text:p>
          </table:table-cell>
          <table:table-cell table:style-name="ce78" office:value-type="string">
            <text:p>Step 4: Open file</text:p>
          </table:table-cell>
          <table:table-cell table:style-name="ce250" office:value-type="string">
            <text:p>In the left tree I browse and open : /exo:ecm/views/templates/Content List Viewer/list-by-folder/OneColumnCLVTemplate.gtmpl</text:p>
          </table:table-cell>
          <table:table-cell table:style-name="ce81" office:value-type="string">
            <text:p>The file is opened</text:p>
          </table:table-cell>
          <table:table-cell table:style-name="ce101" table:number-columns-repeated="2"/>
          <table:table-cell table:style-name="ce72" office:value-type="string">
            <text:p>Failed</text:p>
          </table:table-cell>
          <table:table-cell table:style-name="ce72" office:value-type="string">
            <text:p>TESTVN-1294</text:p>
          </table:table-cell>
          <table:table-cell table:style-name="ce72" table:number-columns-repeated="196"/>
          <table:table-cell/>
        </table:table-row>
        <table:table-row table:style-name="ro77">
          <table:table-cell table:style-name="ce59"/>
          <table:table-cell table:style-name="ce237" office:value-type="string">
            <text:p>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Integration Features\IDE\Develop WCM Templates</text:p>
          </table:table-cell>
          <table:table-cell table:style-name="ce83" office:value-type="string">
            <text:p>Edit and save a WCM template</text:p>
          </table:table-cell>
          <table:table-cell table:style-name="ce78" office:value-type="string">
            <text:p>Step 5: Change file content</text:p>
          </table:table-cell>
          <table:table-cell table:style-name="ce250" office:value-type="string">
            <text:p>Modify the template &amp; click Save</text:p>
          </table:table-cell>
          <table:table-cell table:style-name="ce81" office:value-type="string">
            <text:p>Change is saved</text:p>
          </table:table-cell>
          <table:table-cell table:style-name="ce101" table:number-columns-repeated="2"/>
          <table:table-cell table:style-name="ce72" office:value-type="string">
            <text:p>Untest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59"/>
          <table:table-cell table:style-name="ce237" office:value-type="string">
            <text:p>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8" office:value-type="string">
            <text:p>Integration Features\IDE\Develop WCM Templates</text:p>
          </table:table-cell>
          <table:table-cell table:style-name="ce83" office:value-type="string">
            <text:p>Edit and save a WCM template</text:p>
          </table:table-cell>
          <table:table-cell table:style-name="ce78" office:value-type="string">
            <text:p>Step 6: Check the change</text:p>
          </table:table-cell>
          <table:table-cell table:style-name="ce250" office:value-type="string">
            <text:p>- Go to Home page of acme site</text:p>
          </table:table-cell>
          <table:table-cell table:style-name="ce250" office:value-type="string">
            <text:p>Change of the template is affected in Latest News</text:p>
          </table:table-cell>
          <table:table-cell table:style-name="ce101" table:number-columns-repeated="2"/>
          <table:table-cell table:style-name="ce72" office:value-type="string">
            <text:p>Untest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 table:formula="of:=IF(VALUE(MID([.F13];6;FIND(&quot;:&quot;;[.F13];1)-FIND(&quot; &quot;;[.F13];1)-1))&gt;VALUE(MID([.F7];6;FIND(&quot;:&quot;;[.F7];1)-FIND(&quot; &quot;;[.F7];1)-1));&quot;&quot;;MAX([.A$7:.A7])+1)" office:value-type="float" office:value="2">
            <text:p>002</text:p>
          </table:table-cell>
          <table:table-cell table:style-name="ce237" office:value-type="string">
            <text:p>INT_IDE_02</text:p>
          </table:table-cell>
          <table:table-cell table:style-name="ce75" office:value-type="float" office:value="1">
            <text:p>001</text:p>
          </table:table-cell>
          <table:table-cell table:style-name="ce79" office:value-type="string">
            <text:p>Integration Features\IDE\Develop Gadgets</text:p>
          </table:table-cell>
          <table:table-cell table:style-name="ce53" office:value-type="string">
            <text:p>Try create simple simple gadget and deploy it</text:p>
          </table:table-cell>
          <table:table-cell table:style-name="ce78" office:value-type="string">
            <text:p>Step 1: Login</text:p>
          </table:table-cell>
          <table:table-cell table:style-name="ce250" office:value-type="string">
            <text:p>- Login to the acme website as a user with developer role</text:p>
          </table:table-cell>
          <table:table-cell table:style-name="ce81" office:value-type="string">
            <text:p>Login successfully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8">
          <table:table-cell table:style-name="ce60"/>
          <table:table-cell table:style-name="ce237" office:value-type="string">
            <text:p>INT_IDE_02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78" office:value-type="string">
            <text:p>Integration Features\IDE\Develop Gadgets</text:p>
          </table:table-cell>
          <table:table-cell table:style-name="ce83" office:value-type="string">
            <text:p>Try create simple simple gadget and deploy it</text:p>
          </table:table-cell>
          <table:table-cell table:style-name="ce78" office:value-type="string">
            <text:p>Step 2: Create new page with IDE gadget</text:p>
          </table:table-cell>
          <table:table-cell table:style-name="ce250" office:value-type="string">
            <text:p>- Go to Group --&gt; Developer's page &amp; select 1 page</text:p>
            <text:p>- Go to Group Editor → Add New Page</text:p>
            <text:p>- Input Name &amp; go to step 2 then step 3</text:p>
            <text:p>- Drag &amp; drop IDE portlet into page</text:p>
            <text:p>- Save</text:p>
          </table:table-cell>
          <table:table-cell table:style-name="ce81" office:value-type="string">
            <text:p>New page is added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/>
          <table:table-cell table:style-name="ce237" office:value-type="string">
            <text:p>INT_IDE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78" office:value-type="string">
            <text:p>Integration Features\IDE\Develop Gadgets</text:p>
          </table:table-cell>
          <table:table-cell table:style-name="ce83" office:value-type="string">
            <text:p>Try create simple simple gadget and deploy it</text:p>
          </table:table-cell>
          <table:table-cell table:style-name="ce78" office:value-type="string">
            <text:p>Step 3: Select workspace</text:p>
          </table:table-cell>
          <table:table-cell table:style-name="ce250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81" office:value-type="string">
            <text:p>Dev-monit workspace &amp; its nodes are listed in left pane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/>
          <table:table-cell table:style-name="ce237" office:value-type="string">
            <text:p>INT_IDE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78" office:value-type="string">
            <text:p>Integration Features\IDE\Develop Gadgets</text:p>
          </table:table-cell>
          <table:table-cell table:style-name="ce83" office:value-type="string">
            <text:p>Try create simple simple gadget and deploy it</text:p>
          </table:table-cell>
          <table:table-cell table:style-name="ce78" office:value-type="string">
            <text:p>Step 4: Add gadget</text:p>
          </table:table-cell>
          <table:table-cell table:style-name="ce250" office:value-type="string">
            <text:p>In the IDE portlet: </text:p>
            <text:p>- Goto File -&gt; New -&gt; Google Gadget</text:p>
            <text:p>- Goto File -&gt; Save As</text:p>
            <text:p>- In Save file as form click OK</text:p>
          </table:table-cell>
          <table:table-cell table:style-name="ce95" office:value-type="string">
            <text:p>New .xml file is added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/>
          <table:table-cell table:style-name="ce237" office:value-type="string">
            <text:p>INT_IDE_02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78" office:value-type="string">
            <text:p>Integration Features\IDE\Develop Gadgets</text:p>
          </table:table-cell>
          <table:table-cell table:style-name="ce83" office:value-type="string">
            <text:p>Try create simple simple gadget and deploy it</text:p>
          </table:table-cell>
          <table:table-cell table:style-name="ce78" office:value-type="string">
            <text:p>Step 5: Preview added gadget</text:p>
          </table:table-cell>
          <table:table-cell table:style-name="ce250" office:value-type="string">
            <text:p><text:span text:style-name="T4">In the IDE portlet:</text:span></text:p>
            <text:p><text:span text:style-name="T4">- Click Run → Show Preview</text:span></text:p>
          </table:table-cell>
          <table:table-cell table:style-name="ce250" office:value-type="string">
            <text:p>Hello, world! <text:s/>Is displayed in Gadget Preview tab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/>
          <table:table-cell table:style-name="ce237" office:value-type="string">
            <text:p>INT_IDE_02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78" office:value-type="string">
            <text:p>Integration Features\IDE\Develop Gadgets</text:p>
          </table:table-cell>
          <table:table-cell table:style-name="ce83" office:value-type="string">
            <text:p>Try create simple simple gadget and deploy it</text:p>
          </table:table-cell>
          <table:table-cell table:style-name="ce78" office:value-type="string">
            <text:p>Step 6: Deploy gadget</text:p>
          </table:table-cell>
          <table:table-cell table:style-name="ce250" office:value-type="string">
            <text:p><text:span text:style-name="T4">In the IDE portlet:</text:span></text:p>
            <text:p><text:span text:style-name="T4">- Click Run → Deploy gadget to Gatein</text:span></text:p>
          </table:table-cell>
          <table:table-cell table:style-name="ce95" office:value-type="string">
            <text:p>Deployed successfully message is shown in Output tab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/>
          <table:table-cell table:style-name="ce237" office:value-type="string">
            <text:p>INT_IDE_02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78" office:value-type="string">
            <text:p>Integration Features\IDE\Develop Gadgets</text:p>
          </table:table-cell>
          <table:table-cell table:style-name="ce83" office:value-type="string">
            <text:p>Try create simple simple gadget and deploy it</text:p>
          </table:table-cell>
          <table:table-cell table:style-name="ce78" office:value-type="string">
            <text:p>Step 7: Check added gadget in Gate In</text:p>
          </table:table-cell>
          <table:table-cell table:style-name="ce81" office:value-type="string">
            <text:p>- Go to Group -&gt; Administration -&gt; Application Registry</text:p>
            <text:p>- Select Gadget category</text:p>
          </table:table-cell>
          <table:table-cell table:style-name="ce81" office:value-type="string">
            <text:p>There's "Hello, World!" in gadget list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 table:formula="of:=IF(VALUE(MID([.F#REF!];6;FIND(&quot;:&quot;;[.F#REF!];1)-FIND(&quot; &quot;;[.F#REF!];1)-1))&gt;VALUE(MID([.F13];6;FIND(&quot;:&quot;;[.F13];1)-FIND(&quot; &quot;;[.F13];1)-1));&quot;&quot;;MAX([.A$7:.A13])+1)" office:value-type="float" office:value="0">
            <text:p>#REF!</text:p>
          </table:table-cell>
          <table:table-cell table:style-name="ce237" office:value-type="string">
            <text:p>INT_IDE_03</text:p>
          </table:table-cell>
          <table:table-cell table:style-name="ce75" office:value-type="float" office:value="1">
            <text:p>001</text:p>
          </table:table-cell>
          <table:table-cell table:style-name="ce79" office:value-type="string">
            <text:p>Integration Features\IDE\Develop REST Services</text:p>
          </table:table-cell>
          <table:table-cell table:style-name="ce54" office:value-type="string">
            <text:p>Try create simple REST Service and deploy it</text:p>
          </table:table-cell>
          <table:table-cell table:style-name="ce78" office:value-type="string">
            <text:p>Step 1: Login</text:p>
          </table:table-cell>
          <table:table-cell table:style-name="ce250" office:value-type="string">
            <text:p>- Login to the acme website as a user with developer role</text:p>
          </table:table-cell>
          <table:table-cell table:style-name="ce81" office:value-type="string">
            <text:p>Login successfully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8">
          <table:table-cell table:style-name="ce60"/>
          <table:table-cell table:style-name="ce237" office:value-type="string">
            <text:p>INT_IDE_03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78" office:value-type="string">
            <text:p>Integration Features\IDE\Develop REST Services</text:p>
          </table:table-cell>
          <table:table-cell table:style-name="ce83" office:value-type="string">
            <text:p>Try create simple REST Service and deploy it</text:p>
          </table:table-cell>
          <table:table-cell table:style-name="ce78" office:value-type="string">
            <text:p>Step 2: Create new page with IDE gadget</text:p>
          </table:table-cell>
          <table:table-cell table:style-name="ce250" office:value-type="string">
            <text:p>- Go to Group --&gt; Developer's page &amp; select 1 page</text:p>
            <text:p>- Go to Group Editor → Add New Page</text:p>
            <text:p>- Input Name &amp; go to step 2 then step 3</text:p>
            <text:p>- Drag &amp; drop IDE portlet into page</text:p>
            <text:p>- Save</text:p>
          </table:table-cell>
          <table:table-cell table:style-name="ce81" office:value-type="string">
            <text:p>New page is added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/>
          <table:table-cell table:style-name="ce237" office:value-type="string">
            <text:p>INT_IDE_03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78" office:value-type="string">
            <text:p>Integration Features\IDE\Develop REST Services</text:p>
          </table:table-cell>
          <table:table-cell table:style-name="ce83" office:value-type="string">
            <text:p>Try create simple REST Service and deploy it</text:p>
          </table:table-cell>
          <table:table-cell table:style-name="ce78" office:value-type="string">
            <text:p>Step 3: Select workspace</text:p>
          </table:table-cell>
          <table:table-cell table:style-name="ce250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81" office:value-type="string">
            <text:p>Dev-monit workspace &amp; its nodes are listed in left pane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/>
          <table:table-cell table:style-name="ce237" office:value-type="string">
            <text:p>INT_IDE_03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78" office:value-type="string">
            <text:p>Integration Features\IDE\Develop REST Services</text:p>
          </table:table-cell>
          <table:table-cell table:style-name="ce83" office:value-type="string">
            <text:p>Try create simple REST Service and deploy it</text:p>
          </table:table-cell>
          <table:table-cell table:style-name="ce78" office:value-type="string">
            <text:p>Step 4: Open new groovy file to add new rest service</text:p>
          </table:table-cell>
          <table:table-cell table:style-name="ce250" office:value-type="string">
            <text:p>In the IDE portlet:</text:p>
            <text:p>- Goto File -&gt; New -&gt; REST Service</text:p>
          </table:table-cell>
          <table:table-cell table:style-name="ce81" office:value-type="string">
            <text:p>1 groovy file is opened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/>
          <table:table-cell table:style-name="ce237" office:value-type="string">
            <text:p>INT_IDE_03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78" office:value-type="string">
            <text:p>Integration Features\IDE\Develop REST Services</text:p>
          </table:table-cell>
          <table:table-cell table:style-name="ce83" office:value-type="string">
            <text:p>Try create simple REST Service and deploy it</text:p>
          </table:table-cell>
          <table:table-cell table:style-name="ce78" office:value-type="string">
            <text:p>Step 5: Save file</text:p>
          </table:table-cell>
          <table:table-cell table:style-name="ce250" office:value-type="string">
            <text:p><text:span text:style-name="T4">- Goto File -&gt; Save As</text:span></text:p>
            <text:p><text:span text:style-name="T4">- Click OK to save the file</text:span></text:p>
          </table:table-cell>
          <table:table-cell table:style-name="ce81" office:value-type="string">
            <text:p>1 groovy file is added &amp; listed in left pane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/>
          <table:table-cell table:style-name="ce237" office:value-type="string">
            <text:p>INT_IDE_03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78" office:value-type="string">
            <text:p>Integration Features\IDE\Develop REST Services</text:p>
          </table:table-cell>
          <table:table-cell table:style-name="ce83" office:value-type="string">
            <text:p>Try create simple REST Service and deploy it</text:p>
          </table:table-cell>
          <table:table-cell table:style-name="ce78" office:value-type="string">
            <text:p>Step 6: Deploy</text:p>
          </table:table-cell>
          <table:table-cell table:style-name="ce81" office:value-type="string">
            <text:p>- Go to Run -&gt; Deploy</text:p>
          </table:table-cell>
          <table:table-cell table:style-name="ce250" office:value-type="string">
            <text:p>There's message about successful deploy in Output panel</text:p>
          </table:table-cell>
          <table:table-cell table:style-name="ce101"/>
          <table:table-cell table:style-name="ce254"/>
          <table:table-cell table:style-name="ce72" office:value-type="string">
            <text:p>Failed</text:p>
          </table:table-cell>
          <table:table-cell table:style-name="ce72" office:value-type="string">
            <text:p>TESTVN-1314</text:p>
          </table:table-cell>
          <table:table-cell table:style-name="ce72" table:number-columns-repeated="196"/>
          <table:table-cell/>
        </table:table-row>
        <table:table-row table:style-name="ro77">
          <table:table-cell table:style-name="ce60"/>
          <table:table-cell table:style-name="ce237" office:value-type="string">
            <text:p>INT_IDE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8" office:value-type="string">
            <text:p>Integration Features\IDE\Develop REST Services</text:p>
          </table:table-cell>
          <table:table-cell table:style-name="ce83" office:value-type="string">
            <text:p>Try create simple REST Service and deploy it</text:p>
          </table:table-cell>
          <table:table-cell table:style-name="ce78" office:value-type="string">
            <text:p>Step 7: Launch REST Service</text:p>
          </table:table-cell>
          <table:table-cell table:style-name="ce81" office:value-type="string">
            <text:p>- Run -&gt; Launch REST Service</text:p>
          </table:table-cell>
          <table:table-cell table:style-name="ce250" office:value-type="string">
            <text:p>In opened window push "Send" button</text:p>
          </table:table-cell>
          <table:table-cell table:style-name="ce101"/>
          <table:table-cell table:style-name="ce254"/>
          <table:table-cell table:style-name="ce72" office:value-type="string">
            <text:p>Untested</text:p>
          </table:table-cell>
          <table:table-cell table:style-name="ce72" table:number-columns-repeated="197"/>
          <table:table-cell/>
        </table:table-row>
        <table:table-row table:style-name="ro80">
          <table:table-cell table:style-name="ce60" table:formula="of:=IF(VALUE(MID([.F27];6;FIND(&quot;:&quot;;[.F27];1)-FIND(&quot; &quot;;[.F27];1)-1))&gt;VALUE(MID([.F#REF!];6;FIND(&quot;:&quot;;[.F#REF!];1)-FIND(&quot; &quot;;[.F#REF!];1)-1));&quot;&quot;;MAX([.A$7:.A26])+1)" office:value-type="float" office:value="0">
            <text:p>#REF!</text:p>
          </table:table-cell>
          <table:table-cell table:style-name="ce237" office:value-type="string">
            <text:p>INT_SOC_01</text:p>
          </table:table-cell>
          <table:table-cell table:style-name="ce75" office:value-type="float" office:value="1">
            <text:p>001</text:p>
          </table:table-cell>
          <table:table-cell table:style-name="ce79" office:value-type="string">
            <text:p>Integration Features\SOC\Share a Document in Stream</text:p>
          </table:table-cell>
          <table:table-cell table:style-name="ce53" office:value-type="string">
            <text:p>Attach a DMS Document link to status update</text:p>
          </table:table-cell>
          <table:table-cell table:style-name="ce78" office:value-type="string">
            <text:p>Step 1: Create DMS document</text:p>
          </table:table-cell>
          <table:table-cell table:style-name="ce81" office:value-type="string">
            <text:p>- Login as a web contributor</text:p>
            <text:p>- Go to Group → Sites Explorer</text:p>
            <text:p>- Select Public drive</text:p>
            <text:p>- Click Add document in Action bar</text:p>
            <text:p>- Select a template &amp; input needed values</text:p>
            <text:p>- Click Save as draft</text:p>
            <text:p>- Click Close</text:p>
          </table:table-cell>
          <table:table-cell table:style-name="ce81" office:value-type="string">
            <text:p>Document is added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1">
          <table:table-cell table:style-name="ce6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37" office:value-type="string">
            <text:p>INT_SOC_01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8" office:value-type="string">
            <text:p>Integration Features\SOC\Share a Document in Stream</text:p>
          </table:table-cell>
          <table:table-cell table:style-name="ce83" office:value-type="string">
            <text:p>Attach a DMS Document link to status update</text:p>
          </table:table-cell>
          <table:table-cell table:style-name="ce78" office:value-type="string">
            <text:p>Step 2: Show form to select document to share</text:p>
          </table:table-cell>
          <table:table-cell table:style-name="ce81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95" office:value-type="string">
            <text:p>Select node form is shown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/>
          <table:table-cell table:style-name="ce237" office:value-type="string">
            <text:p>INT_SOC_01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78" office:value-type="string">
            <text:p>Integration Features\SOC\Share a Document in Stream</text:p>
          </table:table-cell>
          <table:table-cell table:style-name="ce83" office:value-type="string">
            <text:p>Attach a DMS Document link to status update</text:p>
          </table:table-cell>
          <table:table-cell table:style-name="ce78" office:value-type="string">
            <text:p>Step 3: Select node</text:p>
          </table:table-cell>
          <table:table-cell table:style-name="ce81" office:value-type="string">
            <text:p>- Browse Public folder from left pane</text:p>
            <text:p>- Click icon to select added document at step 1 in right pane</text:p>
          </table:table-cell>
          <table:table-cell table:style-name="ce81" office:value-type="string">
            <text:p>Path of selected document is displayed 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/>
          <table:table-cell table:style-name="ce237" office:value-type="string">
            <text:p>INT_SOC_01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78" office:value-type="string">
            <text:p>Integration Features\SOC\Share a Document in Stream</text:p>
          </table:table-cell>
          <table:table-cell table:style-name="ce83" office:value-type="string">
            <text:p>Attach a DMS Document link to status update</text:p>
          </table:table-cell>
          <table:table-cell table:style-name="ce78" office:value-type="string">
            <text:p>Step 4: Share document</text:p>
          </table:table-cell>
          <table:table-cell table:style-name="ce81" office:value-type="string">
            <text:p>Click Share</text:p>
          </table:table-cell>
          <table:table-cell table:style-name="ce95" office:value-type="string">
            <text:p>A new activity is created. It contains a link to download to the document.</text:p>
          </table:table-cell>
          <table:table-cell table:style-name="ce101"/>
          <table:table-cell table:style-name="ce254"/>
          <table:table-cell table:style-name="ce72" office:value-type="string">
            <text:p>Passed</text:p>
          </table:table-cell>
          <table:table-cell table:style-name="ce72" office:value-type="string">
            <text:p>TESTVN-1278</text:p>
            <text:p>TESTVN-1279</text:p>
          </table:table-cell>
          <table:table-cell table:style-name="ce72" table:number-columns-repeated="196"/>
          <table:table-cell/>
        </table:table-row>
        <table:table-row table:style-name="ro77">
          <table:table-cell table:style-name="ce60"/>
          <table:table-cell table:style-name="ce237" office:value-type="string">
            <text:p>INT_SOC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8" office:value-type="string">
            <text:p>Integration Features\SOC\Welcome content in Space Home</text:p>
          </table:table-cell>
          <table:table-cell table:style-name="ce55" office:value-type="string">
            <text:p>Welcome Content on Home</text:p>
          </table:table-cell>
          <table:table-cell table:style-name="ce78" office:value-type="string">
            <text:p>Step 1:</text:p>
          </table:table-cell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82">
          <table:table-cell table:style-name="ce60"/>
          <table:table-cell table:style-name="ce237" office:value-type="string">
            <text:p>INT_COL_MAL_01</text:p>
          </table:table-cell>
          <table:table-cell table:style-name="ce75" office:value-type="float" office:value="1">
            <text:p>001</text:p>
          </table:table-cell>
          <table:table-cell table:style-name="ce78" office:value-type="string">
            <text:p>Integration Features\CS\Mail Attachments in DMS</text:p>
          </table:table-cell>
          <table:table-cell table:style-name="ce55" office:value-type="string">
            <text:p>Detach a file to DMS</text:p>
          </table:table-cell>
          <table:table-cell table:style-name="ce78" office:value-type="string">
            <text:p>Step 1: Add new mail account</text:p>
          </table:table-cell>
          <table:table-cell table:style-name="ce81" office:value-type="string">
            <text:p>- Login intranet site (by user in web contributor group)</text:p>
            <text:p>- Click Mail link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81" office:value-type="string">
            <text:p>New mail account is add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3">
          <table:table-cell table:style-name="ce60"/>
          <table:table-cell table:style-name="ce237" office:value-type="string">
            <text:p>INT_COL_MAL_01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78" office:value-type="string">
            <text:p>Integration Features\CS\Mail Attachments in DMS</text:p>
          </table:table-cell>
          <table:table-cell table:style-name="ce242" office:value-type="string">
            <text:p>Detach a file to DMS</text:p>
          </table:table-cell>
          <table:table-cell table:style-name="ce78" office:value-type="string">
            <text:p>Step 2: Check mail from server</text:p>
          </table:table-cell>
          <table:table-cell table:style-name="ce81" office:value-type="string">
            <text:p>Click Get Mail</text:p>
          </table:table-cell>
          <table:table-cell table:style-name="ce81" office:value-type="string">
            <text:p>- Get Mail action is done</text:p>
            <text:p>- Mails from server are list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3">
          <table:table-cell table:style-name="ce60"/>
          <table:table-cell table:style-name="ce237" office:value-type="string">
            <text:p>INT_COL_MAL_01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8" office:value-type="string">
            <text:p>Integration Features\CS\Mail Attachments in DMS</text:p>
          </table:table-cell>
          <table:table-cell table:style-name="ce242" office:value-type="string">
            <text:p>Detach a file to DMS</text:p>
          </table:table-cell>
          <table:table-cell table:style-name="ce78" office:value-type="string">
            <text:p>Step 3: View mail with attachment</text:p>
          </table:table-cell>
          <table:table-cell table:style-name="ce81" office:value-type="string">
            <text:p>Click on the mail contains attachment</text:p>
          </table:table-cell>
          <table:table-cell table:style-name="ce81" office:value-type="string">
            <text:p>Mail content is displayed at the bottom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3">
          <table:table-cell table:style-name="ce60"/>
          <table:table-cell table:style-name="ce237" office:value-type="string">
            <text:p>INT_COL_MAL_01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8" office:value-type="string">
            <text:p>Integration Features\CS\Mail Attachments in DMS</text:p>
          </table:table-cell>
          <table:table-cell table:style-name="ce242" office:value-type="string">
            <text:p>Detach a file to DMS</text:p>
          </table:table-cell>
          <table:table-cell table:style-name="ce78" office:value-type="string">
            <text:p>Step 4: Open form to Save attachment to sever</text:p>
          </table:table-cell>
          <table:table-cell table:style-name="ce81" office:value-type="string">
            <text:p>In the Attachment part of mail detail: click Save to DMS</text:p>
          </table:table-cell>
          <table:table-cell table:style-name="ce81" office:value-type="string">
            <text:p>Save a file to server form is open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/>
          <table:table-cell table:style-name="ce237" office:value-type="string">
            <text:p>INT_COL_MAL_01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78" office:value-type="string">
            <text:p>Integration Features\CS\Mail Attachments in DMS</text:p>
          </table:table-cell>
          <table:table-cell table:style-name="ce242" office:value-type="string">
            <text:p>Detach a file to DMS</text:p>
          </table:table-cell>
          <table:table-cell table:style-name="ce78" office:value-type="string">
            <text:p>Step 5: Select path to store the attachment</text:p>
          </table:table-cell>
          <table:table-cell table:style-name="ce81" office:value-type="string">
            <text:p>- Select Private drive from left pane then click icon to select a folder from right pane to store the attachment</text:p>
          </table:table-cell>
          <table:table-cell table:style-name="ce81" office:value-type="string">
            <text:p>A message is shown to alert save attachment successfully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/>
          <table:table-cell table:style-name="ce237" office:value-type="string">
            <text:p>INT_COL_MAL_01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8" office:value-type="string">
            <text:p>Integration Features\CS\Mail Attachments in DMS</text:p>
          </table:table-cell>
          <table:table-cell table:style-name="ce242" office:value-type="string">
            <text:p>Detach a file to DMS</text:p>
          </table:table-cell>
          <table:table-cell table:style-name="ce78" office:value-type="string">
            <text:p>Step 6: Check after saved</text:p>
            <text:p/>
          </table:table-cell>
          <table:table-cell table:style-name="ce81" office:value-type="string">
            <text:p>- Go to Sites Explorer</text:p>
            <text:p>- Select Private drive</text:p>
            <text:p>- Click on selected folder at step 5</text:p>
          </table:table-cell>
          <table:table-cell table:style-name="ce81" office:value-type="string">
            <text:p>There's the attachment file in the mail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1">
          <table:table-cell table:style-name="ce60"/>
          <table:table-cell table:style-name="ce237" office:value-type="string">
            <text:p>INT_COL_MAL_01</text:p>
          </table:table-cell>
          <table:table-cell table:style-name="ce75"/>
          <table:table-cell table:style-name="ce78" office:value-type="string">
            <text:p>Integration Features\CS\Mail Attachments in DMS</text:p>
          </table:table-cell>
          <table:table-cell table:style-name="ce55" office:value-type="string">
            <text:p>Attach a file from server while composing new mail</text:p>
          </table:table-cell>
          <table:table-cell table:style-name="ce247" office:value-type="string">
            <text:p>Step 1: Add document</text:p>
          </table:table-cell>
          <table:table-cell table:style-name="ce247" office:value-type="string">
            <text:p><text:span text:style-name="T5">- Login intranet site (by user in web contributor group)</text:span></text:p>
            <text:p><text:span text:style-name="T5">- Go to Sites Explorer</text:span></text:p>
            <text:p><text:span text:style-name="T5">- Choose Private drive</text:span></text:p>
            <text:p><text:span text:style-name="T5">- Add some document/upload file</text:span></text:p>
          </table:table-cell>
          <table:table-cell table:style-name="ce247" office:value-type="string">
            <text:p>Document/upload file is add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0">
          <table:table-cell table:style-name="ce60"/>
          <table:table-cell table:style-name="ce237" office:value-type="string">
            <text:p>INT_COL_MAL_01</text:p>
          </table:table-cell>
          <table:table-cell table:style-name="ce75"/>
          <table:table-cell table:style-name="ce78" office:value-type="string">
            <text:p>Integration Features\CS\Mail Attachments in DMS</text:p>
          </table:table-cell>
          <table:table-cell table:style-name="ce242" office:value-type="string">
            <text:p>Attach a file from server while composing new mail</text:p>
          </table:table-cell>
          <table:table-cell table:style-name="ce78" office:value-type="string">
            <text:p>Step 2: Add new mail account</text:p>
          </table:table-cell>
          <table:table-cell table:style-name="ce81" office:value-type="string">
            <text:p>- Back to Intranet Home page</text:p>
            <text:p>- Click Mail link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81" office:value-type="string">
            <text:p>New mail account is add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3">
          <table:table-cell table:style-name="ce60"/>
          <table:table-cell table:style-name="ce237" office:value-type="string">
            <text:p>INT_COL_MAL_01</text:p>
          </table:table-cell>
          <table:table-cell table:style-name="ce75"/>
          <table:table-cell table:style-name="ce78" office:value-type="string">
            <text:p>Integration Features\CS\Mail Attachments in DMS</text:p>
          </table:table-cell>
          <table:table-cell table:style-name="ce242" office:value-type="string">
            <text:p>Attach a file from server while composing new mail</text:p>
          </table:table-cell>
          <table:table-cell table:style-name="ce78" office:value-type="string">
            <text:p>Step 3: Show form to compose new mail</text:p>
          </table:table-cell>
          <table:table-cell table:style-name="ce81" office:value-type="string">
            <text:p>Click Write Mail</text:p>
          </table:table-cell>
          <table:table-cell table:style-name="ce81" office:value-type="string">
            <text:p>Compose a new message form is shown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3">
          <table:table-cell table:style-name="ce60"/>
          <table:table-cell table:style-name="ce237" office:value-type="string">
            <text:p>INT_COL_MAL_01</text:p>
          </table:table-cell>
          <table:table-cell table:style-name="ce75"/>
          <table:table-cell table:style-name="ce78" office:value-type="string">
            <text:p>Integration Features\CS\Mail Attachments in DMS</text:p>
          </table:table-cell>
          <table:table-cell table:style-name="ce242" office:value-type="string">
            <text:p>Attach a file from server while composing new mail</text:p>
          </table:table-cell>
          <table:table-cell table:style-name="ce78" office:value-type="string">
            <text:p>Step 4: Show form to select document</text:p>
          </table:table-cell>
          <table:table-cell table:style-name="ce81" office:value-type="string">
            <text:p>Click Attach a server file</text:p>
          </table:table-cell>
          <table:table-cell table:style-name="ce81" office:value-type="string">
            <text:p>Attach a file from server form is shown</text:p>
          </table:table-cell>
          <table:table-cell table:style-name="ce101" table:number-columns-repeated="2"/>
          <table:table-cell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3">
          <table:table-cell table:style-name="ce60"/>
          <table:table-cell table:style-name="ce237" office:value-type="string">
            <text:p>INT_COL_MAL_01</text:p>
          </table:table-cell>
          <table:table-cell table:style-name="ce75"/>
          <table:table-cell table:style-name="ce78" office:value-type="string">
            <text:p>Integration Features\CS\Mail Attachments in DMS</text:p>
          </table:table-cell>
          <table:table-cell table:style-name="ce242" office:value-type="string">
            <text:p>Attach a file from server while composing new mail</text:p>
          </table:table-cell>
          <table:table-cell table:style-name="ce78" office:value-type="string">
            <text:p>Step 5: Select file to attach</text:p>
          </table:table-cell>
          <table:table-cell table:style-name="ce81" office:value-type="string">
            <text:p>Browse Private drive from left pane &amp; select any file from right pane</text:p>
          </table:table-cell>
          <table:table-cell table:style-name="ce81" office:value-type="string">
            <text:p>Selected file is listed in attachments list in compose mail form</text:p>
          </table:table-cell>
          <table:table-cell table:style-name="ce101" table:number-columns-repeated="2"/>
          <table:table-cell table:style-name="ce72" office:value-type="string">
            <text:p>Failed</text:p>
          </table:table-cell>
          <table:table-cell table:style-name="ce72" office:value-type="string">
            <text:p>TESTVN-1322</text:p>
          </table:table-cell>
          <table:table-cell table:style-name="ce72" table:number-columns-repeated="196"/>
          <table:table-cell/>
        </table:table-row>
        <table:table-row table:style-name="ro83">
          <table:table-cell table:style-name="ce60"/>
          <table:table-cell table:style-name="ce237" office:value-type="string">
            <text:p>INT_COL_MAL_01</text:p>
          </table:table-cell>
          <table:table-cell table:style-name="ce75"/>
          <table:table-cell table:style-name="ce78" office:value-type="string">
            <text:p>Integration Features\CS\Mail Attachments in DMS</text:p>
          </table:table-cell>
          <table:table-cell table:style-name="ce242" office:value-type="string">
            <text:p>Attach a file from server while composing new mail</text:p>
          </table:table-cell>
          <table:table-cell table:style-name="ce78" office:value-type="string">
            <text:p>Step 6: Send mail</text:p>
          </table:table-cell>
          <table:table-cell table:style-name="ce81" office:value-type="string">
            <text:p>- Input receiver, mail subject, content &amp; click Send</text:p>
          </table:table-cell>
          <table:table-cell table:style-name="ce81" office:value-type="string">
            <text:p>Mail is sent with attached file</text:p>
          </table:table-cell>
          <table:table-cell table:style-name="ce101" table:number-columns-repeated="2"/>
          <table:table-cell table:style-name="ce72" office:value-type="string">
            <text:p>Untested</text:p>
          </table:table-cell>
          <table:table-cell table:style-name="ce72" table:number-columns-repeated="197"/>
          <table:table-cell/>
        </table:table-row>
        <table:table-row table:style-name="ro78">
          <table:table-cell table:style-name="ce60"/>
          <table:table-cell table:style-name="ce237" office:value-type="string">
            <text:p>INT_COL_CAL_01</text:p>
          </table:table-cell>
          <table:table-cell table:style-name="ce75"/>
          <table:table-cell table:style-name="ce79" office:value-type="string">
            <text:p>Integration Features\CS\Space Calendar</text:p>
          </table:table-cell>
          <table:table-cell table:style-name="ce55" office:value-type="string">
            <text:p>Add a calendar for my spaces members</text:p>
          </table:table-cell>
          <table:table-cell table:style-name="ce78" office:value-type="string">
            <text:p>Step 1: Add new space</text:p>
          </table:table-cell>
          <table:table-cell table:style-name="ce8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81" office:value-type="string">
            <text:p>New space is add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3">
          <table:table-cell table:style-name="ce60"/>
          <table:table-cell table:style-name="ce237" office:value-type="string">
            <text:p>INT_COL_CAL_01</text:p>
          </table:table-cell>
          <table:table-cell table:style-name="ce75"/>
          <table:table-cell table:style-name="ce78" office:value-type="string">
            <text:p>Integration Features\CS\Space Calendar</text:p>
          </table:table-cell>
          <table:table-cell table:style-name="ce242" office:value-type="string">
            <text:p>Add a calendar for my spaces members</text:p>
          </table:table-cell>
          <table:table-cell table:style-name="ce78" office:value-type="string">
            <text:p>Step 2: Open space</text:p>
          </table:table-cell>
          <table:table-cell table:style-name="ce81" office:value-type="string">
            <text:p>- Click on the space from list to view added space</text:p>
          </table:table-cell>
          <table:table-cell table:style-name="ce81" office:value-type="string">
            <text:p>The space is open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3">
          <table:table-cell table:style-name="ce60"/>
          <table:table-cell table:style-name="ce237" office:value-type="string">
            <text:p>INT_COL_CAL_01</text:p>
          </table:table-cell>
          <table:table-cell table:style-name="ce75"/>
          <table:table-cell table:style-name="ce78" office:value-type="string">
            <text:p>Integration Features\CS\Space Calendar</text:p>
          </table:table-cell>
          <table:table-cell table:style-name="ce242" office:value-type="string">
            <text:p>Add a calendar for my spaces members</text:p>
          </table:table-cell>
          <table:table-cell table:style-name="ce78" office:value-type="string">
            <text:p>Step 3: Open space settings form</text:p>
          </table:table-cell>
          <table:table-cell table:style-name="ce81" office:value-type="string">
            <text:p>- Click Space Settings in left pane</text:p>
          </table:table-cell>
          <table:table-cell table:style-name="ce81" office:value-type="string">
            <text:p>Space settings form is shown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1">
          <table:table-cell table:style-name="ce60"/>
          <table:table-cell table:style-name="ce237" office:value-type="string">
            <text:p>INT_COL_CAL_01</text:p>
          </table:table-cell>
          <table:table-cell table:style-name="ce75"/>
          <table:table-cell table:style-name="ce78" office:value-type="string">
            <text:p>Integration Features\CS\Space Calendar</text:p>
          </table:table-cell>
          <table:table-cell table:style-name="ce242" office:value-type="string">
            <text:p>Add a calendar for my spaces members</text:p>
          </table:table-cell>
          <table:table-cell table:style-name="ce78" office:value-type="string">
            <text:p>Step 4: Add application</text:p>
          </table:table-cell>
          <table:table-cell table:style-name="ce81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81" office:value-type="string">
            <text:p>Calendar portlet appears in Applications list of current space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4">
          <table:table-cell table:style-name="ce60"/>
          <table:table-cell table:style-name="ce237" office:value-type="string">
            <text:p>INT_COL_CAL_01</text:p>
          </table:table-cell>
          <table:table-cell table:style-name="ce75"/>
          <table:table-cell table:style-name="ce78" office:value-type="string">
            <text:p>Integration Features\CS\Space Calendar</text:p>
          </table:table-cell>
          <table:table-cell table:style-name="ce242" office:value-type="string">
            <text:p>Add a calendar for my spaces members</text:p>
          </table:table-cell>
          <table:table-cell table:style-name="ce78" office:value-type="string">
            <text:p>Step 5: Check after adding calendar into space</text:p>
          </table:table-cell>
          <table:table-cell table:style-name="ce81" office:value-type="string">
            <text:p>- Go to calendar application</text:p>
            <text:p/>
          </table:table-cell>
          <table:table-cell table:style-name="ce247" office:value-type="string">
            <text:p>- A new calendar for space is added <text:span text:style-name="T6">(</text:span>besides, there's another calendar for space created automatically right after the space is added<text:span text:style-name="T6">)</text:span>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/>
          <table:table-cell table:style-name="ce237" office:value-type="string">
            <text:p>INT_COL_CAL_02</text:p>
          </table:table-cell>
          <table:table-cell table:style-name="ce75"/>
          <table:table-cell table:style-name="ce78" office:value-type="string">
            <text:p>Integration Features\CS\Publish Calendar Activities in Stream</text:p>
          </table:table-cell>
          <table:table-cell table:style-name="ce55" office:value-type="string">
            <text:p>As a space user, my activity in the space calendar is published in the space activity stream</text:p>
          </table:table-cell>
          <table:table-cell table:style-name="ce78" office:value-type="string">
            <text:p>Step 1: Add space</text:p>
          </table:table-cell>
          <table:table-cell table:style-name="ce81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247" office:value-type="string">
            <text:p>- A new calendar for space is added <text:span text:style-name="T6">(</text:span>besides, there's another calendar for space created automatically right after the space is added<text:span text:style-name="T6">)</text:span>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8">
          <table:table-cell table:style-name="ce60"/>
          <table:table-cell table:style-name="ce237" office:value-type="string">
            <text:p>INT_COL_CAL_02</text:p>
          </table:table-cell>
          <table:table-cell table:style-name="ce75"/>
          <table:table-cell table:style-name="ce78" office:value-type="string">
            <text:p>Integration Features\CS\Publish Calendar Activities in Stream</text:p>
          </table:table-cell>
          <table:table-cell table:style-name="ce242" office:value-type="string">
            <text:p>As a space user, my activity in the space calendar is published in the space activity stream</text:p>
          </table:table-cell>
          <table:table-cell table:style-name="ce78" office:value-type="string">
            <text:p>Step 2: Request to join space</text:p>
          </table:table-cell>
          <table:table-cell table:style-name="ce8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247" office:value-type="string">
            <text:p>his space disappears from Publics list &amp; is <text:s/>listed in Pendings list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8">
          <table:table-cell table:style-name="ce60"/>
          <table:table-cell table:style-name="ce237" office:value-type="string">
            <text:p>INT_COL_CAL_02</text:p>
          </table:table-cell>
          <table:table-cell table:style-name="ce75"/>
          <table:table-cell table:style-name="ce78" office:value-type="string">
            <text:p>Integration Features\CS\Publish Calendar Activities in Stream</text:p>
          </table:table-cell>
          <table:table-cell table:style-name="ce242" office:value-type="string">
            <text:p>As a space user, my activity in the space calendar is published in the space activity stream</text:p>
          </table:table-cell>
          <table:table-cell table:style-name="ce78" office:value-type="string">
            <text:p>Step 3: Approve the request</text:p>
          </table:table-cell>
          <table:table-cell table:style-name="ce8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247" office:value-type="string">
            <text:p>“john” disappears from pending list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/>
          <table:table-cell table:style-name="ce237" office:value-type="string">
            <text:p>INT_COL_CAL_02</text:p>
          </table:table-cell>
          <table:table-cell table:style-name="ce75"/>
          <table:table-cell table:style-name="ce78" office:value-type="string">
            <text:p>Integration Features\CS\Publish Calendar Activities in Stream</text:p>
          </table:table-cell>
          <table:table-cell table:style-name="ce242" office:value-type="string">
            <text:p>As a space user, my activity in the space calendar is published in the space activity stream</text:p>
          </table:table-cell>
          <table:table-cell table:style-name="ce78" office:value-type="string">
            <text:p>Step 4: Check after being approved</text:p>
          </table:table-cell>
          <table:table-cell table:style-name="ce81" office:value-type="string">
            <text:p>- Back to "john"</text:p>
            <text:p>- Click on My Space from left pane in My Spaces list</text:p>
          </table:table-cell>
          <table:table-cell table:style-name="ce247" office:value-type="string">
            <text:p>Requested space is added &amp; list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/>
          <table:table-cell table:style-name="ce237" office:value-type="string">
            <text:p>INT_COL_CAL_02</text:p>
          </table:table-cell>
          <table:table-cell table:style-name="ce75"/>
          <table:table-cell table:style-name="ce78" office:value-type="string">
            <text:p>Integration Features\CS\Publish Calendar Activities in Stream</text:p>
          </table:table-cell>
          <table:table-cell table:style-name="ce242" office:value-type="string">
            <text:p>As a space user, my activity in the space calendar is published in the space activity stream</text:p>
          </table:table-cell>
          <table:table-cell table:style-name="ce78" office:value-type="string">
            <text:p>Step 5: Add event</text:p>
          </table:table-cell>
          <table:table-cell table:style-name="ce81" office:value-type="string">
            <text:p>- "john" open calendar application</text:p>
            <text:p>- Add new event on added calendar of joined space</text:p>
          </table:table-cell>
          <table:table-cell table:style-name="ce247" office:value-type="string">
            <text:p>New event is add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/>
          <table:table-cell table:style-name="ce237" office:value-type="string">
            <text:p>INT_COL_CAL_02</text:p>
          </table:table-cell>
          <table:table-cell table:style-name="ce75"/>
          <table:table-cell table:style-name="ce78" office:value-type="string">
            <text:p>Integration Features\CS\Publish Calendar Activities in Stream</text:p>
          </table:table-cell>
          <table:table-cell table:style-name="ce242" office:value-type="string">
            <text:p>As a space user, my activity in the space calendar is published in the space activity stream</text:p>
          </table:table-cell>
          <table:table-cell table:style-name="ce78" office:value-type="string">
            <text:p>Step 6: Check adding event as space activity</text:p>
          </table:table-cell>
          <table:table-cell table:style-name="ce81" office:value-type="string">
            <text:p>- "john" back to Home page</text:p>
            <text:p>- Click Spaces button</text:p>
          </table:table-cell>
          <table:table-cell table:style-name="ce247" office:value-type="string">
            <text:p>There's an activity for added event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/>
          <table:table-cell table:style-name="ce237" office:value-type="string">
            <text:p>INT_COL_ADB_01</text:p>
          </table:table-cell>
          <table:table-cell table:style-name="ce75"/>
          <table:table-cell table:style-name="ce78" office:value-type="string">
            <text:p>Integration Features\CS\Space AddressBook</text:p>
          </table:table-cell>
          <table:table-cell table:style-name="ce55" office:value-type="string">
            <text:p>cont</text:p>
          </table:table-cell>
          <table:table-cell table:style-name="ce78" office:value-type="string">
            <text:p>Step 1:</text:p>
          </table:table-cell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78">
          <table:table-cell table:style-name="ce60"/>
          <table:table-cell table:style-name="ce237" office:value-type="string">
            <text:p>INT_KS_FOR_01</text:p>
          </table:table-cell>
          <table:table-cell table:style-name="ce75"/>
          <table:table-cell table:style-name="ce79" office:value-type="string">
            <text:p>Integration Features\KS\Space Forum</text:p>
          </table:table-cell>
          <table:table-cell table:style-name="ce55" office:value-type="string">
            <text:p>As a space manager, I can add a forum for my spaces members</text:p>
          </table:table-cell>
          <table:table-cell table:style-name="ce78" office:value-type="string">
            <text:p>Step 1: Add new space</text:p>
          </table:table-cell>
          <table:table-cell table:style-name="ce8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81" office:value-type="string">
            <text:p>New space is add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/>
          <table:table-cell table:style-name="ce237" office:value-type="string">
            <text:p>INT_KS_FOR_01</text:p>
          </table:table-cell>
          <table:table-cell table:style-name="ce75"/>
          <table:table-cell table:style-name="ce78" office:value-type="string">
            <text:p>Integration Features\KS\Space Forum</text:p>
          </table:table-cell>
          <table:table-cell table:style-name="ce242" office:value-type="string">
            <text:p>As a space manager, I can add a forum for my spaces members</text:p>
          </table:table-cell>
          <table:table-cell table:style-name="ce78" office:value-type="string">
            <text:p>Step 2: Open space</text:p>
          </table:table-cell>
          <table:table-cell table:style-name="ce81" office:value-type="string">
            <text:p>- Click on the space from list to view added space</text:p>
          </table:table-cell>
          <table:table-cell table:style-name="ce81" office:value-type="string">
            <text:p>The space is opened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7">
          <table:table-cell table:style-name="ce60"/>
          <table:table-cell table:style-name="ce237" office:value-type="string">
            <text:p>INT_KS_FOR_01</text:p>
          </table:table-cell>
          <table:table-cell table:style-name="ce75"/>
          <table:table-cell table:style-name="ce78" office:value-type="string">
            <text:p>Integration Features\KS\Space Forum</text:p>
          </table:table-cell>
          <table:table-cell table:style-name="ce242" office:value-type="string">
            <text:p>As a space manager, I can add a forum for my spaces members</text:p>
          </table:table-cell>
          <table:table-cell table:style-name="ce78" office:value-type="string">
            <text:p>Step 3: Open space settings form</text:p>
          </table:table-cell>
          <table:table-cell table:style-name="ce81" office:value-type="string">
            <text:p>- Click Space Settings in left pane</text:p>
          </table:table-cell>
          <table:table-cell table:style-name="ce81" office:value-type="string">
            <text:p>Space settings form is shown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1">
          <table:table-cell table:style-name="ce60"/>
          <table:table-cell table:style-name="ce237" office:value-type="string">
            <text:p>INT_KS_FOR_01</text:p>
          </table:table-cell>
          <table:table-cell table:style-name="ce75"/>
          <table:table-cell table:style-name="ce78" office:value-type="string">
            <text:p>Integration Features\KS\Space Forum</text:p>
          </table:table-cell>
          <table:table-cell table:style-name="ce242" office:value-type="string">
            <text:p>As a space manager, I can add a forum for my spaces members</text:p>
          </table:table-cell>
          <table:table-cell table:style-name="ce78" office:value-type="string">
            <text:p>Step 4: Add application</text:p>
          </table:table-cell>
          <table:table-cell table:style-name="ce81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81" office:value-type="string">
            <text:p>Forum portlet appears in Applications list of current space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5">
          <table:table-cell table:style-name="ce60"/>
          <table:table-cell table:style-name="ce237" office:value-type="string">
            <text:p>INT_KS_FOR_01</text:p>
          </table:table-cell>
          <table:table-cell table:style-name="ce75"/>
          <table:table-cell table:style-name="ce78" office:value-type="string">
            <text:p>Integration Features\KS\Space Forum</text:p>
          </table:table-cell>
          <table:table-cell table:style-name="ce242" office:value-type="string">
            <text:p>As a space manager, I can add a forum for my spaces members</text:p>
          </table:table-cell>
          <table:table-cell table:style-name="ce78" office:value-type="string">
            <text:p>Step 5: Check after adding Forum into space</text:p>
          </table:table-cell>
          <table:table-cell table:style-name="ce81" office:value-type="string">
            <text:p>- Back to Home page</text:p>
            <text:p>- Go to Forum application</text:p>
            <text:p/>
          </table:table-cell>
          <table:table-cell table:style-name="ce247" office:value-type="string">
            <text:p>A category and a default forum has been created for the space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81">
          <table:table-cell table:style-name="ce60"/>
          <table:table-cell table:style-name="ce237" office:value-type="string">
            <text:p>INT_KS_FOR_01</text:p>
          </table:table-cell>
          <table:table-cell table:style-name="ce75"/>
          <table:table-cell table:style-name="ce78" office:value-type="string">
            <text:p>Integration Features\KS\Space Forum</text:p>
          </table:table-cell>
          <table:table-cell table:style-name="ce242" office:value-type="string">
            <text:p>As a space manager, I can add a forum for my spaces members</text:p>
          </table:table-cell>
          <table:table-cell table:style-name="ce81" office:value-type="string">
            <text:p>Step 6: Check default moderator on added Forum of space</text:p>
          </table:table-cell>
          <table:table-cell table:style-name="ce81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81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01" table:number-columns-repeated="2"/>
          <table:table-cell table:style-name="ce72" office:value-type="string">
            <text:p>Passed</text:p>
          </table:table-cell>
          <table:table-cell table:style-name="ce72" table:number-columns-repeated="197"/>
          <table:table-cell/>
        </table:table-row>
        <table:table-row table:style-name="ro79">
          <table:table-cell table:style-name="ce60"/>
          <table:table-cell table:style-name="ce237" office:value-type="string">
            <text:p>INT_KS_FOR_02</text:p>
          </table:table-cell>
          <table:table-cell table:style-name="ce75"/>
          <table:table-cell table:style-name="ce78" office:value-type="string">
            <text:p>Integration Features\KS\Publish Forum Activities in Stream</text:p>
          </table:table-cell>
          <table:table-cell table:style-name="ce53" office:value-type="string">
            <text:p>As a space user, my posts in the space forum are published in the space activity stream</text:p>
          </table:table-cell>
          <table:table-cell table:style-name="ce81" office:value-type="string">
            <text:p>Step 1: Add space with Forum application</text:p>
          </table:table-cell>
          <table:table-cell table:style-name="ce81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81" office:value-type="string">
            <text:p>New space with Forum is added</text:p>
          </table:table-cell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78">
          <table:table-cell table:style-name="ce60"/>
          <table:table-cell table:style-name="ce237" office:value-type="string">
            <text:p>INT_KS_FOR_02</text:p>
          </table:table-cell>
          <table:table-cell table:style-name="ce75"/>
          <table:table-cell table:style-name="ce78" office:value-type="string">
            <text:p>Integration Features\KS\Publish Forum Activities in Stream</text:p>
          </table:table-cell>
          <table:table-cell table:style-name="ce83" office:value-type="string">
            <text:p>As a space user, my posts in the space forum are published in the space activity stream</text:p>
          </table:table-cell>
          <table:table-cell table:style-name="ce78" office:value-type="string">
            <text:p>Step 2: Request to join space</text:p>
          </table:table-cell>
          <table:table-cell table:style-name="ce8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247" office:value-type="string">
            <text:p>his space disappears from Publics list &amp; is <text:s/>listed in Pendings list</text:p>
          </table:table-cell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78">
          <table:table-cell table:style-name="ce60"/>
          <table:table-cell table:style-name="ce237" office:value-type="string">
            <text:p>INT_KS_FOR_02</text:p>
          </table:table-cell>
          <table:table-cell table:style-name="ce75"/>
          <table:table-cell table:style-name="ce78" office:value-type="string">
            <text:p>Integration Features\KS\Publish Forum Activities in Stream</text:p>
          </table:table-cell>
          <table:table-cell table:style-name="ce83" office:value-type="string">
            <text:p>As a space user, my posts in the space forum are published in the space activity stream</text:p>
          </table:table-cell>
          <table:table-cell table:style-name="ce78" office:value-type="string">
            <text:p>Step 3: Approve the request</text:p>
          </table:table-cell>
          <table:table-cell table:style-name="ce8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247" office:value-type="string">
            <text:p>“john” disappears from pending list</text:p>
          </table:table-cell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79">
          <table:table-cell table:style-name="ce60"/>
          <table:table-cell table:style-name="ce237" office:value-type="string">
            <text:p>INT_KS_FOR_02</text:p>
          </table:table-cell>
          <table:table-cell table:style-name="ce75"/>
          <table:table-cell table:style-name="ce78" office:value-type="string">
            <text:p>Integration Features\KS\Publish Forum Activities in Stream</text:p>
          </table:table-cell>
          <table:table-cell table:style-name="ce83" office:value-type="string">
            <text:p>As a space user, my posts in the space forum are published in the space activity stream</text:p>
          </table:table-cell>
          <table:table-cell table:style-name="ce78" office:value-type="string">
            <text:p>Step 4: Check after being approved</text:p>
          </table:table-cell>
          <table:table-cell table:style-name="ce81" office:value-type="string">
            <text:p>- Back to "john"</text:p>
            <text:p>- Click on My Space from left pane in My Spaces list</text:p>
          </table:table-cell>
          <table:table-cell table:style-name="ce247" office:value-type="string">
            <text:p>Requested space is added &amp; listed</text:p>
          </table:table-cell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79">
          <table:table-cell table:style-name="ce60"/>
          <table:table-cell table:style-name="ce237" office:value-type="string">
            <text:p>INT_KS_FOR_02</text:p>
          </table:table-cell>
          <table:table-cell table:style-name="ce75"/>
          <table:table-cell table:style-name="ce78" office:value-type="string">
            <text:p>Integration Features\KS\Publish Forum Activities in Stream</text:p>
          </table:table-cell>
          <table:table-cell table:style-name="ce83" office:value-type="string">
            <text:p>As a space user, my posts in the space forum are published in the space activity stream</text:p>
          </table:table-cell>
          <table:table-cell table:style-name="ce81" office:value-type="string">
            <text:p>Step 5: Jump to space forum</text:p>
          </table:table-cell>
          <table:table-cell table:style-name="ce81" office:value-type="string">
            <text:p>- Click on the new joined space in space list</text:p>
            <text:p>- Click Forum portlet in left pane</text:p>
          </table:table-cell>
          <table:table-cell table:style-name="ce81" office:value-type="string">
            <text:p>Forum portlet appears, focusing on the forum of space</text:p>
          </table:table-cell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79">
          <table:table-cell table:style-name="ce60"/>
          <table:table-cell table:style-name="ce237" office:value-type="string">
            <text:p>INT_KS_FOR_02</text:p>
          </table:table-cell>
          <table:table-cell table:style-name="ce75"/>
          <table:table-cell table:style-name="ce78" office:value-type="string">
            <text:p>Integration Features\KS\Publish Forum Activities in Stream</text:p>
          </table:table-cell>
          <table:table-cell table:style-name="ce83" office:value-type="string">
            <text:p>As a space user, my posts in the space forum are published in the space activity stream</text:p>
          </table:table-cell>
          <table:table-cell table:style-name="ce81" office:value-type="string">
            <text:p>Step 6: Start new topic as space member</text:p>
          </table:table-cell>
          <table:table-cell table:style-name="ce81" office:value-type="string">
            <text:p>- "john" click Start topic</text:p>
            <text:p>- Input needed value &amp; click Submit</text:p>
          </table:table-cell>
          <table:table-cell table:style-name="ce81" office:value-type="string">
            <text:p>New topic is added</text:p>
          </table:table-cell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79">
          <table:table-cell table:style-name="ce60"/>
          <table:table-cell table:style-name="ce237" office:value-type="string">
            <text:p>INT_KS_FOR_02</text:p>
          </table:table-cell>
          <table:table-cell table:style-name="ce75"/>
          <table:table-cell table:style-name="ce78" office:value-type="string">
            <text:p>Integration Features\KS\Publish Forum Activities in Stream</text:p>
          </table:table-cell>
          <table:table-cell table:style-name="ce83" office:value-type="string">
            <text:p>As a space user, my posts in the space forum are published in the space activity stream</text:p>
          </table:table-cell>
          <table:table-cell table:style-name="ce81" office:value-type="string">
            <text:p>Step 7: Check updating activity in space</text:p>
          </table:table-cell>
          <table:table-cell table:style-name="ce81" office:value-type="string">
            <text:p>- "john" to to Home page</text:p>
          </table:table-cell>
          <table:table-cell table:style-name="ce81" office:value-type="string">
            <text:p>New activity is added for created topic (an activity will be created when a new post is added)</text:p>
          </table:table-cell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83">
          <table:table-cell table:style-name="ce60"/>
          <table:table-cell table:style-name="ce237" office:value-type="string">
            <text:p>INT_KS_ANS_01</text:p>
          </table:table-cell>
          <table:table-cell table:style-name="ce75"/>
          <table:table-cell table:style-name="ce78" office:value-type="string">
            <text:p>Integration Features\KS\Space Answers</text:p>
          </table:table-cell>
          <table:table-cell table:style-name="ce82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77">
          <table:table-cell table:style-name="ce60"/>
          <table:table-cell table:style-name="ce237" office:value-type="string">
            <text:p>INT_KS_ANS_02</text:p>
          </table:table-cell>
          <table:table-cell table:style-name="ce75"/>
          <table:table-cell table:style-name="ce78" office:value-type="string">
            <text:p>Integration Features\KS\Publish Answers Activities in Stream</text:p>
          </table:table-cell>
          <table:table-cell table:style-name="ce53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77">
          <table:table-cell table:style-name="ce60"/>
          <table:table-cell table:style-name="ce237"/>
          <table:table-cell table:style-name="ce75"/>
          <table:table-cell table:style-name="ce78" office:value-type="string">
            <text:p>Integration Features\KS\Publish Answers Activities in Stream</text:p>
          </table:table-cell>
          <table:table-cell table:style-name="ce82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5"/>
          <table:table-cell table:style-name="ce78"/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242"/>
          <table:table-cell table:style-name="ce78"/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78"/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78"/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78"/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78"/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9"/>
          <table:table-cell table:style-name="ce53"/>
          <table:table-cell table:style-name="ce248"/>
          <table:table-cell table:style-name="ce81" table:number-columns-repeated="2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101" table:number-columns-repeated="2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2"/>
          <table:table-cell table:style-name="ce252"/>
          <table:table-cell table:style-name="ce101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248"/>
          <table:table-cell table:style-name="ce81" table:number-columns-repeated="2"/>
          <table:table-cell table:style-name="ce101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101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2"/>
          <table:table-cell table:style-name="ce252"/>
          <table:table-cell table:style-name="ce101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248"/>
          <table:table-cell table:style-name="ce81" table:number-columns-repeated="2"/>
          <table:table-cell table:style-name="ce101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101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2"/>
          <table:table-cell table:style-name="ce95"/>
          <table:table-cell table:style-name="ce101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4"/>
          <table:table-cell table:style-name="ce248"/>
          <table:table-cell table:style-name="ce81" table:number-columns-repeated="2"/>
          <table:table-cell table:style-name="ce101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3"/>
          <table:table-cell table:style-name="ce81" table:number-columns-repeated="3"/>
          <table:table-cell table:style-name="ce101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3"/>
          <table:table-cell table:style-name="ce81" table:number-columns-repeated="2"/>
          <table:table-cell table:style-name="ce95"/>
          <table:table-cell table:style-name="ce101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5"/>
          <table:table-cell table:style-name="ce248"/>
          <table:table-cell table:style-name="ce81" table:number-columns-repeated="2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4"/>
          <table:table-cell table:style-name="ce81" table:number-columns-repeated="3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5"/>
          <table:table-cell table:style-name="ce248"/>
          <table:table-cell table:style-name="ce81" table:number-columns-repeated="2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4"/>
          <table:table-cell table:style-name="ce81" table:number-columns-repeated="3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5"/>
          <table:table-cell table:style-name="ce248"/>
          <table:table-cell table:style-name="ce81" table:number-columns-repeated="2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4"/>
          <table:table-cell table:style-name="ce81" table:number-columns-repeated="3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5"/>
          <table:table-cell table:style-name="ce248"/>
          <table:table-cell table:style-name="ce81" table:number-columns-repeated="2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243"/>
          <table:table-cell table:style-name="ce81" table:number-columns-repeated="3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5"/>
          <table:table-cell table:style-name="ce81" table:number-columns-repeated="3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4"/>
          <table:table-cell table:style-name="ce81" table:number-columns-repeated="3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248"/>
          <table:table-cell table:style-name="ce81" table:number-columns-repeated="2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248"/>
          <table:table-cell table:style-name="ce81" table:number-columns-repeated="2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248"/>
          <table:table-cell table:style-name="ce81" table:number-columns-repeated="2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248"/>
          <table:table-cell table:style-name="ce81" table:number-columns-repeated="2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248"/>
          <table:table-cell table:style-name="ce81" table:number-columns-repeated="2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248"/>
          <table:table-cell table:style-name="ce81" table:number-columns-repeated="2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255"/>
          <table:table-cell table:style-name="ce72" table:number-columns-repeated="198"/>
          <table:table-cell/>
        </table:table-row>
        <table:table-row table:style-name="ro7">
          <table:table-cell table:style-name="ce60"/>
          <table:table-cell table:style-name="ce237"/>
          <table:table-cell table:style-name="ce75"/>
          <table:table-cell table:style-name="ce79"/>
          <table:table-cell table:style-name="ce53"/>
          <table:table-cell table:style-name="ce248"/>
          <table:table-cell table:style-name="ce81" table:number-columns-repeated="2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6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/>
          <table:table-cell table:style-name="ce251"/>
          <table:table-cell table:style-name="ce253"/>
          <table:table-cell table:style-name="ce254"/>
          <table:table-cell table:style-name="ce256"/>
          <table:table-cell table:style-name="ce72" table:number-columns-repeated="198"/>
          <table:table-cell/>
        </table:table-row>
        <table:table-row table:style-name="ro17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248"/>
          <table:table-cell table:style-name="ce81" table:number-columns-repeated="2"/>
          <table:table-cell table:style-name="ce254"/>
          <table:table-cell table:style-name="ce256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3"/>
          <table:table-cell table:style-name="ce81"/>
          <table:table-cell table:style-name="ce251"/>
          <table:table-cell table:style-name="ce253"/>
          <table:table-cell table:style-name="ce254"/>
          <table:table-cell table:style-name="ce256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9"/>
          <table:table-cell table:style-name="ce53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86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87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9"/>
          <table:table-cell table:style-name="ce53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88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9"/>
          <table:table-cell table:style-name="ce55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4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5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4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9"/>
          <table:table-cell table:style-name="ce53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53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7"/>
          <table:table-cell table:style-name="ce75"/>
          <table:table-cell table:style-name="ce78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8"/>
          <table:table-cell table:style-name="ce75"/>
          <table:table-cell table:style-name="ce241"/>
          <table:table-cell table:style-name="ce244"/>
          <table:table-cell table:style-name="ce249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0"/>
          <table:table-cell table:style-name="ce238"/>
          <table:table-cell table:style-name="ce75"/>
          <table:table-cell table:style-name="ce241"/>
          <table:table-cell table:style-name="ce245"/>
          <table:table-cell table:style-name="ce249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9"/>
          <table:table-cell table:style-name="ce246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0"/>
          <table:table-cell table:style-name="ce237"/>
          <table:table-cell table:style-name="ce75"/>
          <table:table-cell table:style-name="ce78"/>
          <table:table-cell table:style-name="ce242"/>
          <table:table-cell table:style-name="ce81"/>
          <table:table-cell table:style-name="ce93"/>
          <table:table-cell table:style-name="ce81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9"/>
          <table:table-cell table:style-name="ce246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0"/>
          <table:table-cell table:style-name="ce237"/>
          <table:table-cell table:style-name="ce75"/>
          <table:table-cell table:style-name="ce78"/>
          <table:table-cell table:style-name="ce242"/>
          <table:table-cell table:style-name="ce81"/>
          <table:table-cell table:style-name="ce93"/>
          <table:table-cell table:style-name="ce81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9"/>
          <table:table-cell table:style-name="ce246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0"/>
          <table:table-cell table:style-name="ce237"/>
          <table:table-cell table:style-name="ce75"/>
          <table:table-cell table:style-name="ce78"/>
          <table:table-cell table:style-name="ce242"/>
          <table:table-cell table:style-name="ce81"/>
          <table:table-cell table:style-name="ce93"/>
          <table:table-cell table:style-name="ce81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7"/>
          <table:table-cell table:style-name="ce75"/>
          <table:table-cell table:style-name="ce78"/>
          <table:table-cell table:style-name="ce246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0"/>
          <table:table-cell table:style-name="ce237"/>
          <table:table-cell table:style-name="ce75"/>
          <table:table-cell table:style-name="ce78"/>
          <table:table-cell table:style-name="ce242"/>
          <table:table-cell table:style-name="ce81"/>
          <table:table-cell table:style-name="ce93"/>
          <table:table-cell table:style-name="ce81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9"/>
          <table:table-cell table:style-name="ce75"/>
          <table:table-cell table:style-name="ce53" table:number-columns-repeated="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0"/>
          <table:table-cell table:style-name="ce239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>
          <table:table-cell table:style-name="ce60"/>
          <table:table-cell table:style-name="ce239"/>
          <table:table-cell table:style-name="ce75"/>
          <table:table-cell table:style-name="ce81"/>
          <table:table-cell table:style-name="ce53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0"/>
          <table:table-cell table:style-name="ce239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254"/>
          <table:table-cell table:style-name="ce101"/>
          <table:table-cell table:style-name="ce72" table:number-columns-repeated="198"/>
          <table:table-cell/>
        </table:table-row>
        <table:table-row table:style-name="ro1" table:number-rows-repeated="18">
          <table:table-cell table:number-columns-repeated="209"/>
        </table:table-row>
        <table:table-row table:style-name="ro1" table:number-rows-repeated="11">
          <table:table-cell/>
          <table:table-cell table:style-name="ce240"/>
          <table:table-cell table:number-columns-repeated="207"/>
        </table:table-row>
        <table:table-row table:style-name="ro1" table:number-rows-repeated="65302">
          <table:table-cell table:number-columns-repeated="209"/>
        </table:table-row>
        <table:table-row table:style-name="ro1">
          <table:table-cell table:number-columns-repeated="209"/>
        </table:table-row>
      </table:table>
      <table:table table:name="Acme_Industry_Website" table:style-name="ta2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0" table:default-cell-style-name="ce99"/>
        <table:table-column table:style-name="co26" table:default-cell-style-name="ce99"/>
        <table:table-column table:style-name="co6" table:number-columns-repeated="217" table:default-cell-style-name="Default"/>
        <table:table-row table:style-name="ro13">
          <table:table-cell/>
          <table:table-cell table:style-name="ce61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36"/>
          <table:table-cell table:style-name="ce103" office:value-type="string">
            <text:p>Passed</text:p>
          </table:table-cell>
          <table:table-cell table:style-name="ce103" table:formula="of:=COUNTIF([.L$7:.L$1008];[.$K1])" office:value-type="float" office:value="0">
            <text:p>0</text:p>
          </table:table-cell>
          <table:table-cell table:style-name="ce103" table:formula="of:=COUNTIF([.M$7:.M$1008];[.$K1])" office:value-type="float" office:value="0">
            <text:p>0</text:p>
          </table:table-cell>
          <table:table-cell table:style-name="ce103" table:formula="of:=COUNTIF([.N$7:.N$1008];[.$K1])" office:value-type="float" office:value="0">
            <text:p>0</text:p>
          </table:table-cell>
          <table:table-cell table:style-name="ce103" table:formula="of:=COUNTIF([.O$7:.O$1008];[.$K1])" office:value-type="float" office:value="0">
            <text:p>0</text:p>
          </table:table-cell>
          <table:table-cell table:style-name="ce107" table:number-columns-repeated="211"/>
          <table:table-cell/>
        </table:table-row>
        <table:table-row table:style-name="ro13">
          <table:table-cell/>
          <table:table-cell table:style-name="ce62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03"/>
          <table:table-cell table:style-name="ce103" office:value-type="string">
            <text:p>Failed</text:p>
          </table:table-cell>
          <table:table-cell table:style-name="ce103" table:formula="of:=COUNTIF([.L$7:.L$1008];[.$K2])" office:value-type="float" office:value="0">
            <text:p>0</text:p>
          </table:table-cell>
          <table:table-cell table:style-name="ce103" table:formula="of:=COUNTIF([.M$7:.M$1008];[.$K2])" office:value-type="float" office:value="0">
            <text:p>0</text:p>
          </table:table-cell>
          <table:table-cell table:style-name="ce103" table:formula="of:=COUNTIF([.N$7:.N$1008];[.$K2])" office:value-type="float" office:value="0">
            <text:p>0</text:p>
          </table:table-cell>
          <table:table-cell table:style-name="ce103" table:formula="of:=COUNTIF([.O$7:.O$1008];[.$K2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8"/>
          <table:table-cell/>
        </table:table-row>
        <table:table-row table:style-name="ro21">
          <table:table-cell/>
          <table:table-cell table:style-name="ce63" office:value-type="string">
            <text:p>Function List<text:span text:style-name="T3">:</text:span></text:p>
          </table:table-cell>
          <table:table-cell table:style-name="ce71" table:number-columns-spanned="3" table:number-rows-spanned="1"/>
          <table:covered-table-cell table:number-columns-repeated="2"/>
          <table:table-cell table:number-columns-repeated="2"/>
          <table:table-cell table:style-name="ce94"/>
          <table:table-cell/>
          <table:table-cell table:style-name="ce103"/>
          <table:table-cell table:style-name="ce103" office:value-type="string">
            <text:p>Blocked</text:p>
          </table:table-cell>
          <table:table-cell table:style-name="ce103" table:formula="of:=COUNTIF([.L$7:.L$1008];[.$K3])" office:value-type="float" office:value="0">
            <text:p>0</text:p>
          </table:table-cell>
          <table:table-cell table:style-name="ce103" table:formula="of:=COUNTIF([.M$7:.M$1008];[.$K3])" office:value-type="float" office:value="0">
            <text:p>0</text:p>
          </table:table-cell>
          <table:table-cell table:style-name="ce103" table:formula="of:=COUNTIF([.N$7:.N$1008];[.$K3])" office:value-type="float" office:value="0">
            <text:p>0</text:p>
          </table:table-cell>
          <table:table-cell table:style-name="ce103" table:formula="of:=COUNTIF([.O$7:.O$1008];[.$K3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8"/>
          <table:table-cell/>
        </table:table-row>
        <table:table-row table:style-name="ro15">
          <table:table-cell/>
          <table:table-cell table:style-name="ce63" office:value-type="string">
            <text:p>Total main cases:</text:p>
          </table:table-cell>
          <table:table-cell table:style-name="ce71" table:formula="of:=MAX([.A7:.A1103])" office:value-type="float" office:value="0" table:number-columns-spanned="3" table:number-rows-spanned="1">
            <text:p>#VALUE!</text:p>
          </table:table-cell>
          <table:covered-table-cell table:style-name="ce77"/>
          <table:covered-table-cell table:style-name="ce71"/>
          <table:table-cell table:number-columns-repeated="2"/>
          <table:table-cell table:style-name="ce94"/>
          <table:table-cell/>
          <table:table-cell table:style-name="ce103"/>
          <table:table-cell table:style-name="ce104" office:value-type="string">
            <text:p>Untested</text:p>
          </table:table-cell>
          <table:table-cell table:style-name="ce103" table:formula="of:=COUNTIF([.L$7:.L$1008];[.$K4])" office:value-type="float" office:value="0">
            <text:p>0</text:p>
          </table:table-cell>
          <table:table-cell table:style-name="ce103" table:formula="of:=COUNTIF([.M$7:.M$1008];[.$K4])" office:value-type="float" office:value="0">
            <text:p>0</text:p>
          </table:table-cell>
          <table:table-cell table:style-name="ce103" table:formula="of:=COUNTIF([.N$7:.N$1008];[.$K4])" office:value-type="float" office:value="0">
            <text:p>0</text:p>
          </table:table-cell>
          <table:table-cell table:style-name="ce103" table:formula="of:=COUNTIF([.O$7:.O$1008];[.$K4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8"/>
          <table:table-cell/>
        </table:table-row>
        <table:table-row table:style-name="ro13">
          <table:table-cell/>
          <table:table-cell table:style-name="ce110"/>
          <table:table-cell table:style-name="ce72" table:number-columns-repeated="6"/>
          <table:table-cell table:style-name="ce100"/>
          <table:table-cell table:style-name="ce104"/>
          <table:table-cell office:value-type="string">
            <text:p>N/A</text:p>
          </table:table-cell>
          <table:table-cell table:style-name="ce103" table:formula="of:=COUNTIF([.L$7:.L$1008];[.$K5])" office:value-type="float" office:value="0">
            <text:p>0</text:p>
          </table:table-cell>
          <table:table-cell table:style-name="ce103" table:formula="of:=COUNTIF([.M$7:.M$1008];[.$K5])" office:value-type="float" office:value="0">
            <text:p>0</text:p>
          </table:table-cell>
          <table:table-cell table:style-name="ce103" table:formula="of:=COUNTIF([.N$7:.N$1008];[.$K5])" office:value-type="float" office:value="0">
            <text:p>0</text:p>
          </table:table-cell>
          <table:table-cell table:style-name="ce103" table:formula="of:=COUNTIF([.O$7:.O$1008];[.$K5])" office:value-type="float" office:value="0">
            <text:p>0</text:p>
          </table:table-cell>
          <table:table-cell table:style-name="ce103" table:number-columns-repeated="2"/>
          <table:table-cell/>
          <table:table-cell table:style-name="ce72" table:number-columns-repeated="208"/>
          <table:table-cell/>
        </table:table-row>
        <table:table-row table:style-name="ro1">
          <table:table-cell table:style-name="ce58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39" table:number-columns-repeated="208"/>
        </table:table-row>
        <table:table-row table:style-name="ro1">
          <table:table-cell table:style-name="ce59" office:value-type="float" office:value="1">
            <text:p>001</text:p>
          </table:table-cell>
          <table:table-cell table:style-name="ce111" office:value-type="string">
            <text:p>ANS_08</text:p>
          </table:table-cell>
          <table:table-cell table:style-name="ce74" office:value-type="float" office:value="1">
            <text:p>001</text:p>
          </table:table-cell>
          <table:table-cell table:style-name="ce81"/>
          <table:table-cell table:style-name="ce53"/>
          <table:table-cell table:style-name="ce93"/>
          <table:table-cell table:style-name="ce93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 table:formula="of:=IF(VALUE(MID([.F8];6;FIND(&quot;:&quot;;[.F8];1)-FIND(&quot; &quot;;[.F8];1)-1))&gt;VALUE(MID([.F7];6;FIND(&quot;:&quot;;[.F7];1)-FIND(&quot; &quot;;[.F7];1)-1));&quot;&quot;;MAX([.A$7:.A7])+1)" office:value-type="float" office:value="0">
            <text:p>#VALUE!</text:p>
          </table:table-cell>
          <table:table-cell table:style-name="ce111" office:value-type="string">
            <text:p>ANS_08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0">
            <text:p>#VALUE!</text:p>
          </table:table-cell>
          <table:table-cell table:style-name="ce81"/>
          <table:table-cell table:style-name="ce82"/>
          <table:table-cell table:style-name="ce81"/>
          <table:table-cell table:style-name="ce81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2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23">
          <table:table-cell table:style-name="ce60"/>
          <table:table-cell table:style-name="ce111"/>
          <table:table-cell table:style-name="ce75"/>
          <table:table-cell table:style-name="ce81"/>
          <table:table-cell table:style-name="ce54"/>
          <table:table-cell table:style-name="ce93" table:number-columns-repeated="2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23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23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23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93" table:number-columns-repeated="2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24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23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93" table:number-columns-repeated="2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4"/>
          <table:table-cell table:style-name="ce93" table:number-columns-repeated="2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5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25">
          <table:table-cell table:style-name="ce60"/>
          <table:table-cell table:style-name="ce111"/>
          <table:table-cell table:style-name="ce75"/>
          <table:table-cell table:style-name="ce81"/>
          <table:table-cell table:style-name="ce115"/>
          <table:table-cell table:style-name="ce81" table:number-columns-repeated="2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4"/>
          <table:table-cell table:style-name="ce93" table:number-columns-repeated="2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5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5"/>
          <table:table-cell table:style-name="ce81" table:number-columns-repeated="2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93" table:number-columns-repeated="2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93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93" table:number-columns-repeated="2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125"/>
          <table:table-cell table:style-name="ce93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125"/>
          <table:table-cell table:style-name="ce81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6"/>
          <table:table-cell table:style-name="ce93" table:number-columns-repeated="2"/>
          <table:table-cell table:style-name="ce131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125"/>
          <table:table-cell table:style-name="ce93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125"/>
          <table:table-cell table:style-name="ce81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 table:number-columns-repeated="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 table:number-columns-repeated="2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2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4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5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5"/>
          <table:table-cell table:style-name="ce81" table:number-columns-repeated="2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4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5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5"/>
          <table:table-cell table:style-name="ce81" table:number-columns-repeated="2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93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125"/>
          <table:table-cell table:style-name="ce93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125"/>
          <table:table-cell table:style-name="ce81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6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125"/>
          <table:table-cell table:style-name="ce93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125"/>
          <table:table-cell table:style-name="ce81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6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7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125"/>
          <table:table-cell table:style-name="ce81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6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125"/>
          <table:table-cell table:style-name="ce81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6"/>
          <table:table-cell table:style-name="ce125"/>
          <table:table-cell table:style-name="ce81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26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125"/>
          <table:table-cell table:style-name="ce81" table:number-columns-repeated="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6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6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6"/>
          <table:table-cell table:style-name="ce125"/>
          <table:table-cell table:style-name="ce81"/>
          <table:table-cell table:style-name="ce132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7"/>
          <table:table-cell table:style-name="ce81" table:number-columns-repeated="2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 table:number-columns-repeated="2"/>
          <table:table-cell table:style-name="ce125"/>
          <table:table-cell table:style-name="ce81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2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7"/>
          <table:table-cell table:style-name="ce95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5"/>
          <table:table-cell table:style-name="ce125"/>
          <table:table-cell table:style-name="ce81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5"/>
          <table:table-cell table:style-name="ce125"/>
          <table:table-cell table:style-name="ce81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5"/>
          <table:table-cell table:style-name="ce125"/>
          <table:table-cell table:style-name="ce81"/>
          <table:table-cell table:style-name="ce93"/>
          <table:table-cell table:style-name="ce134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93"/>
          <table:table-cell table:style-name="ce81" table:number-columns-repeated="3"/>
          <table:table-cell table:style-name="ce134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/>
          <table:table-cell table:style-name="ce55"/>
          <table:table-cell table:style-name="ce81"/>
          <table:table-cell table:style-name="ce93" table:number-columns-repeated="2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 table:number-columns-repeated="2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9"/>
          <table:table-cell table:style-name="ce81" table:number-columns-repeated="2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9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4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4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18"/>
          <table:table-cell table:style-name="ce119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4">
          <table:table-cell table:style-name="ce60"/>
          <table:table-cell table:style-name="ce111"/>
          <table:table-cell table:style-name="ce75"/>
          <table:table-cell table:style-name="ce81"/>
          <table:table-cell table:style-name="ce119" table:number-columns-repeated="4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7"/>
          <table:table-cell table:style-name="ce95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5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5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5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5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5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3"/>
          <table:table-cell table:style-name="ce53"/>
          <table:table-cell table:style-name="ce81" table:number-columns-repeated="2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 table:number-columns-repeated="2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27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 table:number-columns-repeated="2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28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29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0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0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30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1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22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2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3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4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5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5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36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7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5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5">
          <table:table-cell table:style-name="ce60"/>
          <table:table-cell table:style-name="ce111"/>
          <table:table-cell table:style-name="ce75"/>
          <table:table-cell table:style-name="ce81"/>
          <table:table-cell table:style-name="ce53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7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8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5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35">
          <table:table-cell table:style-name="ce60"/>
          <table:table-cell table:style-name="ce111"/>
          <table:table-cell table:style-name="ce75"/>
          <table:table-cell table:style-name="ce81"/>
          <table:table-cell table:style-name="ce83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 table:number-columns-repeated="2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 table:number-rows-repeated="4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 table:number-columns-repeated="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 table:number-columns-repeated="2"/>
          <table:table-cell table:style-name="ce125"/>
          <table:table-cell table:style-name="ce81"/>
          <table:table-cell table:style-name="ce93"/>
          <table:table-cell table:style-name="ce135"/>
          <table:table-cell table:style-name="ce100"/>
          <table:table-cell table:style-name="ce72"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82"/>
          <table:table-cell table:style-name="ce81"/>
          <table:table-cell table:style-name="ce128"/>
          <table:table-cell table:style-name="ce133"/>
          <table:table-cell table:style-name="ce135"/>
          <table:table-cell table:style-name="ce100"/>
          <table:table-cell table:style-name="ce72" table:number-columns-repeated="217"/>
        </table:table-row>
        <table:table-row table:style-name="ro27">
          <table:table-cell table:style-name="ce60"/>
          <table:table-cell table:style-name="ce111"/>
          <table:table-cell table:style-name="ce75"/>
          <table:table-cell table:style-name="ce53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27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39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27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27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40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27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4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42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43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37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35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41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44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45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46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47">
          <table:table-cell table:style-name="ce60"/>
          <table:table-cell table:style-name="ce111"/>
          <table:table-cell table:style-name="ce75"/>
          <table:table-cell table:style-name="ce53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48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49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9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29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50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4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22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16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5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52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34">
          <table:table-cell table:style-name="ce60"/>
          <table:table-cell table:style-name="ce111"/>
          <table:table-cell table:style-name="ce75"/>
          <table:table-cell table:style-name="ce53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53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52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54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41">
          <table:table-cell table:style-name="ce60"/>
          <table:table-cell table:style-name="ce111"/>
          <table:table-cell table:style-name="ce75"/>
          <table:table-cell table:style-name="ce53"/>
          <table:table-cell table:style-name="ce120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4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55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/>
          <table:table-cell table:style-name="ce78"/>
          <table:table-cell table:style-name="ce81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/>
          <table:table-cell table:style-name="ce122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78" table:number-columns-repeated="2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78" table:number-columns-repeated="4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78"/>
          <table:table-cell table:style-name="ce81" table:number-columns-repeated="3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79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78" table:number-columns-repeated="2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2"/>
          <table:table-cell table:style-name="ce78" table:number-columns-repeated="3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78" table:number-columns-repeated="2"/>
          <table:table-cell table:style-name="ce129"/>
          <table:table-cell table:style-name="ce78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78"/>
          <table:table-cell table:style-name="ce81"/>
          <table:table-cell table:style-name="ce78" table:number-columns-repeated="2"/>
          <table:table-cell table:style-name="ce135"/>
          <table:table-cell table:number-columns-repeated="218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78"/>
          <table:table-cell table:style-name="ce81" table:number-columns-repeated="3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3"/>
          <table:table-cell table:style-name="ce124" table:number-columns-repeated="3"/>
          <table:table-cell table:style-name="ce135"/>
          <table:table-cell table:number-columns-repeated="218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124" table:number-columns-repeated="2"/>
          <table:table-cell table:style-name="ce130"/>
          <table:table-cell table:style-name="ce124"/>
          <table:table-cell table:style-name="ce135"/>
          <table:table-cell table:number-columns-repeated="218"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81"/>
          <table:table-cell table:style-name="ce124" table:number-columns-repeated="4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4"/>
          <table:table-cell table:style-name="ce126" table:number-columns-repeated="3"/>
          <table:table-cell table:style-name="ce135"/>
          <table:table-cell table:number-columns-repeated="218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53"/>
          <table:table-cell table:style-name="ce122"/>
          <table:table-cell table:style-name="ce78" table:number-columns-repeated="3"/>
          <table:table-cell table:style-name="ce135"/>
          <table:table-cell table:style-name="ce137"/>
          <table:table-cell table:style-name="ce138" table:number-columns-repeated="2"/>
          <table:table-cell table:number-columns-repeated="215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78" table:number-columns-repeated="2"/>
          <table:table-cell table:style-name="ce129"/>
          <table:table-cell table:style-name="ce78"/>
          <table:table-cell table:style-name="ce135"/>
          <table:table-cell table:style-name="ce137"/>
          <table:table-cell table:style-name="ce138" table:number-columns-repeated="2"/>
          <table:table-cell table:number-columns-repeated="215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78"/>
          <table:table-cell table:style-name="ce81"/>
          <table:table-cell table:style-name="ce78" table:number-columns-repeated="2"/>
          <table:table-cell table:style-name="ce135"/>
          <table:table-cell table:style-name="ce137"/>
          <table:table-cell table:style-name="ce138" table:number-columns-repeated="2"/>
          <table:table-cell table:number-columns-repeated="215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78"/>
          <table:table-cell table:style-name="ce81" table:number-columns-repeated="3"/>
          <table:table-cell table:style-name="ce135"/>
          <table:table-cell table:style-name="ce137"/>
          <table:table-cell table:style-name="ce138" table:number-columns-repeated="2"/>
          <table:table-cell table:number-columns-repeated="215"/>
        </table:table-row>
        <table:table-row table:style-name="ro1" table:number-rows-repeated="11">
          <table:table-cell/>
          <table:table-cell table:style-name="ce112"/>
          <table:table-cell table:number-columns-repeated="225"/>
        </table:table-row>
        <table:table-row table:style-name="ro1" table:number-rows-repeated="65219">
          <table:table-cell table:number-columns-repeated="227"/>
        </table:table-row>
        <table:table-row table:style-name="ro1">
          <table:table-cell table:number-columns-repeated="227"/>
        </table:table-row>
      </table:table>
      <table:table table:name="Acme_Industry_Social_Intranet" table:style-name="ta2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99"/>
        <table:table-column table:style-name="co6" table:default-cell-style-name="ce99"/>
        <table:table-column table:style-name="co6" table:number-columns-repeated="2" table:default-cell-style-name="Default"/>
        <table:table-column table:style-name="co6" table:default-cell-style-name="ce146"/>
        <table:table-column table:style-name="co6" table:number-columns-repeated="214" table:default-cell-style-name="Default"/>
        <table:table-row table:style-name="ro13">
          <table:table-cell/>
          <table:table-cell table:style-name="ce61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36"/>
          <table:table-cell table:style-name="ce103" office:value-type="string">
            <text:p>Passed</text:p>
          </table:table-cell>
          <table:table-cell table:style-name="ce103" table:formula="of:=COUNTIF([.L$7:.L$1008];[.$K1])" office:value-type="float" office:value="0">
            <text:p>0</text:p>
          </table:table-cell>
          <table:table-cell table:style-name="ce103" table:formula="of:=COUNTIF([.M$7:.M$1008];[.$K1])" office:value-type="float" office:value="0">
            <text:p>0</text:p>
          </table:table-cell>
          <table:table-cell table:style-name="ce103" table:formula="of:=COUNTIF([.N$7:.N$1008];[.$K1])" office:value-type="float" office:value="0">
            <text:p>0</text:p>
          </table:table-cell>
          <table:table-cell table:style-name="ce103" table:formula="of:=COUNTIF([.O$7:.O$1008];[.$K1])" office:value-type="float" office:value="0">
            <text:p>0</text:p>
          </table:table-cell>
          <table:table-cell table:style-name="ce107" table:number-columns-repeated="210"/>
          <table:table-cell table:number-columns-repeated="2"/>
        </table:table-row>
        <table:table-row table:style-name="ro13">
          <table:table-cell/>
          <table:table-cell table:style-name="ce62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03"/>
          <table:table-cell table:style-name="ce103" office:value-type="string">
            <text:p>Failed</text:p>
          </table:table-cell>
          <table:table-cell table:style-name="ce103" table:formula="of:=COUNTIF([.L$7:.L$1008];[.$K2])" office:value-type="float" office:value="0">
            <text:p>0</text:p>
          </table:table-cell>
          <table:table-cell table:style-name="ce103" table:formula="of:=COUNTIF([.M$7:.M$1008];[.$K2])" office:value-type="float" office:value="0">
            <text:p>0</text:p>
          </table:table-cell>
          <table:table-cell table:style-name="ce103" table:formula="of:=COUNTIF([.N$7:.N$1008];[.$K2])" office:value-type="float" office:value="0">
            <text:p>0</text:p>
          </table:table-cell>
          <table:table-cell table:style-name="ce103" table:formula="of:=COUNTIF([.O$7:.O$1008];[.$K2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7"/>
          <table:table-cell table:number-columns-repeated="2"/>
        </table:table-row>
        <table:table-row table:style-name="ro56">
          <table:table-cell/>
          <table:table-cell table:style-name="ce63" office:value-type="string">
            <text:p>Function List<text:span text:style-name="T3">:</text:span></text:p>
          </table:table-cell>
          <table:table-cell table:style-name="ce71" office:value-type="string" table:number-columns-spanned="3" table:number-rows-spanned="1">
            <text:p>List, Edit, Answer, Approve, Activate and Delete question.</text:p>
          </table:table-cell>
          <table:covered-table-cell table:number-columns-repeated="2"/>
          <table:table-cell table:number-columns-repeated="2"/>
          <table:table-cell table:style-name="ce94"/>
          <table:table-cell/>
          <table:table-cell table:style-name="ce103"/>
          <table:table-cell table:style-name="ce103" office:value-type="string">
            <text:p>Blocked</text:p>
          </table:table-cell>
          <table:table-cell table:style-name="ce103" table:formula="of:=COUNTIF([.L$7:.L$1008];[.$K3])" office:value-type="float" office:value="0">
            <text:p>0</text:p>
          </table:table-cell>
          <table:table-cell table:style-name="ce103" table:formula="of:=COUNTIF([.M$7:.M$1008];[.$K3])" office:value-type="float" office:value="0">
            <text:p>0</text:p>
          </table:table-cell>
          <table:table-cell table:style-name="ce103" table:formula="of:=COUNTIF([.N$7:.N$1008];[.$K3])" office:value-type="float" office:value="0">
            <text:p>0</text:p>
          </table:table-cell>
          <table:table-cell table:style-name="ce103" table:formula="of:=COUNTIF([.O$7:.O$1008];[.$K3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7"/>
          <table:table-cell table:number-columns-repeated="2"/>
        </table:table-row>
        <table:table-row table:style-name="ro57">
          <table:table-cell/>
          <table:table-cell table:style-name="ce63" office:value-type="string">
            <text:p>Total main cases:</text:p>
          </table:table-cell>
          <table:table-cell table:style-name="ce71" table:formula="of:=MAX([.A7:.A998])" office:value-type="float" office:value="0" table:number-columns-spanned="3" table:number-rows-spanned="1">
            <text:p>#VALUE!</text:p>
          </table:table-cell>
          <table:covered-table-cell table:number-columns-repeated="2"/>
          <table:table-cell table:number-columns-repeated="2"/>
          <table:table-cell table:style-name="ce94"/>
          <table:table-cell/>
          <table:table-cell table:style-name="ce103"/>
          <table:table-cell table:style-name="ce104" office:value-type="string">
            <text:p>Untested</text:p>
          </table:table-cell>
          <table:table-cell table:style-name="ce103" table:formula="of:=COUNTIF([.L$7:.L$1008];[.$K4])" office:value-type="float" office:value="0">
            <text:p>0</text:p>
          </table:table-cell>
          <table:table-cell table:style-name="ce103" table:formula="of:=COUNTIF([.M$7:.M$1008];[.$K4])" office:value-type="float" office:value="0">
            <text:p>0</text:p>
          </table:table-cell>
          <table:table-cell table:style-name="ce103" table:formula="of:=COUNTIF([.N$7:.N$1008];[.$K4])" office:value-type="float" office:value="0">
            <text:p>0</text:p>
          </table:table-cell>
          <table:table-cell table:style-name="ce103" table:formula="of:=COUNTIF([.O$7:.O$1008];[.$K4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7"/>
          <table:table-cell table:number-columns-repeated="2"/>
        </table:table-row>
        <table:table-row table:style-name="ro13">
          <table:table-cell/>
          <table:table-cell table:style-name="ce110"/>
          <table:table-cell table:style-name="ce72" table:number-columns-repeated="6"/>
          <table:table-cell table:style-name="ce100"/>
          <table:table-cell table:style-name="ce104"/>
          <table:table-cell office:value-type="string">
            <text:p>N/A</text:p>
          </table:table-cell>
          <table:table-cell table:style-name="ce103" table:formula="of:=COUNTIF([.L$7:.L$1008];[.$K5])" office:value-type="float" office:value="0">
            <text:p>0</text:p>
          </table:table-cell>
          <table:table-cell table:style-name="ce103" table:formula="of:=COUNTIF([.M$7:.M$1008];[.$K5])" office:value-type="float" office:value="0">
            <text:p>0</text:p>
          </table:table-cell>
          <table:table-cell table:style-name="ce103" table:formula="of:=COUNTIF([.N$7:.N$1008];[.$K5])" office:value-type="float" office:value="0">
            <text:p>0</text:p>
          </table:table-cell>
          <table:table-cell table:style-name="ce103" table:formula="of:=COUNTIF([.O$7:.O$1008];[.$K5])" office:value-type="float" office:value="0">
            <text:p>0</text:p>
          </table:table-cell>
          <table:table-cell table:style-name="ce103" table:number-columns-repeated="2"/>
          <table:table-cell/>
          <table:table-cell table:style-name="ce72" table:number-columns-repeated="207"/>
          <table:table-cell table:number-columns-repeated="2"/>
        </table:table-row>
        <table:table-row table:style-name="ro1">
          <table:table-cell table:style-name="ce58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2"/>
          <table:table-cell table:style-name="ce143"/>
          <table:table-cell table:style-name="ce73" table:number-columns-repeated="6"/>
          <table:table-cell table:style-name="ce108" table:number-columns-repeated="207"/>
          <table:table-cell table:style-name="ce109"/>
        </table:table-row>
        <table:table-row table:style-name="ro1">
          <table:table-cell table:style-name="ce59" office:value-type="float" office:value="1">
            <text:p>001</text:p>
          </table:table-cell>
          <table:table-cell table:style-name="ce111" office:value-type="string">
            <text:p>ANS_20</text:p>
          </table:table-cell>
          <table:table-cell table:style-name="ce74" office:value-type="float" office:value="1">
            <text:p>001</text:p>
          </table:table-cell>
          <table:table-cell table:style-name="ce119"/>
          <table:table-cell table:style-name="ce118"/>
          <table:table-cell table:style-name="ce119"/>
          <table:table-cell table:style-name="ce119" table:number-columns-repeated="2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>
          <table:table-cell table:style-name="ce60" table:formula="of:=IF(VALUE(MID([.F8];6;FIND(&quot;:&quot;;[.F8];1)-FIND(&quot; &quot;;[.F8];1)-1))&gt;VALUE(MID([.F7];6;FIND(&quot;:&quot;;[.F7];1)-FIND(&quot; &quot;;[.F7];1)-1));&quot;&quot;;MAX([.A$7:.A7])+1)" office:value-type="float" office:value="0">
            <text:p>#VALUE!</text:p>
          </table:table-cell>
          <table:table-cell table:style-name="ce111" office:value-type="string">
            <text:p>ANS_20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0">
            <text:p>#VALUE!</text:p>
          </table:table-cell>
          <table:table-cell table:style-name="ce119" table:number-columns-repeated="2"/>
          <table:table-cell table:style-name="ce119"/>
          <table:table-cell table:style-name="ce119" table:number-columns-repeated="2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 table:number-columns-repeated="5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118"/>
          <table:table-cell table:style-name="ce119" table:number-columns-repeated="3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119" table:number-columns-repeated="5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>
          <table:table-cell table:style-name="ce60"/>
          <table:table-cell table:style-name="ce111"/>
          <table:table-cell table:style-name="ce74"/>
          <table:table-cell table:style-name="ce140"/>
          <table:table-cell table:style-name="ce118"/>
          <table:table-cell table:style-name="ce119" table:number-columns-repeated="3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119" table:number-columns-repeated="5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118"/>
          <table:table-cell table:style-name="ce119" table:number-columns-repeated="3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 table:number-rows-repeated="3">
          <table:table-cell table:style-name="ce60"/>
          <table:table-cell table:style-name="ce111"/>
          <table:table-cell table:style-name="ce75"/>
          <table:table-cell table:style-name="ce119" table:number-columns-repeated="5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53"/>
          <table:table-cell table:style-name="ce125"/>
          <table:table-cell table:style-name="ce81"/>
          <table:table-cell table:style-name="ce132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3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58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2"/>
          <table:table-cell table:style-name="ce93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  <table:table-cell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53"/>
          <table:table-cell table:style-name="ce125"/>
          <table:table-cell table:style-name="ce81"/>
          <table:table-cell table:style-name="ce132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2"/>
          <table:table-cell table:number-columns-repeated="2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3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2"/>
          <table:table-cell table:number-columns-repeated="2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2"/>
          <table:table-cell table:style-name="ce93"/>
          <table:table-cell table:style-name="ce142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2"/>
          <table:table-cell table:number-columns-repeated="2"/>
        </table:table-row>
        <table:table-row table:style-name="ro1">
          <table:table-cell table:style-name="ce60"/>
          <table:table-cell table:style-name="ce111"/>
          <table:table-cell table:style-name="ce74"/>
          <table:table-cell table:style-name="ce140"/>
          <table:table-cell table:style-name="ce53"/>
          <table:table-cell table:style-name="ce125"/>
          <table:table-cell table:style-name="ce81"/>
          <table:table-cell table:style-name="ce9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2"/>
          <table:table-cell table:style-name="ce9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53"/>
          <table:table-cell table:style-name="ce125"/>
          <table:table-cell table:style-name="ce81"/>
          <table:table-cell table:style-name="ce9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2"/>
          <table:table-cell table:style-name="ce9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 table:number-columns-repeated="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>
          <table:table-cell table:style-name="ce60"/>
          <table:table-cell table:style-name="ce111"/>
          <table:table-cell table:style-name="ce74"/>
          <table:table-cell table:style-name="ce140"/>
          <table:table-cell table:style-name="ce53"/>
          <table:table-cell table:style-name="ce125"/>
          <table:table-cell table:style-name="ce81"/>
          <table:table-cell table:style-name="ce9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/>
          <table:table-cell table:style-name="ce141"/>
          <table:table-cell table:style-name="ce13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19"/>
          <table:table-cell table:style-name="ce53"/>
          <table:table-cell table:style-name="ce125"/>
          <table:table-cell table:style-name="ce81"/>
          <table:table-cell table:style-name="ce9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119"/>
          <table:table-cell table:style-name="ce82"/>
          <table:table-cell table:style-name="ce81"/>
          <table:table-cell table:style-name="ce141"/>
          <table:table-cell table:style-name="ce133"/>
          <table:table-cell table:style-name="ce142"/>
          <table:table-cell table:style-name="ce137"/>
          <table:table-cell table:style-name="ce138" table:number-columns-repeated="2"/>
          <table:table-cell table:style-name="ce145"/>
          <table:table-cell table:number-columns-repeated="214"/>
        </table:table-row>
        <table:table-row table:style-name="ro1" table:number-rows-repeated="65491">
          <table:table-cell table:number-columns-repeated="227"/>
        </table:table-row>
        <table:table-row table:style-name="ro1">
          <table:table-cell table:number-columns-repeated="227"/>
        </table:table-row>
      </table:table>
      <table:table table:name="Product_Welcome_Page" table:style-name="ta2" table:print="false">
        <office:forms form:automatic-focus="false" form:apply-design-mode="false"/>
        <table:table-column table:style-name="co36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99"/>
        <table:table-column table:style-name="co44" table:default-cell-style-name="ce99"/>
        <table:table-column table:style-name="co45" table:default-cell-style-name="Default"/>
        <table:table-column table:style-name="co46" table:default-cell-style-name="Default"/>
        <table:table-column table:style-name="co6" table:number-columns-repeated="214" table:default-cell-style-name="Default"/>
        <table:table-row table:style-name="ro13">
          <table:table-cell/>
          <table:table-cell table:style-name="ce61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36"/>
          <table:table-cell table:style-name="ce103" office:value-type="string">
            <text:p>Passed</text:p>
          </table:table-cell>
          <table:table-cell table:style-name="ce103" table:formula="of:=COUNTIF([.L$7:.L$1008];[.$K1])" office:value-type="float" office:value="0">
            <text:p>0</text:p>
          </table:table-cell>
          <table:table-cell table:style-name="ce103" table:formula="of:=COUNTIF([.M$7:.M$1008];[.$K1])" office:value-type="float" office:value="0">
            <text:p>0</text:p>
          </table:table-cell>
          <table:table-cell table:style-name="ce103" table:formula="of:=COUNTIF([.N$7:.N$1008];[.$K1])" office:value-type="float" office:value="0">
            <text:p>0</text:p>
          </table:table-cell>
          <table:table-cell table:style-name="ce103" table:formula="of:=COUNTIF([.O$7:.O$1008];[.$K1])" office:value-type="float" office:value="0">
            <text:p>0</text:p>
          </table:table-cell>
          <table:table-cell table:style-name="ce107" table:number-columns-repeated="211"/>
        </table:table-row>
        <table:table-row table:style-name="ro13">
          <table:table-cell/>
          <table:table-cell table:style-name="ce62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03"/>
          <table:table-cell table:style-name="ce103" office:value-type="string">
            <text:p>Failed</text:p>
          </table:table-cell>
          <table:table-cell table:style-name="ce103" table:formula="of:=COUNTIF([.L$7:.L$1008];[.$K2])" office:value-type="float" office:value="0">
            <text:p>0</text:p>
          </table:table-cell>
          <table:table-cell table:style-name="ce103" table:formula="of:=COUNTIF([.M$7:.M$1008];[.$K2])" office:value-type="float" office:value="0">
            <text:p>0</text:p>
          </table:table-cell>
          <table:table-cell table:style-name="ce103" table:formula="of:=COUNTIF([.N$7:.N$1008];[.$K2])" office:value-type="float" office:value="0">
            <text:p>0</text:p>
          </table:table-cell>
          <table:table-cell table:style-name="ce103" table:formula="of:=COUNTIF([.O$7:.O$1008];[.$K2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8"/>
        </table:table-row>
        <table:table-row table:style-name="ro4">
          <table:table-cell/>
          <table:table-cell table:style-name="ce63" office:value-type="string">
            <text:p>Function List<text:span text:style-name="T3">:</text:span></text:p>
          </table:table-cell>
          <table:table-cell table:style-name="ce71" office:value-type="string" table:number-columns-spanned="3" table:number-rows-spanned="1">
            <text:p>Check action permission for user login</text:p>
          </table:table-cell>
          <table:covered-table-cell table:number-columns-repeated="2"/>
          <table:table-cell table:number-columns-repeated="2"/>
          <table:table-cell table:style-name="ce94"/>
          <table:table-cell table:style-name="ce150"/>
          <table:table-cell table:style-name="ce103"/>
          <table:table-cell table:style-name="ce103" office:value-type="string">
            <text:p>Blocked</text:p>
          </table:table-cell>
          <table:table-cell table:style-name="ce103" table:formula="of:=COUNTIF([.L$7:.L$1008];[.$K3])" office:value-type="float" office:value="0">
            <text:p>0</text:p>
          </table:table-cell>
          <table:table-cell table:style-name="ce103" table:formula="of:=COUNTIF([.M$7:.M$1008];[.$K3])" office:value-type="float" office:value="0">
            <text:p>0</text:p>
          </table:table-cell>
          <table:table-cell table:style-name="ce103" table:formula="of:=COUNTIF([.N$7:.N$1008];[.$K3])" office:value-type="float" office:value="0">
            <text:p>0</text:p>
          </table:table-cell>
          <table:table-cell table:style-name="ce103" table:formula="of:=COUNTIF([.O$7:.O$1008];[.$K3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8"/>
        </table:table-row>
        <table:table-row table:style-name="ro15">
          <table:table-cell/>
          <table:table-cell table:style-name="ce63" office:value-type="string">
            <text:p>Total main cases</text:p>
          </table:table-cell>
          <table:table-cell table:style-name="ce71" table:formula="of:=MAX([.A7:.A994])" office:value-type="float" office:value="0" table:number-columns-spanned="3" table:number-rows-spanned="1">
            <text:p>#VALUE!</text:p>
          </table:table-cell>
          <table:covered-table-cell table:number-columns-repeated="2"/>
          <table:table-cell table:number-columns-repeated="2"/>
          <table:table-cell table:style-name="ce94"/>
          <table:table-cell table:style-name="ce150"/>
          <table:table-cell table:style-name="ce103"/>
          <table:table-cell table:style-name="ce104" office:value-type="string">
            <text:p>Untested</text:p>
          </table:table-cell>
          <table:table-cell table:style-name="ce103" table:formula="of:=COUNTIF([.L$7:.L$1008];[.$K4])" office:value-type="float" office:value="0">
            <text:p>0</text:p>
          </table:table-cell>
          <table:table-cell table:style-name="ce103" table:formula="of:=COUNTIF([.M$7:.M$1008];[.$K4])" office:value-type="float" office:value="0">
            <text:p>0</text:p>
          </table:table-cell>
          <table:table-cell table:style-name="ce103" table:formula="of:=COUNTIF([.N$7:.N$1008];[.$K4])" office:value-type="float" office:value="0">
            <text:p>0</text:p>
          </table:table-cell>
          <table:table-cell table:style-name="ce103" table:formula="of:=COUNTIF([.O$7:.O$1008];[.$K4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8"/>
        </table:table-row>
        <table:table-row table:style-name="ro13">
          <table:table-cell/>
          <table:table-cell table:style-name="ce147"/>
          <table:table-cell table:style-name="ce72" table:number-columns-repeated="6"/>
          <table:table-cell table:style-name="ce100"/>
          <table:table-cell table:style-name="ce104"/>
          <table:table-cell office:value-type="string">
            <text:p>N/A</text:p>
          </table:table-cell>
          <table:table-cell table:style-name="ce103" table:formula="of:=COUNTIF([.L$7:.L$1008];[.$K5])" office:value-type="float" office:value="0">
            <text:p>0</text:p>
          </table:table-cell>
          <table:table-cell table:style-name="ce103" table:formula="of:=COUNTIF([.M$7:.M$1008];[.$K5])" office:value-type="float" office:value="0">
            <text:p>0</text:p>
          </table:table-cell>
          <table:table-cell table:style-name="ce103" table:formula="of:=COUNTIF([.N$7:.N$1008];[.$K5])" office:value-type="float" office:value="0">
            <text:p>0</text:p>
          </table:table-cell>
          <table:table-cell table:style-name="ce103" table:formula="of:=COUNTIF([.O$7:.O$1008];[.$K5])" office:value-type="float" office:value="0">
            <text:p>0</text:p>
          </table:table-cell>
          <table:table-cell table:style-name="ce103" table:number-columns-repeated="2"/>
          <table:table-cell/>
          <table:table-cell table:style-name="ce72" table:number-columns-repeated="208"/>
        </table:table-row>
        <table:table-row table:style-name="ro57">
          <table:table-cell table:style-name="ce58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39" table:number-columns-repeated="207"/>
        </table:table-row>
        <table:table-row table:style-name="ro59">
          <table:table-cell table:style-name="ce59" office:value-type="float" office:value="1">
            <text:p>001</text:p>
          </table:table-cell>
          <table:table-cell table:style-name="ce111" office:value-type="string">
            <text:p>ANS_27</text:p>
          </table:table-cell>
          <table:table-cell table:style-name="ce74" office:value-type="float" office:value="1">
            <text:p>001</text:p>
          </table:table-cell>
          <table:table-cell table:style-name="ce81" office:value-type="string">
            <text:p>KS\Answers\Permission</text:p>
          </table:table-cell>
          <table:table-cell table:style-name="ce120"/>
          <table:table-cell table:style-name="ce81"/>
          <table:table-cell table:style-name="ce81" table:number-columns-repeated="2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 table:formula="of:=IF(VALUE(MID([.F8];6;FIND(&quot;:&quot;;[.F8];1)-FIND(&quot; &quot;;[.F8];1)-1))&gt;VALUE(MID([.F7];6;FIND(&quot;:&quot;;[.F7];1)-FIND(&quot; &quot;;[.F7];1)-1));&quot;&quot;;MAX([.A$7:.A7])+1)" office:value-type="float" office:value="0">
            <text:p>#VALUE!</text:p>
          </table:table-cell>
          <table:table-cell table:style-name="ce111" office:value-type="string">
            <text:p>ANS_27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0">
            <text:p>#VALUE!</text:p>
          </table:table-cell>
          <table:table-cell table:style-name="ce81" office:value-type="string">
            <text:p>KS\Answers\Permission</text:p>
          </table:table-cell>
          <table:table-cell table:style-name="ce121"/>
          <table:table-cell table:style-name="ce81"/>
          <table:table-cell table:style-name="ce81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9"/>
          <table:table-cell table:style-name="ce101"/>
          <table:table-cell table:style-name="ce100"/>
          <table:table-cell table:style-name="ce72" table:number-columns-repeated="216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81" table:number-columns-repeated="3"/>
          <table:table-cell table:style-name="ce101"/>
          <table:table-cell table:style-name="ce100"/>
          <table:table-cell table:style-name="ce72" table:number-columns-repeated="216"/>
        </table:table-row>
        <table:table-row table:style-name="ro60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9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6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81" table:number-columns-repeated="3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9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9"/>
          <table:table-cell table:style-name="ce101"/>
          <table:table-cell table:style-name="ce100"/>
          <table:table-cell table:style-name="ce72"/>
          <table:table-cell/>
          <table:table-cell table:style-name="ce72" table:number-columns-repeated="214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0"/>
          <table:table-cell table:style-name="ce81" table:number-columns-repeated="3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1" table:number-rows-repeated="2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9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style-name="ce100"/>
          <table:table-cell table:style-name="ce72" table:number-columns-repeated="216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81"/>
          <table:table-cell table:style-name="ce121"/>
          <table:table-cell table:style-name="ce81" table:number-columns-repeated="2"/>
          <table:table-cell table:style-name="ce148"/>
          <table:table-cell table:style-name="ce101"/>
          <table:table-cell table:number-columns-repeated="2"/>
          <table:table-cell table:style-name="ce72"/>
          <table:table-cell table:number-columns-repeated="214"/>
        </table:table-row>
        <table:table-row table:style-name="ro1" table:number-rows-repeated="11">
          <table:table-cell/>
          <table:table-cell table:style-name="ce30"/>
          <table:table-cell table:number-columns-repeated="224"/>
        </table:table-row>
        <table:table-row table:style-name="ro1" table:number-rows-repeated="65494">
          <table:table-cell table:number-columns-repeated="226"/>
        </table:table-row>
        <table:table-row table:style-name="ro1">
          <table:table-cell table:number-columns-repeated="226"/>
        </table:table-row>
      </table:table>
      <table:table table:name="System_Administration" table:style-name="ta2" table:print="false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9" table:default-cell-style-name="ce99"/>
        <table:table-column table:style-name="co6" table:default-cell-style-name="ce99"/>
        <table:table-column table:style-name="co6" table:number-columns-repeated="2" table:default-cell-style-name="Default"/>
        <table:table-column table:style-name="co55" table:default-cell-style-name="ce146"/>
        <table:table-column table:style-name="co6" table:number-columns-repeated="213" table:default-cell-style-name="Default"/>
        <table:table-row table:style-name="ro13">
          <table:table-cell/>
          <table:table-cell table:style-name="ce61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36"/>
          <table:table-cell table:style-name="ce103" office:value-type="string">
            <text:p>Passed</text:p>
          </table:table-cell>
          <table:table-cell table:style-name="ce103" table:formula="of:=COUNTIF([.L$7:.L$1008];[.$K1])" office:value-type="float" office:value="0">
            <text:p>0</text:p>
          </table:table-cell>
          <table:table-cell table:style-name="ce103" table:formula="of:=COUNTIF([.M$7:.M$1008];[.$K1])" office:value-type="float" office:value="0">
            <text:p>0</text:p>
          </table:table-cell>
          <table:table-cell table:style-name="ce103" table:formula="of:=COUNTIF([.N$7:.N$1008];[.$K1])" office:value-type="float" office:value="0">
            <text:p>0</text:p>
          </table:table-cell>
          <table:table-cell table:style-name="ce103" table:formula="of:=COUNTIF([.O$7:.O$1008];[.$K1])" office:value-type="float" office:value="0">
            <text:p>0</text:p>
          </table:table-cell>
          <table:table-cell table:style-name="ce107" table:number-columns-repeated="210"/>
          <table:table-cell/>
        </table:table-row>
        <table:table-row table:style-name="ro13">
          <table:table-cell/>
          <table:table-cell table:style-name="ce62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8"/>
          <table:table-cell table:style-name="ce103"/>
          <table:table-cell table:style-name="ce103" office:value-type="string">
            <text:p>Failed</text:p>
          </table:table-cell>
          <table:table-cell table:style-name="ce103" table:formula="of:=COUNTIF([.L$7:.L$1008];[.$K2])" office:value-type="float" office:value="0">
            <text:p>0</text:p>
          </table:table-cell>
          <table:table-cell table:style-name="ce103" table:formula="of:=COUNTIF([.M$7:.M$1008];[.$K2])" office:value-type="float" office:value="0">
            <text:p>0</text:p>
          </table:table-cell>
          <table:table-cell table:style-name="ce103" table:formula="of:=COUNTIF([.N$7:.N$1008];[.$K2])" office:value-type="float" office:value="0">
            <text:p>0</text:p>
          </table:table-cell>
          <table:table-cell table:style-name="ce103" table:formula="of:=COUNTIF([.O$7:.O$1008];[.$K2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7"/>
          <table:table-cell/>
        </table:table-row>
        <table:table-row table:style-name="ro10">
          <table:table-cell/>
          <table:table-cell table:style-name="ce63" office:value-type="string">
            <text:p>Function List<text:span text:style-name="T3">:</text:span></text:p>
          </table:table-cell>
          <table:table-cell table:style-name="ce71" table:number-columns-spanned="3" table:number-rows-spanned="1"/>
          <table:covered-table-cell table:number-columns-repeated="2"/>
          <table:table-cell table:number-columns-repeated="2"/>
          <table:table-cell table:style-name="ce94"/>
          <table:table-cell/>
          <table:table-cell table:style-name="ce103"/>
          <table:table-cell table:style-name="ce103" office:value-type="string">
            <text:p>Blocked</text:p>
          </table:table-cell>
          <table:table-cell table:style-name="ce103" table:formula="of:=COUNTIF([.L$7:.L$1008];[.$K3])" office:value-type="float" office:value="0">
            <text:p>0</text:p>
          </table:table-cell>
          <table:table-cell table:style-name="ce103" table:formula="of:=COUNTIF([.M$7:.M$1008];[.$K3])" office:value-type="float" office:value="0">
            <text:p>0</text:p>
          </table:table-cell>
          <table:table-cell table:style-name="ce103" table:formula="of:=COUNTIF([.N$7:.N$1008];[.$K3])" office:value-type="float" office:value="0">
            <text:p>0</text:p>
          </table:table-cell>
          <table:table-cell table:style-name="ce103" table:formula="of:=COUNTIF([.O$7:.O$1008];[.$K3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7"/>
          <table:table-cell/>
        </table:table-row>
        <table:table-row table:style-name="ro15">
          <table:table-cell/>
          <table:table-cell table:style-name="ce63" office:value-type="string">
            <text:p>Total main cases</text:p>
          </table:table-cell>
          <table:table-cell table:style-name="ce71" table:formula="of:=MAX([.A7:.A1028])" office:value-type="float" office:value="0" table:number-columns-spanned="3" table:number-rows-spanned="1">
            <text:p>#VALUE!</text:p>
          </table:table-cell>
          <table:covered-table-cell table:number-columns-repeated="2"/>
          <table:table-cell table:number-columns-repeated="2"/>
          <table:table-cell table:style-name="ce94"/>
          <table:table-cell/>
          <table:table-cell table:style-name="ce103"/>
          <table:table-cell table:style-name="ce104" office:value-type="string">
            <text:p>Untested</text:p>
          </table:table-cell>
          <table:table-cell table:style-name="ce103" table:formula="of:=COUNTIF([.L$7:.L$1008];[.$K4])" office:value-type="float" office:value="0">
            <text:p>0</text:p>
          </table:table-cell>
          <table:table-cell table:style-name="ce103" table:formula="of:=COUNTIF([.M$7:.M$1008];[.$K4])" office:value-type="float" office:value="0">
            <text:p>0</text:p>
          </table:table-cell>
          <table:table-cell table:style-name="ce103" table:formula="of:=COUNTIF([.N$7:.N$1008];[.$K4])" office:value-type="float" office:value="0">
            <text:p>0</text:p>
          </table:table-cell>
          <table:table-cell table:style-name="ce103" table:formula="of:=COUNTIF([.O$7:.O$1008];[.$K4])" office:value-type="float" office:value="0">
            <text:p>0</text:p>
          </table:table-cell>
          <table:table-cell table:style-name="ce103" table:number-columns-repeated="2"/>
          <table:table-cell/>
          <table:table-cell table:style-name="ce107" table:number-columns-repeated="207"/>
          <table:table-cell/>
        </table:table-row>
        <table:table-row table:style-name="ro13">
          <table:table-cell/>
          <table:table-cell table:style-name="ce151"/>
          <table:table-cell table:style-name="ce72" table:number-columns-repeated="6"/>
          <table:table-cell table:style-name="ce100"/>
          <table:table-cell table:style-name="ce104"/>
          <table:table-cell office:value-type="string">
            <text:p>N/A</text:p>
          </table:table-cell>
          <table:table-cell table:style-name="ce103" table:formula="of:=COUNTIF([.L$7:.L$1008];[.$K5])" office:value-type="float" office:value="0">
            <text:p>0</text:p>
          </table:table-cell>
          <table:table-cell table:style-name="ce103" table:formula="of:=COUNTIF([.M$7:.M$1008];[.$K5])" office:value-type="float" office:value="0">
            <text:p>0</text:p>
          </table:table-cell>
          <table:table-cell table:style-name="ce103" table:formula="of:=COUNTIF([.N$7:.N$1008];[.$K5])" office:value-type="float" office:value="0">
            <text:p>0</text:p>
          </table:table-cell>
          <table:table-cell table:style-name="ce103" table:formula="of:=COUNTIF([.O$7:.O$1008];[.$K5])" office:value-type="float" office:value="0">
            <text:p>0</text:p>
          </table:table-cell>
          <table:table-cell table:style-name="ce103" table:number-columns-repeated="2"/>
          <table:table-cell/>
          <table:table-cell table:style-name="ce72" table:number-columns-repeated="207"/>
          <table:table-cell/>
        </table:table-row>
        <table:table-row table:style-name="ro1">
          <table:table-cell table:style-name="ce58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2"/>
          <table:table-cell table:style-name="ce143"/>
          <table:table-cell table:style-name="ce73" table:number-columns-repeated="6"/>
          <table:table-cell table:style-name="ce139" table:number-columns-repeated="207"/>
        </table:table-row>
        <table:table-row table:style-name="ro1">
          <table:table-cell table:style-name="ce59" office:value-type="float" office:value="1">
            <text:p>001</text:p>
          </table:table-cell>
          <table:table-cell table:style-name="ce111" office:value-type="string">
            <text:p>ANS_24</text:p>
          </table:table-cell>
          <table:table-cell table:style-name="ce74" office:value-type="float" office:value="1">
            <text:p>001</text:p>
          </table:table-cell>
          <table:table-cell table:style-name="ce152"/>
          <table:table-cell table:style-name="ce153"/>
          <table:table-cell table:style-name="ce78"/>
          <table:table-cell table:style-name="ce156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 table:formula="of:=IF(VALUE(MID([.F8];6;FIND(&quot;:&quot;;[.F8];1)-FIND(&quot; &quot;;[.F8];1)-1))&gt;VALUE(MID([.F7];6;FIND(&quot;:&quot;;[.F7];1)-FIND(&quot; &quot;;[.F7];1)-1));&quot;&quot;;MAX([.A$7:.A7])+1)" office:value-type="float" office:value="0">
            <text:p>#VALUE!</text:p>
          </table:table-cell>
          <table:table-cell table:style-name="ce111" office:value-type="string">
            <text:p>ANS_24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0">
            <text:p>#VALUE!</text:p>
          </table:table-cell>
          <table:table-cell table:style-name="ce152"/>
          <table:table-cell table:style-name="ce154"/>
          <table:table-cell table:style-name="ce152"/>
          <table:table-cell table:style-name="ce157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22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78" table:number-columns-repeated="2"/>
          <table:table-cell table:style-name="ce156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33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2"/>
          <table:table-cell table:style-name="ce119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62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4"/>
          <table:table-cell table:style-name="ce153"/>
          <table:table-cell table:style-name="ce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82"/>
          <table:table-cell table:style-name="ce155"/>
          <table:table-cell table:style-name="ce158"/>
          <table:table-cell table:style-name="ce155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22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78" table:number-columns-repeated="2"/>
          <table:table-cell table:style-name="ce156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15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63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64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6" table:number-columns-repeated="2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4"/>
          <table:table-cell table:style-name="ce152"/>
          <table:table-cell table:style-name="ce158"/>
          <table:table-cell table:style-name="ce78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22"/>
          <table:table-cell table:style-name="ce152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78"/>
          <table:table-cell table:style-name="ce152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22"/>
          <table:table-cell table:style-name="ce152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78"/>
          <table:table-cell table:style-name="ce152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22"/>
          <table:table-cell table:style-name="ce152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78"/>
          <table:table-cell table:style-name="ce152" table:number-columns-repeated="3"/>
          <table:table-cell table:style-name="ce159"/>
          <table:table-cell table:style-name="ce100"/>
          <table:table-cell table:style-name="ce72" table:number-columns-repeated="2"/>
          <table:table-cell table:style-name="ce144"/>
          <table:table-cell table:style-name="ce72" table:number-columns-repeated="213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78"/>
          <table:table-cell table:style-name="ce152"/>
          <table:table-cell table:style-name="ce78"/>
          <table:table-cell table:style-name="ce159"/>
          <table:table-cell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/>
          <table:table-cell table:style-name="ce153"/>
          <table:table-cell table:style-name="ce152" table:number-columns-repeated="2"/>
          <table:table-cell table:style-name="ce78"/>
          <table:table-cell table:style-name="ce159"/>
          <table:table-cell table:number-columns-repeated="217"/>
        </table:table-row>
        <table:table-row table:style-name="ro1">
          <table:table-cell table:style-name="ce60"/>
          <table:table-cell table:style-name="ce111"/>
          <table:table-cell table:style-name="ce75"/>
          <table:table-cell table:style-name="ce152" table:number-columns-repeated="4"/>
          <table:table-cell table:style-name="ce78"/>
          <table:table-cell table:style-name="ce159"/>
          <table:table-cell table:number-columns-repeated="217"/>
        </table:table-row>
        <table:table-row table:style-name="ro1" table:number-rows-repeated="7">
          <table:table-cell/>
          <table:table-cell table:style-name="ce109"/>
          <table:table-cell table:number-columns-repeated="224"/>
        </table:table-row>
        <table:table-row table:style-name="ro1" table:number-rows-repeated="65424">
          <table:table-cell table:number-columns-repeated="226"/>
        </table:table-row>
        <table:table-row table:style-name="ro1">
          <table:table-cell table:number-columns-repeated="226"/>
        </table:table-row>
      </table:table>
      <table:table table:name="Customization" table:style-name="ta2" table:print="false">
        <office:forms form:automatic-focus="false" form:apply-design-mode="false"/>
        <table:table-column table:style-name="co47" table:default-cell-style-name="ce160"/>
        <table:table-column table:style-name="co56" table:default-cell-style-name="ce160"/>
        <table:table-column table:style-name="co57" table:default-cell-style-name="ce160"/>
        <table:table-column table:style-name="co58" table:default-cell-style-name="ce160"/>
        <table:table-column table:style-name="co32" table:default-cell-style-name="ce160"/>
        <table:table-column table:style-name="co51" table:default-cell-style-name="ce160"/>
        <table:table-column table:style-name="co59" table:default-cell-style-name="ce160"/>
        <table:table-column table:style-name="co60" table:default-cell-style-name="ce160"/>
        <table:table-column table:style-name="co10" table:default-cell-style-name="ce180"/>
        <table:table-column table:style-name="co61" table:default-cell-style-name="ce184"/>
        <table:table-column table:style-name="co46" table:default-cell-style-name="ce160"/>
        <table:table-column table:style-name="co6" table:number-columns-repeated="245" table:default-cell-style-name="ce160"/>
        <table:table-row table:style-name="ro13">
          <table:table-cell/>
          <table:table-cell table:style-name="ce163" office:value-type="string">
            <text:p>TEST CASES</text:p>
          </table:table-cell>
          <table:table-cell table:style-name="ce170"/>
          <table:table-cell table:style-name="ce164" table:number-columns-repeated="2"/>
          <table:table-cell table:number-columns-repeated="2"/>
          <table:table-cell table:style-name="ce164"/>
          <table:table-cell table:style-name="ce179"/>
          <table:table-cell table:style-name="ce183"/>
          <table:table-cell table:style-name="ce103" office:value-type="string">
            <text:p>Passed</text:p>
          </table:table-cell>
          <table:table-cell table:style-name="ce103" table:formula="of:=COUNTIF([.L$7:.L$1008];[.$K1])" office:value-type="float" office:value="0">
            <text:p>0</text:p>
          </table:table-cell>
          <table:table-cell table:style-name="ce103" table:formula="of:=COUNTIF([.M$7:.M$1008];[.$K1])" office:value-type="float" office:value="0">
            <text:p>0</text:p>
          </table:table-cell>
          <table:table-cell table:style-name="ce103" table:formula="of:=COUNTIF([.N$7:.N$1008];[.$K1])" office:value-type="float" office:value="0">
            <text:p>0</text:p>
          </table:table-cell>
          <table:table-cell table:style-name="ce103" table:formula="of:=COUNTIF([.O$7:.O$1008];[.$K1])" office:value-type="float" office:value="0">
            <text:p>0</text:p>
          </table:table-cell>
          <table:table-cell table:style-name="ce185" table:number-columns-repeated="210"/>
          <table:table-cell table:number-columns-repeated="31"/>
        </table:table-row>
        <table:table-row table:style-name="ro13">
          <table:table-cell/>
          <table:table-cell table:style-name="ce164" table:number-columns-repeated="4"/>
          <table:table-cell table:number-columns-repeated="2"/>
          <table:table-cell table:style-name="ce164"/>
          <table:table-cell table:style-name="ce179"/>
          <table:table-cell table:style-name="ce103"/>
          <table:table-cell table:style-name="ce103" office:value-type="string">
            <text:p>Failed</text:p>
          </table:table-cell>
          <table:table-cell table:style-name="ce103" table:formula="of:=COUNTIF([.L$7:.L$1008];[.$K2])" office:value-type="float" office:value="0">
            <text:p>0</text:p>
          </table:table-cell>
          <table:table-cell table:style-name="ce103" table:formula="of:=COUNTIF([.M$7:.M$1008];[.$K2])" office:value-type="float" office:value="0">
            <text:p>0</text:p>
          </table:table-cell>
          <table:table-cell table:style-name="ce103" table:formula="of:=COUNTIF([.N$7:.N$1008];[.$K2])" office:value-type="float" office:value="0">
            <text:p>0</text:p>
          </table:table-cell>
          <table:table-cell table:style-name="ce103" table:formula="of:=COUNTIF([.O$7:.O$1008];[.$K2])" office:value-type="float" office:value="0">
            <text:p>0</text:p>
          </table:table-cell>
          <table:table-cell table:style-name="ce103" table:number-columns-repeated="2"/>
          <table:table-cell table:style-name="Default"/>
          <table:table-cell table:style-name="ce185" table:number-columns-repeated="207"/>
          <table:table-cell table:number-columns-repeated="31"/>
        </table:table-row>
        <table:table-row table:style-name="ro11">
          <table:table-cell/>
          <table:table-cell table:style-name="ce165" office:value-type="string">
            <text:p>Function List<text:span text:style-name="T3">:</text:span></text:p>
          </table:table-cell>
          <table:table-cell table:style-name="ce171" table:number-columns-spanned="3" table:number-rows-spanned="1"/>
          <table:covered-table-cell table:number-columns-repeated="2"/>
          <table:table-cell table:number-columns-repeated="2"/>
          <table:table-cell table:style-name="ce177"/>
          <table:table-cell/>
          <table:table-cell table:style-name="ce103"/>
          <table:table-cell table:style-name="ce103" office:value-type="string">
            <text:p>Blocked</text:p>
          </table:table-cell>
          <table:table-cell table:style-name="ce103" table:formula="of:=COUNTIF([.L$7:.L$1008];[.$K3])" office:value-type="float" office:value="0">
            <text:p>0</text:p>
          </table:table-cell>
          <table:table-cell table:style-name="ce103" table:formula="of:=COUNTIF([.M$7:.M$1008];[.$K3])" office:value-type="float" office:value="0">
            <text:p>0</text:p>
          </table:table-cell>
          <table:table-cell table:style-name="ce103" table:formula="of:=COUNTIF([.N$7:.N$1008];[.$K3])" office:value-type="float" office:value="0">
            <text:p>0</text:p>
          </table:table-cell>
          <table:table-cell table:style-name="ce103" table:formula="of:=COUNTIF([.O$7:.O$1008];[.$K3])" office:value-type="float" office:value="0">
            <text:p>0</text:p>
          </table:table-cell>
          <table:table-cell table:style-name="ce103" table:number-columns-repeated="2"/>
          <table:table-cell table:style-name="Default"/>
          <table:table-cell table:style-name="ce185" table:number-columns-repeated="207"/>
          <table:table-cell table:number-columns-repeated="31"/>
        </table:table-row>
        <table:table-row table:style-name="ro15">
          <table:table-cell/>
          <table:table-cell table:style-name="ce166" office:value-type="string">
            <text:p>Total main cases</text:p>
          </table:table-cell>
          <table:table-cell table:style-name="ce171" table:formula="of:=MAX([.A7:.A913])" office:value-type="float" office:value="0" table:number-columns-spanned="3" table:number-rows-spanned="1">
            <text:p>#VALUE!</text:p>
          </table:table-cell>
          <table:covered-table-cell table:number-columns-repeated="2"/>
          <table:table-cell table:number-columns-repeated="2"/>
          <table:table-cell table:style-name="ce177"/>
          <table:table-cell/>
          <table:table-cell table:style-name="ce103"/>
          <table:table-cell table:style-name="ce104" office:value-type="string">
            <text:p>Untested</text:p>
          </table:table-cell>
          <table:table-cell table:style-name="ce103" table:formula="of:=COUNTIF([.L$7:.L$1008];[.$K4])" office:value-type="float" office:value="0">
            <text:p>0</text:p>
          </table:table-cell>
          <table:table-cell table:style-name="ce103" table:formula="of:=COUNTIF([.M$7:.M$1008];[.$K4])" office:value-type="float" office:value="0">
            <text:p>0</text:p>
          </table:table-cell>
          <table:table-cell table:style-name="ce103" table:formula="of:=COUNTIF([.N$7:.N$1008];[.$K4])" office:value-type="float" office:value="0">
            <text:p>0</text:p>
          </table:table-cell>
          <table:table-cell table:style-name="ce103" table:formula="of:=COUNTIF([.O$7:.O$1008];[.$K4])" office:value-type="float" office:value="0">
            <text:p>0</text:p>
          </table:table-cell>
          <table:table-cell table:style-name="ce103" table:number-columns-repeated="2"/>
          <table:table-cell table:style-name="Default"/>
          <table:table-cell table:style-name="ce185" table:number-columns-repeated="207"/>
          <table:table-cell table:number-columns-repeated="31"/>
        </table:table-row>
        <table:table-row table:style-name="ro13">
          <table:table-cell/>
          <table:table-cell table:style-name="ce167"/>
          <table:table-cell table:style-name="ce172" table:number-columns-repeated="6"/>
          <table:table-cell table:style-name="ce181"/>
          <table:table-cell table:style-name="ce104"/>
          <table:table-cell table:style-name="Default" office:value-type="string">
            <text:p>N/A</text:p>
          </table:table-cell>
          <table:table-cell table:style-name="ce103" table:formula="of:=COUNTIF([.L$7:.L$1008];[.$K5])" office:value-type="float" office:value="0">
            <text:p>0</text:p>
          </table:table-cell>
          <table:table-cell table:style-name="ce103" table:formula="of:=COUNTIF([.M$7:.M$1008];[.$K5])" office:value-type="float" office:value="0">
            <text:p>0</text:p>
          </table:table-cell>
          <table:table-cell table:style-name="ce103" table:formula="of:=COUNTIF([.N$7:.N$1008];[.$K5])" office:value-type="float" office:value="0">
            <text:p>0</text:p>
          </table:table-cell>
          <table:table-cell table:style-name="ce103" table:formula="of:=COUNTIF([.O$7:.O$1008];[.$K5])" office:value-type="float" office:value="0">
            <text:p>0</text:p>
          </table:table-cell>
          <table:table-cell table:style-name="ce103" table:number-columns-repeated="2"/>
          <table:table-cell table:style-name="Default"/>
          <table:table-cell table:style-name="ce172" table:number-columns-repeated="207"/>
          <table:table-cell table:number-columns-repeated="31"/>
        </table:table-row>
        <table:table-row table:style-name="ro1">
          <table:table-cell table:style-name="ce161" office:value-type="string">
            <text:p>Case No</text:p>
          </table:table-cell>
          <table:table-cell table:style-name="ce168" office:value-type="string">
            <text:p>Related function</text:p>
          </table:table-cell>
          <table:table-cell table:style-name="ce168" office:value-type="string">
            <text:p>Case ID</text:p>
          </table:table-cell>
          <table:table-cell table:style-name="ce168" office:value-type="string">
            <text:p>Path</text:p>
          </table:table-cell>
          <table:table-cell table:style-name="ce168" office:value-type="string">
            <text:p>Case Name</text:p>
          </table:table-cell>
          <table:table-cell table:style-name="ce168" office:value-type="string">
            <text:p>Description</text:p>
          </table:table-cell>
          <table:table-cell table:style-name="ce168" office:value-type="string">
            <text:p>Steps</text:p>
          </table:table-cell>
          <table:table-cell table:style-name="ce168" office:value-type="string">
            <text:p>Expected Output</text:p>
          </table:table-cell>
          <table:table-cell table:style-name="ce168" office:value-type="string">
            <text:p>Priority</text:p>
          </table:table-cell>
          <table:table-cell table:style-name="ce168" office:value-type="string">
            <text:p>Affect</text:p>
          </table:table-cell>
          <table:table-cell table:style-name="ce168" table:number-columns-repeated="9"/>
          <table:table-cell table:style-name="ce186" table:number-columns-repeated="207"/>
          <table:table-cell table:number-columns-repeated="30"/>
        </table:table-row>
        <table:table-row table:style-name="ro48">
          <table:table-cell table:style-name="ce162" office:value-type="float" office:value="1">
            <text:p>001</text:p>
          </table:table-cell>
          <table:table-cell table:style-name="ce169" office:value-type="string">
            <text:p>ANS_26</text:p>
          </table:table-cell>
          <table:table-cell table:style-name="ce75" office:value-type="float" office:value="1">
            <text:p>001</text:p>
          </table:table-cell>
          <table:table-cell table:style-name="ce173"/>
          <table:table-cell table:style-name="ce174"/>
          <table:table-cell table:style-name="ce173"/>
          <table:table-cell table:style-name="ce173" table:number-columns-repeated="2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 table:formula="of:=IF(VALUE(MID([.F8];6;FIND(&quot;:&quot;;[.F8];1)-FIND(&quot; &quot;;[.F8];1)-1))&gt;VALUE(MID([.F7];6;FIND(&quot;:&quot;;[.F7];1)-FIND(&quot; &quot;;[.F7];1)-1));&quot;&quot;;MAX([.A$7:.A7])+1)" office:value-type="float" office:value="0">
            <text:p>#VALUE!</text:p>
          </table:table-cell>
          <table:table-cell table:style-name="ce169" office:value-type="string">
            <text:p>ANS_26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0">
            <text:p>#VALUE!</text:p>
          </table:table-cell>
          <table:table-cell table:style-name="ce173"/>
          <table:table-cell table:style-name="ce175"/>
          <table:table-cell table:style-name="ce173"/>
          <table:table-cell table:style-name="ce173" table:number-columns-repeated="2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2"/>
          <table:table-cell table:style-name="ce178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2"/>
          <table:table-cell table:style-name="ce178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2"/>
          <table:table-cell table:style-name="ce178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2"/>
          <table:table-cell table:style-name="ce178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38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32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2"/>
          <table:table-cell table:style-name="ce178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38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2"/>
          <table:table-cell table:style-name="ce178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65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3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35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2"/>
          <table:table-cell table:style-name="ce178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66">
          <table:table-cell table:style-name="ce60"/>
          <table:table-cell table:style-name="ce169"/>
          <table:table-cell table:style-name="ce75"/>
          <table:table-cell table:style-name="ce173"/>
          <table:table-cell table:style-name="ce175"/>
          <table:table-cell table:style-name="ce173" table:number-columns-repeated="2"/>
          <table:table-cell table:style-name="ce178"/>
          <table:table-cell table:style-name="ce182"/>
          <table:table-cell table:style-name="ce181"/>
          <table:table-cell table:style-name="ce172" table:number-columns-repeated="216"/>
          <table:table-cell table:number-columns-repeated="30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6"/>
          <table:table-cell table:style-name="ce173" table:number-columns-repeated="3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6"/>
          <table:table-cell table:style-name="ce173" table:number-columns-repeated="2"/>
          <table:table-cell table:style-name="ce178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6"/>
          <table:table-cell table:style-name="ce173" table:number-columns-repeated="3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6"/>
          <table:table-cell table:style-name="ce173" table:number-columns-repeated="2"/>
          <table:table-cell table:style-name="ce178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4"/>
          <table:table-cell table:style-name="ce173" table:number-columns-repeated="3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>
          <table:table-cell table:style-name="ce60"/>
          <table:table-cell table:style-name="ce169"/>
          <table:table-cell table:style-name="ce75"/>
          <table:table-cell table:style-name="ce173"/>
          <table:table-cell table:style-name="ce176"/>
          <table:table-cell table:style-name="ce173" table:number-columns-repeated="3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 table:number-rows-repeated="2">
          <table:table-cell table:style-name="ce60"/>
          <table:table-cell table:style-name="ce169"/>
          <table:table-cell table:style-name="ce75"/>
          <table:table-cell table:style-name="ce173"/>
          <table:table-cell table:style-name="ce176"/>
          <table:table-cell table:style-name="ce173" table:number-columns-repeated="2"/>
          <table:table-cell table:style-name="ce178"/>
          <table:table-cell table:style-name="ce182"/>
          <table:table-cell table:number-columns-repeated="2"/>
          <table:table-cell table:style-name="ce172"/>
          <table:table-cell table:number-columns-repeated="244"/>
        </table:table-row>
        <table:table-row table:style-name="ro1" table:number-rows-repeated="654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table:table-column table:style-name="co75" table:default-cell-style-name="ce262"/>
        <table:table-column table:style-name="co36" table:default-cell-style-name="ce262"/>
        <table:table-column table:style-name="co40" table:default-cell-style-name="ce262"/>
        <table:table-column table:style-name="co76" table:default-cell-style-name="ce262"/>
        <table:table-column table:style-name="co77" table:default-cell-style-name="ce262"/>
        <table:table-column table:style-name="co6" table:number-columns-repeated="251" table:default-cell-style-name="ce262"/>
        <table:table-row table:style-name="ro28">
          <table:table-cell table:style-name="ce257" office:value-type="string" table:number-columns-spanned="5" table:number-rows-spanned="2">
            <text:p>PLF User Stories List</text:p>
            <text:p><text:span text:style-name="T7">Product version: PLF 3.0 beta2</text:span></text:p>
          </table:table-cell>
          <table:covered-table-cell table:style-name="ce263"/>
          <table:covered-table-cell table:style-name="ce263"/>
          <table:covered-table-cell table:style-name="ce263"/>
          <table:covered-table-cell table:style-name="ce263"/>
          <table:table-cell table:style-name="ce52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34">
          <table:covered-table-cell table:style-name="ce258"/>
          <table:covered-table-cell table:style-name="ce263"/>
          <table:covered-table-cell table:style-name="ce263"/>
          <table:covered-table-cell table:style-name="ce263"/>
          <table:covered-table-cell table:style-name="ce263"/>
          <table:covered-table-cell table:style-name="ce269"/>
          <table:table-cell table:number-columns-repeated="250"/>
        </table:table-row>
        <table:table-row table:style-name="ro89">
          <table:table-cell table:style-name="ce48" office:value-type="string">
            <text:p>Id</text:p>
          </table:table-cell>
          <table:table-cell table:style-name="ce52" office:value-type="string">
            <text:p>Portlet</text:p>
          </table:table-cell>
          <table:table-cell table:style-name="ce52" office:value-type="string">
            <text:p>Functional Group</text:p>
          </table:table-cell>
          <table:table-cell table:style-name="ce52" office:value-type="string">
            <text:p>Functionality</text:p>
          </table:table-cell>
          <table:table-cell table:style-name="ce52" office:value-type="string">
            <text:p>Functionality summary</text:p>
          </table:table-cell>
          <table:covered-table-cell table:style-name="ce269"/>
          <table:table-cell table:number-columns-repeated="250"/>
        </table:table-row>
        <table:table-row table:style-name="ro1">
          <table:table-cell table:style-name="ce259" office:value-type="string">
            <text:p>ANS_01</text:p>
          </table:table-cell>
          <table:table-cell table:style-name="ce264" office:value-type="string">
            <text:p>Answers</text:p>
          </table:table-cell>
          <table:table-cell table:style-name="ce266" office:value-type="string">
            <text:p>Category</text:p>
          </table:table-cell>
          <table:table-cell table:style-name="ce268" office:value-type="string">
            <text:p>Add</text:p>
          </table:table-cell>
          <table:table-cell table:style-name="ce268"/>
          <table:table-cell table:style-name="ce270" table:formula="of:=SUMPRODUCT(([Intergration_Features.B$5:Intergration_Features.B$1052]=[.$A4])*([Intergration_Features.A$5:Intergration_Features.A$1052]&lt;&gt;&quot;&quot;))" office:value-type="float" office:value="0">
            <text:p>#REF!</text:p>
          </table:table-cell>
          <table:table-cell table:number-columns-repeated="250"/>
        </table:table-row>
        <table:table-row table:style-name="ro1">
          <table:table-cell table:style-name="ce259" office:value-type="string">
            <text:p>ANS_02</text:p>
          </table:table-cell>
          <table:table-cell table:style-name="ce264" office:value-type="string">
            <text:p>Answers</text:p>
          </table:table-cell>
          <table:table-cell table:style-name="ce266" office:value-type="string">
            <text:p>Category</text:p>
          </table:table-cell>
          <table:table-cell table:style-name="ce268" office:value-type="string">
            <text:p>Edit</text:p>
          </table:table-cell>
          <table:table-cell table:style-name="ce268"/>
          <table:table-cell table:style-name="ce270" table:formula="of:=SUMPRODUCT(([Intergration_Features.B$5:Intergration_Features.B$1052]=[.$A5])*([Intergration_Features.A$5:Intergration_Features.A$1052]&lt;&gt;&quot;&quot;))" office:value-type="float" office:value="0">
            <text:p>#REF!</text:p>
          </table:table-cell>
          <table:table-cell table:number-columns-repeated="250"/>
        </table:table-row>
        <table:table-row table:style-name="ro1">
          <table:table-cell table:style-name="ce260" office:value-type="string" table:number-columns-spanned="5" table:number-rows-spanned="1">
            <text:p>Total</text:p>
          </table:table-cell>
          <table:covered-table-cell table:style-name="ce264"/>
          <table:covered-table-cell table:style-name="ce267"/>
          <table:covered-table-cell table:style-name="ce267"/>
          <table:covered-table-cell table:style-name="ce264"/>
          <table:table-cell table:style-name="ce271" table:formula="of:=SUM([.F4:.F5])" office:value-type="float" office:value="0">
            <text:p>#REF!</text:p>
          </table:table-cell>
          <table:table-cell table:number-columns-repeated="250"/>
        </table:table-row>
        <table:table-row table:style-name="ro1">
          <table:table-cell table:style-name="ce261"/>
          <table:table-cell table:style-name="ce265"/>
          <table:table-cell table:number-columns-repeated="2"/>
          <table:table-cell table:style-name="ce265" table:number-columns-repeated="226"/>
          <table:table-cell table:number-columns-repeated="26"/>
        </table:table-row>
        <table:table-row table:style-name="ro1" table:number-rows-repeated="12">
          <table:table-cell table:style-name="ce261"/>
          <table:table-cell table:number-columns-repeated="255"/>
        </table:table-row>
        <table:table-row table:style-name="ro90">
          <table:table-cell table:style-name="ce261"/>
          <table:table-cell table:number-columns-repeated="255"/>
        </table:table-row>
        <table:table-row table:style-name="ro1" table:number-rows-repeated="11">
          <table:table-cell table:style-name="ce261"/>
          <table:table-cell table:number-columns-repeated="255"/>
        </table:table-row>
        <table:table-row table:style-name="ro1" table:number-rows-repeated="11">
          <table:table-cell table:style-name="ce261"/>
          <table:table-cell table:style-name="ce265" table:number-columns-repeated="229"/>
          <table:table-cell table:number-columns-repeated="26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rgration_Features.$A$13" table:cell-range-address="$Intergration_Features.$B$7:.$H$79"/>
        <table:named-range table:name="FAQ_02" table:base-cell-address="$Intergration_Features.$G$32" table:cell-range-address="$Intergration_Features.$B$86:.$H$88"/>
        <table:named-range table:name="FAQ_03" table:base-cell-address="$Intergration_Features.$G$34" table:cell-range-address="$Intergration_Features.$B$137:.$H$138"/>
        <table:named-range table:name="FAQ_04" table:base-cell-address="$Intergration_Features.$A$51" table:cell-range-address="$Intergration_Features.$B$141:.$H$148"/>
        <table:named-range table:name="FAQ_05" table:base-cell-address="$Intergration_Features.$G$39" table:cell-range-address="$Intergration_Features.$B$144:.$H$145"/>
        <table:named-range table:name="FAQ_06" table:base-cell-address="$Intergration_Features.$G$41" table:cell-range-address="$Intergration_Features.$B$147:.$H$148"/>
        <table:named-range table:name="FAQ_07" table:base-cell-address="$Intergration_Features.$G$71" table:cell-range-address="$Intergration_Features.$B$149:.$H$174"/>
        <table:named-range table:name="FAQ_08" table:base-cell-address="$Intergration_Features.$G$85" table:cell-range-address="$Intergration_Features.$B$178:.$H$191"/>
        <table:named-range table:name="FAQ_09" table:base-cell-address="$Intergration_Features.$G$99" table:cell-range-address="$Intergration_Features.$B$197:.$H$204"/>
        <table:named-range table:name="FAQ_10" table:base-cell-address="$Acme_Industry_Website.$G$38" table:cell-range-address="$Acme_Industry_Website.$B$7:.$H$38"/>
        <table:named-range table:name="FAQ_11" table:base-cell-address="$Acme_Industry_Website.$G$50" table:cell-range-address="$Acme_Industry_Website.$B$39:.$H$49"/>
        <table:named-range table:name="FAQ_12" table:base-cell-address="$Acme_Industry_Website.$G$57" table:cell-range-address="$Acme_Industry_Website.$B$50:.$H$52"/>
        <table:named-range table:name="FAQ_13" table:base-cell-address="$Acme_Industry_Website.$G$133" table:cell-range-address="$Acme_Industry_Website.$B$98:.$H$163"/>
        <table:named-range table:name="FAQ_14" table:base-cell-address="$Acme_Industry_Website.$G$136" table:cell-range-address="$Acme_Industry_Website.$B$197:.$H$199"/>
        <table:named-range table:name="FAQ_15" table:base-cell-address="$Acme_Industry_Website.$G$158" table:cell-range-address="$Acme_Industry_Website.$B$201:.$H$213"/>
        <table:named-range table:name="FAQ_16" table:base-cell-address="$Acme_Industry_Website.$G$166" table:cell-range-address="$Acme_Industry_Website.$B$240:.$H$244"/>
        <table:named-range table:name="FAQ_17" table:base-cell-address="$Acme_Industry_Website.$G$170" table:cell-range-address="$Acme_Industry_Website.$B$245:$Acme_Industry_Website.$H$246"/>
        <table:named-range table:name="FAQ_18" table:base-cell-address="$Acme_Industry_Social_Intranet.$G$18" table:cell-range-address="$Acme_Industry_Social_Intranet.$B$7:.$H$12"/>
        <table:named-range table:name="FAQ_19" table:base-cell-address="$Acme_Industry_Social_Intranet.$G$22" table:cell-range-address="$Acme_Industry_Social_Intranet.$B$21:.$H$24"/>
        <table:named-expression table:name="FAQ_20" table:base-cell-address="$Acme_Industry_Social_Intranet.$G$27" table:expression="$questions_management.$b$#ref!:$h$#ref!"/>
        <table:named-expression table:name="FAQ_21" table:base-cell-address="$Acme_Industry_Social_Intranet.$G$30" table:expression="$questions_management.$b$#ref!:$h$#ref!"/>
        <table:named-range table:name="FAQ_22" table:base-cell-address="$Product_Welcome_Page.$A$13" table:cell-range-address="$System_Administration.$B$7:.$H$14"/>
        <table:named-range table:name="FAQ_23" table:base-cell-address="$Product_Welcome_Page.$G$72" table:cell-range-address="$System_Administration.$B$49:.$H$100"/>
        <table:named-range table:name="FAQ_24" table:base-cell-address="$System_Administration.$G$55" table:cell-range-address="$Customization.$B$7:.$H$38"/>
        <table:named-range table:name="FAQ_25" table:base-cell-address="$System_Administration.$G$36" table:cell-range-address="$Product_Welcome_Page.$B$7:.$H$30"/>
        <table:named-expression table:name="FAQ_26" table:base-cell-address="$Summary_Report.$G$16" table:expression="$#REF!.$B$13:$H$16"/>
        <table:named-range table:name="FAQ_01_001" table:base-cell-address="$Intergration_Features.$G$14" table:cell-range-address="$Intergration_Features.$B$7:.$H$13"/>
        <table:named-range table:name="FAQ_01_002" table:base-cell-address="$Intergration_Features.$G$16" table:cell-range-address="$Intergration_Features.$B$29:.$H$30"/>
        <table:named-range table:name="FAQ_01_003" table:base-cell-address="$Intergration_Features.$G$18" table:cell-range-address="$Intergration_Features.$B$31:.$H$32"/>
        <table:named-range table:name="FAQ_01_004" table:base-cell-address="$Intergration_Features.$G$20" table:cell-range-address="$Intergration_Features.$B$44:.$H$49"/>
        <table:named-range table:name="FAQ_01_005" table:base-cell-address="$Intergration_Features.$G$22" table:cell-range-address="$Intergration_Features.$B$55:.$H$56"/>
        <table:named-range table:name="FAQ_01_006" table:base-cell-address="$Intergration_Features.$G$24" table:cell-range-address="$Intergration_Features.$B$57:.$H$58"/>
        <table:named-range table:name="FAQ_01_007" table:base-cell-address="$Intergration_Features.$G$27" table:cell-range-address="$Intergration_Features.$B$59:.$H$61"/>
        <table:named-range table:name="FAQ_05_011" table:base-cell-address="$Intergration_Features.$A$36" table:cell-range-address="$Intergration_Features.$B$144:.$H$146"/>
        <table:named-range table:name="FAQ_04_010" table:base-cell-address="$Intergration_Features.$G$33" table:cell-range-address="$Intergration_Features.$B$141:.$H$143"/>
        <table:named-range table:name="FAQ_03_009" table:base-cell-address="$Intergration_Features.$G$31" table:cell-range-address="$Intergration_Features.$B$137:.$H$138"/>
        <table:named-range table:name="FAQ_02_008" table:base-cell-address="$Intergration_Features.$G$28" table:cell-range-address="$Intergration_Features.$B$86:.$H$88"/>
        <table:named-range table:name="FAQ_06_012" table:base-cell-address="$Intergration_Features.$G$39" table:cell-range-address="$Intergration_Features.$B$147:.$H$148"/>
        <table:named-range table:name="FAQ_07_013" table:base-cell-address="$Intergration_Features.$G$42" table:cell-range-address="$Intergration_Features.$B$149:.$H$150"/>
        <table:named-expression table:name="FAQ_07_014" table:base-cell-address="$Intergration_Features.$G$45" table:expression="$category.$b$#ref!:$h$#ref!"/>
        <table:named-range table:name="FAQ_07_015" table:base-cell-address="$Intergration_Features.$G$48" table:cell-range-address="$Intergration_Features.$B$151:.$H$153"/>
        <table:named-range table:name="FAQ_07_016" table:base-cell-address="$Intergration_Features.$G$51" table:cell-range-address="$Intergration_Features.$B$154:.$H$156"/>
        <table:named-range table:name="FAQ_07_017" table:base-cell-address="$Intergration_Features.$G$55" table:cell-range-address="$Intergration_Features.$B$160:.$H$162"/>
        <table:named-range table:name="FAQ_07_018" table:base-cell-address="$Intergration_Features.$G$58" table:cell-range-address="$Intergration_Features.$B$163:.$H$165"/>
        <table:named-range table:name="FAQ_07_019" table:base-cell-address="$Intergration_Features.$G$61" table:cell-range-address="$Intergration_Features.$B$166:.$H$168"/>
        <table:named-range table:name="FAQ_07_020" table:base-cell-address="$Intergration_Features.$G$64" table:cell-range-address="$Intergration_Features.$B$169:.$H$171"/>
        <table:named-range table:name="FAQ_07_021" table:base-cell-address="$Intergration_Features.$G$67" table:cell-range-address="$Intergration_Features.$B$172:.$H$174"/>
        <table:named-range table:name="FAQ_08_022" table:base-cell-address="$Intergration_Features.$G$71" table:cell-range-address="$Intergration_Features.$B$178:.$H$181"/>
        <table:named-range table:name="FAQ_08_023" table:base-cell-address="$Intergration_Features.$G$76" table:cell-range-address="$Intergration_Features.$B$182:.$H$186"/>
        <table:named-range table:name="FAQ_08_024" table:base-cell-address="$Intergration_Features.$G$81" table:cell-range-address="$Intergration_Features.$B$187:.$H$191"/>
        <table:named-range table:name="FAQ_08_025" table:base-cell-address="$Intergration_Features.$G$86" table:cell-range-address="$Intergration_Features.$B$192:.$H$196"/>
        <table:named-expression table:name="FAQ_09_026" table:base-cell-address="$Intergration_Features.$G$90" table:expression="$category.$b$#ref!:$h$#ref!"/>
        <table:named-range table:name="FAQ_09_028" table:base-cell-address="$Intergration_Features.$G$98" table:cell-range-address="$Intergration_Features.$B$203"/>
        <table:named-range table:name="FAQ_09_027" table:base-cell-address="$Intergration_Features.$G$94" table:cell-range-address="$Intergration_Features.$B$197:.$H$200"/>
        <table:named-range table:name="FAQ_10_001" table:base-cell-address="$Acme_Industry_Website.$G$15" table:cell-range-address="$Acme_Industry_Website.$B$7:.$H$9"/>
        <table:named-range table:name="FAQ_10_002" table:base-cell-address="$Acme_Industry_Website.$G$18" table:cell-range-address="$Acme_Industry_Website.$B$16:.$H$18"/>
        <table:named-range table:name="FAQ_10_003" table:base-cell-address="$Acme_Industry_Website.$G$21" table:cell-range-address="$Acme_Industry_Website.$B$19:.$H$21"/>
        <table:named-range table:name="FAQ_10_004" table:base-cell-address="$Acme_Industry_Website.$G$24" table:cell-range-address="$Acme_Industry_Website.$B$22:.$H$24"/>
        <table:named-range table:name="FAQ_10_005" table:base-cell-address="$Acme_Industry_Website.$G$29" table:cell-range-address="$Acme_Industry_Website.$B$25:.$H$29"/>
        <table:named-range table:name="FAQ_10_006" table:base-cell-address="$Acme_Industry_Website.$G$34" table:cell-range-address="$Acme_Industry_Website.$B$30:.$H$34"/>
        <table:named-range table:name="FAQ_10_007" table:base-cell-address="$Acme_Industry_Website.$G$38" table:cell-range-address="$Acme_Industry_Website.$B$35:.$H$38"/>
        <table:named-range table:name="FAQ_11_008" table:base-cell-address="$Acme_Industry_Website.$G$43" table:cell-range-address="$Acme_Industry_Website.$B$39:.$H$43"/>
        <table:named-range table:name="FAQ_11_010" table:base-cell-address="$Acme_Industry_Website.$G$46" table:cell-range-address="$Acme_Industry_Website.$B$44:.$H$46"/>
        <table:named-range table:name="FAQ_11_009" table:base-cell-address="$Acme_Industry_Website.$G$43" table:cell-range-address="$Acme_Industry_Website.$B$41:.$H$43"/>
        <table:named-range table:name="FAQ_11_011" table:base-cell-address="$Acme_Industry_Website.$G$49" table:cell-range-address="$Acme_Industry_Website.$B$47:.$H$49"/>
        <table:named-range table:name="FAQ_12_012" table:base-cell-address="$Acme_Industry_Website.$G$52" table:cell-range-address="$Acme_Industry_Website.$B$50:.$H$52"/>
        <table:named-range table:name="FAQ_13_013" table:base-cell-address="$Acme_Industry_Website.$G$55" table:cell-range-address="$Acme_Industry_Website.$B$98:.$H$100"/>
        <table:named-range table:name="FAQ_13_014" table:base-cell-address="$Acme_Industry_Website.$G$58" table:cell-range-address="$Acme_Industry_Website.$B$101:.$H$103"/>
        <table:named-range table:name="FAQ_13_015" table:base-cell-address="$Acme_Industry_Website.$G$61" table:cell-range-address="$Acme_Industry_Website.$B$104:.$H$106"/>
        <table:named-range table:name="FAQ_13_016" table:base-cell-address="$Acme_Industry_Website.$G$64" table:cell-range-address="$Acme_Industry_Website.$B$107:.$H$109"/>
        <table:named-range table:name="FAQ_13_017" table:base-cell-address="$Acme_Industry_Website.$G$67" table:cell-range-address="$Acme_Industry_Website.$B$110:.$H$112"/>
        <table:named-range table:name="FAQ_13_018" table:base-cell-address="$Acme_Industry_Website.$G$70" table:cell-range-address="$Acme_Industry_Website.$B$113:.$H$115"/>
        <table:named-expression table:name="FAQ_13_019" table:base-cell-address="$Acme_Industry_Website.$G$75" table:expression="$question.$a$#ref!:$g$#ref!"/>
        <table:named-expression table:name="FAQ_13_020" table:base-cell-address="$Acme_Industry_Website.$G$79" table:expression="$question.$a$#ref!:$g$#ref!"/>
        <table:named-range table:name="FAQ_13_021" table:base-cell-address="$Acme_Industry_Website.$G$84" table:cell-range-address="$Acme_Industry_Website.$B$116:.$H$120"/>
        <table:named-range table:name="FAQ_13_022" table:base-cell-address="$Acme_Industry_Website.$G$86" table:cell-range-address="$Acme_Industry_Website.$B$121:.$H$122"/>
        <table:named-range table:name="FAQ_13_023" table:base-cell-address="$Acme_Industry_Website.$G$90" table:cell-range-address="$Acme_Industry_Website.$B$123:.$H$126"/>
        <table:named-range table:name="FAQ_13_024" table:base-cell-address="$Acme_Industry_Website.$G$92" table:cell-range-address="$Acme_Industry_Website.$B$127:.$H$128"/>
        <table:named-range table:name="FAQ_13_025" table:base-cell-address="$Acme_Industry_Website.$G$96" table:cell-range-address="$Acme_Industry_Website.$B$129:.$H$132"/>
        <table:named-range table:name="FAQ_13_026" table:base-cell-address="$Acme_Industry_Website.$G$100" table:cell-range-address="$Acme_Industry_Website.$B$133:.$H$136"/>
        <table:named-range table:name="FAQ_13_028" table:base-cell-address="$Acme_Industry_Website.$G$108" table:cell-range-address="$Acme_Industry_Website.$B$144:.$H$1182"/>
        <table:named-range table:name="FAQ_13_027" table:base-cell-address="$Acme_Industry_Website.$G$101" table:cell-range-address="$Acme_Industry_Website.$B$137:.$H$140"/>
        <table:named-range table:name="FAQ_13_029" table:base-cell-address="$Acme_Industry_Website.$G$112" table:cell-range-address="$Acme_Industry_Website.$B$145:.$H$148"/>
        <table:named-range table:name="FAQ_13_030" table:base-cell-address="$Acme_Industry_Website.$G$117" table:cell-range-address="$Acme_Industry_Website.$B$149:.$H$153"/>
        <table:named-range table:name="FAQ_13_031" table:base-cell-address="$Acme_Industry_Website.$G$122" table:cell-range-address="$Acme_Industry_Website.$B$154:.$H$158"/>
        <table:named-range table:name="FAQ_13_032" table:base-cell-address="$Acme_Industry_Website.$G$127" table:cell-range-address="$Acme_Industry_Website.$B$159:.$H$163"/>
        <table:named-range table:name="FAQ_15_034" table:base-cell-address="$Acme_Industry_Website.$G$133" table:cell-range-address="$Acme_Industry_Website.$B$201:.$H$203"/>
        <table:named-range table:name="FAQ_15_035" table:base-cell-address="$Acme_Industry_Website.$G$136" table:cell-range-address="$Acme_Industry_Website.$B$205:.$H$207"/>
        <table:named-range table:name="FAQ_15_036" table:base-cell-address="$Acme_Industry_Website.$G$139" table:cell-range-address="$Acme_Industry_Website.$B$208:.$H$210"/>
        <table:named-range table:name="FAQ_15_037" table:base-cell-address="$Acme_Industry_Website.$G$142" table:cell-range-address="$Acme_Industry_Website.$B$211:.$H$213"/>
        <table:named-range table:name="FAQ_16_038" table:base-cell-address="$Acme_Industry_Website.$G$147" table:cell-range-address="$Acme_Industry_Website.$B$240:.$H$244"/>
        <table:named-range table:name="FAQ_17_039" table:base-cell-address="$Acme_Industry_Website.$G$149" table:cell-range-address="$Acme_Industry_Website.$B$245:.$H$246"/>
        <table:named-range table:name="FAQ_18_001" table:base-cell-address="$Acme_Industry_Social_Intranet.$G$15" table:cell-range-address="$Acme_Industry_Social_Intranet.$B$7:.$H$9"/>
        <table:named-range table:name="FAQ_18_002" table:base-cell-address="$Acme_Industry_Social_Intranet.$G$18" table:cell-range-address="$Acme_Industry_Social_Intranet.$B$10:.$H$12"/>
        <table:named-range table:name="FAQ_19_003" table:base-cell-address="$Acme_Industry_Social_Intranet.$G$22" table:cell-range-address="$Acme_Industry_Social_Intranet.$B$13:.$H$16"/>
        <table:named-range table:name="FAQ_19_004" table:base-cell-address="$Acme_Industry_Social_Intranet.$G$26" table:cell-range-address="$Acme_Industry_Social_Intranet.$B$17:.$H$20"/>
        <table:named-range table:name="FAQ_19_005" table:base-cell-address="$Acme_Industry_Social_Intranet.$G$30" table:cell-range-address="$Acme_Industry_Social_Intranet.$B$21:.$H$24"/>
        <table:named-expression table:name="FAQ_21_007" table:base-cell-address="$Acme_Industry_Social_Intranet.$G$38" table:expression="$questions_management.$b$#ref!:$h$#ref!"/>
        <table:named-expression table:name="FAQ_20_006" table:base-cell-address="$Acme_Industry_Social_Intranet.$G$35" table:expression="$questions_management.$b$#ref!:$h$#ref!"/>
        <table:named-range table:name="FAQ_22_001" table:base-cell-address="$Product_Welcome_Page.$G$14" table:cell-range-address="$System_Administration.$B$7:.$H$8"/>
        <table:named-range table:name="FAQ_22_002" table:base-cell-address="$Product_Welcome_Page.$G$16" table:cell-range-address="$System_Administration.$B$9:.$H$10"/>
        <table:named-range table:name="FAQ_22_003" table:base-cell-address="$Product_Welcome_Page.$G$18" table:cell-range-address="$System_Administration.$B$11:.$H$12"/>
        <table:named-range table:name="FAQ_22_004" table:base-cell-address="$Product_Welcome_Page.$G$20" table:cell-range-address="$System_Administration.$B$13:.$H$14"/>
        <table:named-range table:name="FAQ_23_005" table:base-cell-address="$Product_Welcome_Page.$G$22" table:cell-range-address="$System_Administration.$B$49:.$H$50"/>
        <table:named-range table:name="FAQ_23_006" table:base-cell-address="$Product_Welcome_Page.$G$24" table:cell-range-address="$System_Administration.$B$51:.$H$52"/>
        <table:named-range table:name="FAQ_23_007" table:base-cell-address="$Product_Welcome_Page.$G$26" table:cell-range-address="$System_Administration.$B$53:.$H$54"/>
        <table:named-range table:name="FAQ_23_008" table:base-cell-address="$Product_Welcome_Page.$G$28" table:cell-range-address="$System_Administration.$B$55:.$H$56"/>
        <table:named-range table:name="FAQ_23_009" table:base-cell-address="$Product_Welcome_Page.$G$30" table:cell-range-address="$System_Administration.$B$57:.$H$58"/>
        <table:named-range table:name="FAQ_23_010" table:base-cell-address="$Product_Welcome_Page.$G$32" table:cell-range-address="$System_Administration.$B$59:.$H$60"/>
        <table:named-range table:name="FAQ_23_011" table:base-cell-address="$Product_Welcome_Page.$G$34" table:cell-range-address="$System_Administration.$B$61:.$H$62"/>
        <table:named-range table:name="FAQ_23_012" table:base-cell-address="$Product_Welcome_Page.$G$36" table:cell-range-address="$System_Administration.$B$63:.$H$64"/>
        <table:named-range table:name="FAQ_23_013" table:base-cell-address="$Product_Welcome_Page.$G$38" table:cell-range-address="$System_Administration.$B$65:.$H$66"/>
        <table:named-range table:name="FAQ_23_014" table:base-cell-address="$Product_Welcome_Page.$G$40" table:cell-range-address="$System_Administration.$B$67:.$H$68"/>
        <table:named-range table:name="FAQ_23_015" table:base-cell-address="$Product_Welcome_Page.$G$42" table:cell-range-address="$System_Administration.$B$69:.$H$70"/>
        <table:named-range table:name="FAQ_23_016" table:base-cell-address="$Product_Welcome_Page.$G$44" table:cell-range-address="$System_Administration.$B$71:.$H$72"/>
        <table:named-range table:name="FAQ_23_017" table:base-cell-address="$Product_Welcome_Page.$G$46" table:cell-range-address="$System_Administration.$B$73:.$H$74"/>
        <table:named-range table:name="FAQ_23_018" table:base-cell-address="$Product_Welcome_Page.$G$48" table:cell-range-address="$System_Administration.$B$75:.$H$76"/>
        <table:named-range table:name="FAQ_23_019" table:base-cell-address="$Product_Welcome_Page.$G$50" table:cell-range-address="$System_Administration.$B$77:.$H$78"/>
        <table:named-range table:name="FAQ_23_020" table:base-cell-address="$Product_Welcome_Page.$G$52" table:cell-range-address="$System_Administration.$B$79:.$H$80"/>
        <table:named-range table:name="FAQ_23_021" table:base-cell-address="$Product_Welcome_Page.$G$54" table:cell-range-address="$System_Administration.$B$81:.$H$82"/>
        <table:named-range table:name="FAQ_23_022" table:base-cell-address="$Product_Welcome_Page.$G$56" table:cell-range-address="$System_Administration.$B$83:.$H$84"/>
        <table:named-range table:name="FAQ_23_023" table:base-cell-address="$Product_Welcome_Page.$G$58" table:cell-range-address="$System_Administration.$B$85:.$H$86"/>
        <table:named-range table:name="FAQ_23_024" table:base-cell-address="$Product_Welcome_Page.$G$60" table:cell-range-address="$System_Administration.$B$87:.$H$88"/>
        <table:named-range table:name="FAQ_23_025" table:base-cell-address="$Product_Welcome_Page.$G$62" table:cell-range-address="$System_Administration.$B$89:.$H$90"/>
        <table:named-range table:name="FAQ_23_026" table:base-cell-address="$Product_Welcome_Page.$G$64" table:cell-range-address="$System_Administration.$B$91:.$H$92"/>
        <table:named-range table:name="FAQ_23_027" table:base-cell-address="$Product_Welcome_Page.$G$66" table:cell-range-address="$System_Administration.$B$93:.$H$94"/>
        <table:named-range table:name="FAQ_23_028" table:base-cell-address="$Product_Welcome_Page.$G$68" table:cell-range-address="$System_Administration.$B$95:.$H$96"/>
        <table:named-range table:name="FAQ_23_029" table:base-cell-address="$Product_Welcome_Page.$G$70" table:cell-range-address="$System_Administration.$B$97:.$H$98"/>
        <table:named-range table:name="FAQ_23_030" table:base-cell-address="$Product_Welcome_Page.$G$72" table:cell-range-address="$System_Administration.$B$99:.$H$100"/>
        <table:named-range table:name="FAQ_24_001" table:base-cell-address="$System_Administration.$G$15" table:cell-range-address="$Customization.$B$7:.$H$9"/>
        <table:named-range table:name="FAQ_24_002" table:base-cell-address="$System_Administration.$G$18" table:cell-range-address="$Customization.$B$10:.$H$12"/>
        <table:named-range table:name="FAQ_24_003" table:base-cell-address="$System_Administration.$A$21" table:cell-range-address="$Customization.$B$13:.$IM$15"/>
        <table:named-range table:name="FAQ_24_004" table:base-cell-address="$System_Administration.$G$25" table:cell-range-address="$Customization.$B$16:.$H$18"/>
        <table:named-range table:name="FAQ_24_005" table:base-cell-address="$System_Administration.$G$28" table:cell-range-address="$Customization.$B$29:.$H$31"/>
        <table:named-range table:name="FAQ_24_006" table:base-cell-address="$System_Administration.$G$31" table:cell-range-address="$Customization.$B$32:.$H$34"/>
        <table:named-range table:name="FAQ_24_007" table:base-cell-address="$System_Administration.$G$34" table:cell-range-address="$Customization.$B$35:.$H$37"/>
        <table:named-range table:name="FAQ_24_008" table:base-cell-address="$System_Administration.$G$37" table:cell-range-address="$Customization.$B$38:.$H$38"/>
        <table:named-expression table:name="FAQ_24_009" table:base-cell-address="$System_Administration.$G$40" table:expression="$user_settings.$b$#ref!:$h$#ref!"/>
        <table:named-range table:name="FAQ_25_001" table:base-cell-address="$Customization.$G$18" table:cell-range-address="$Product_Welcome_Page.$B$7:.$H$12"/>
        <table:named-range table:name="FAQ_25_002" table:base-cell-address="$Customization.$G$24" table:cell-range-address="$Product_Welcome_Page.$B$13:.$H$18"/>
        <table:named-range table:name="FAQ_25_003" table:base-cell-address="$Customization.$G$30" table:cell-range-address="$Product_Welcome_Page.$B$19:.$H$24"/>
        <table:named-range table:name="FAQ_25_004" table:base-cell-address="$Customization.$G$36" table:cell-range-address="$Product_Welcome_Page.$B$25:.$H$30"/>
        <table:named-range table:name="FAQ_14_033" table:base-cell-address="$Acme_Industry_Website.$G$130" table:cell-range-address="$Acme_Industry_Website.$B$197:.$H$199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Acme_Industry_Website.$G$153" table:cell-range-address="$Acme_Industry_Website.$B$164:.$H$166"/>
        <table:named-range table:name="FAQ_13_041" table:base-cell-address="$Acme_Industry_Website.$G$159" table:cell-range-address="$Acme_Industry_Website.$B$182:.$H$187"/>
        <table:named-range table:name="FAQ_13_042" table:base-cell-address="$Acme_Industry_Website.$G$165" table:cell-range-address="$Acme_Industry_Website.$B$188:.$H$193"/>
        <table:named-range table:name="FAQ_13_043" table:base-cell-address="$Acme_Industry_Website.$G$168" table:cell-range-address="$Acme_Industry_Website.$B$194:.$H$196"/>
        <table:named-range table:name="FAQ_09_28" table:base-cell-address="$Intergration_Features.$G$98" table:cell-range-address="$Intergration_Features.$B$201:.$H$204"/>
        <table:named-range table:name="FAQ_01_029" table:base-cell-address="$Intergration_Features.$G$102" table:cell-range-address="$Intergration_Features.$B$205:.$H$208"/>
        <table:named-range table:name="FAQ_01_030" table:base-cell-address="$Intergration_Features.$G$106" table:cell-range-address="$Intergration_Features.$B$209:.$H$212"/>
        <table:named-range table:name="FAQ_01_031" table:base-cell-address="$Intergration_Features.$G$109" table:cell-range-address="$Intergration_Features.$B$213:.$H$215"/>
        <table:named-range table:name="FAQ_01_032" table:base-cell-address="$Intergration_Features.$G$112" table:cell-range-address="$Intergration_Features.$C$216:.$H$218"/>
        <table:named-range table:name="FAQ_01_32" table:base-cell-address="$Intergration_Features.$G$112" table:cell-range-address="$Intergration_Features.$B$216:.$H$218"/>
        <table:named-range table:name="FAQ_34_013" table:base-cell-address="$Cover.$G$65" table:cell-range-address="$Acme_Industry_Website.$B$278:$Acme_Industry_Website.$H$280"/>
        <table:named-range table:name="FAQ_13_012" table:base-cell-address="$Cover.$G$62" table:cell-range-address="$Acme_Industry_Website.$B$274:$Acme_Industry_Website.$H$277"/>
        <table:named-range table:name="FAQ_33_012" table:base-cell-address="$Cover.$G$62" table:cell-range-address="$Acme_Industry_Website.$B$274:$Acme_Industry_Website.$H$277"/>
        <table:named-range table:name="FAQ_33_011" table:base-cell-address="$Cover.$G$58" table:cell-range-address="$Acme_Industry_Website.$B$253:$Acme_Industry_Website.$H$256"/>
        <table:named-range table:name="FAQ_33_010" table:base-cell-address="$Cover.$G$54" table:cell-range-address="$Acme_Industry_Website.$B$253:$Acme_Industry_Website.$H$256"/>
        <table:named-range table:name="FAQ_33_009" table:base-cell-address="$Cover.$G$50" table:cell-range-address="$Acme_Industry_Website.$B$250:$Acme_Industry_Website.$H$252"/>
        <table:named-range table:name="FAQ_33_008" table:base-cell-address="$Cover.$G$47" table:cell-range-address="$Acme_Industry_Website.$B$247:$Acme_Industry_Website.$H$249"/>
        <table:named-expression table:name="FAQ_33_007" table:base-cell-address="$Cover.$G$44" table:expression="$#REF!.$B$#REF!:$H$#REF!"/>
        <table:named-range table:name="FAQ_34" table:base-cell-address="$Cover.$G$65" table:cell-range-address="$Acme_Industry_Website.$B$278:$Acme_Industry_Website.$H$280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Acme_Industry_Website.$B$263:$Acme_Industry_Website.$H$266"/>
        <table:named-range table:name="FAQ_33" table:base-cell-address="$Cover.$G$62" table:cell-range-address="$Acme_Industry_Website.$B$247:$Acme_Industry_Website.$H$277"/>
        <table:named-expression table:name="FAQ_24_010" table:base-cell-address="$System_Administration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rgration_Features.$G$117" table:cell-range-address="$Intergration_Features.$B$219:.$H$220"/>
        <table:named-range table:name="FAQ_01_034" table:base-cell-address="$Intergration_Features.$G$117" table:cell-range-address="$Intergration_Features.$B$221:.$H$222"/>
        <table:named-expression table:name="FAQ_24_011" table:base-cell-address="$System_Administration.$G$46" table:expression="$user_settings.$b$#ref!:$h$#ref!"/>
        <table:named-expression table:name="FAQ_24_12" table:base-cell-address="$System_Administration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Acme_Industry_Website.$B$281:$Acme_Industry_Website.$H$283"/>
        <table:named-expression table:name="FAQ_24_013" table:base-cell-address="$System_Administration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Acme_Industry_Website.$B$281:$Acme_Industry_Website.$H$286"/>
        <table:named-range table:name="FAQ_37" table:base-cell-address="$Cover.$A$107" table:cell-range-address="$Acme_Industry_Website.$B$281:$Acme_Industry_Website.$H$286"/>
        <table:named-range table:name="FAQ_38" table:base-cell-address="$Cover.$G$119" table:cell-range-address="$Acme_Industry_Website.$B$289:$Acme_Industry_Website.$H$293"/>
        <table:named-range table:name="FAQ_39" table:base-cell-address="$Cover.$G$126" table:cell-range-address="$Acme_Industry_Website.$B$294:$Acme_Industry_Website.$H$300"/>
        <table:named-range table:name="FAQ_40" table:base-cell-address="$Cover.$G$131" table:cell-range-address="$Acme_Industry_Website.$B$301:$Acme_Industry_Website.$H$305"/>
        <table:named-range table:name="FAQ_38_026" table:base-cell-address="$Cover.$G$119" table:cell-range-address="$Acme_Industry_Website.$B$289:$Acme_Industry_Website.$H$293"/>
        <table:named-range table:name="FAQ_40_028" table:base-cell-address="$Cover.$G$131" table:cell-range-address="$Acme_Industry_Website.$B$301:$Acme_Industry_Website.$H$305"/>
        <table:named-expression table:name="FAQ_24_014" table:base-cell-address="$System_Administration.$G$55" table:expression="$user_settings.$b$#ref!:$h$#ref!"/>
        <table:named-expression table:name="FAQ_26_015" table:base-cell-address="$System_Administration.$G$58" table:expression="$user_settings.$b$#ref!:$h$#ref!"/>
        <table:named-expression table:name="FAQ_24_015" table:base-cell-address="$System_Administration.$G$58" table:expression="$user_settings.$b$#ref!:$h$#ref!"/>
        <table:named-expression table:name="FAQ_24_016" table:base-cell-address="$System_Administration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rgration_Features.$H$48" table:cell-range-address="$Intergration_Features.$E$44:.$H$48"/>
        <table:named-range table:name="INT_KS_FOR_01" table:base-cell-address="$Intergration_Features.$H$59" table:cell-range-address="$Intergration_Features.$E$56:.$H$59"/>
      </table:named-expressions>
      <table:database-ranges>
        <table:database-range table:target-range-address="Intergration_Features.A1:Intergration_Features.AMJ6553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2">08/12/2010</text:date>, <text:time>17:3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0-08-12T17:35:44</dc:date>
    <meta:editing-cycles>448</meta:editing-cycles>
    <meta:editing-duration>PT255H40M44S</meta:editing-duration>
    <dc:creator>minh nguyen</dc:creator>
    <meta:document-statistic meta:table-count="9" meta:cell-count="784" meta:object-count="1"/>
    <meta:user-defined meta:name="Info 1"/>
    <meta:user-defined meta:name="Info 2"/>
    <meta:user-defined meta:name="Info 3"/>
    <meta:user-defined meta:name="Info 4"/>
  </office:meta>
</office:document-meta>
</file>